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format="A" text:start-value="4" style:num-prefix="(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">
      <text:list-level-style-number text:level="1" text:style-name="Numbering_20_Symbols" style:num-format="A" text:start-value="4" style:num-prefix="(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number text:level="1" text:style-name="Numbering_20_Symbols" style:num-format="A" text:start-value="4" style:num-prefix="(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number text:level="1" text:style-name="Numbering_20_Symbols" style:num-format="A" text:start-value="4" style:num-prefix="(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number text:level="1" text:style-name="Numbering_20_Symbols" style:num-format="A" text:start-value="4" style:num-prefix="(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">
      <text:list-level-style-number text:level="1" text:style-name="Numbering_20_Symbols" style:num-format="A" text:start-value="4" style:num-prefix="(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number text:level="1" text:style-name="Numbering_20_Symbols" style:num-format="A" text:start-value="4" style:num-prefix="(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">
      <text:list-level-style-number text:level="1" text:style-name="Numbering_20_Symbols" style:num-format="A" text:start-value="4" style:num-prefix="(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</style:style>
    <style:style style:name="P13" style:family="paragraph" style:parent-style-name="Text_20_body" style:list-style-name="L11">
      <style:paragraph-properties fo:margin-top="0in" fo:margin-bottom="0in"/>
    </style:style>
    <style:style style:name="P14" style:family="paragraph" style:parent-style-name="Text_20_body" style:list-style-name="L12">
      <style:paragraph-properties fo:margin-top="0in" fo:margin-bottom="0in"/>
    </style:style>
    <style:style style:name="P15" style:family="paragraph" style:parent-style-name="Text_20_body" style:list-style-name="L13">
      <style:paragraph-properties fo:margin-top="0in" fo:margin-bottom="0in"/>
    </style:style>
    <style:style style:name="P16" style:family="paragraph" style:parent-style-name="Text_20_body" style:list-style-name="L14">
      <style:paragraph-properties fo:margin-top="0in" fo:margin-bottom="0in"/>
    </style:style>
    <style:style style:name="P17" style:family="paragraph" style:parent-style-name="Table_20_Heading">
      <style:paragraph-properties fo:text-align="end" style:justify-single-word="false"/>
    </style:style>
    <style:style style:name="P18" style:family="paragraph" style:parent-style-name="Table_20_Heading">
      <style:paragraph-properties fo:text-align="end" style:justify-single-word="false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able_20_Heading">
      <style:paragraph-properties fo:text-align="end" style:justify-single-word="false"/>
    </style:style>
    <style:style style:name="P24" style:family="paragraph" style:parent-style-name="Table_20_Heading">
      <style:paragraph-properties fo:text-align="end" style:justify-single-word="false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end" style:justify-single-word="false"/>
    </style:style>
    <style:style style:name="P27" style:family="paragraph" style:parent-style-name="Preformatted_20_Text">
    </style:style>
    <style:style style:name="P28" style:family="paragraph" style:parent-style-name="Text_20_body" style:list-style-name="L15">
      <style:paragraph-properties fo:margin-top="0in" fo:margin-bottom="0in"/>
    </style:style>
    <style:style style:name="P29" style:family="paragraph" style:parent-style-name="Text_20_body" style:list-style-name="L16">
      <style:paragraph-properties fo:margin-top="0in" fo:margin-bottom="0in"/>
    </style:style>
    <style:style style:name="P30" style:family="paragraph" style:parent-style-name="Table_20_Heading">
      <style:paragraph-properties fo:text-align="end" style:justify-single-word="false"/>
    </style:style>
    <style:style style:name="P31" style:family="paragraph" style:parent-style-name="Table_20_Heading">
      <style:paragraph-properties fo:text-align="end" style:justify-single-word="false"/>
    </style:style>
    <style:style style:name="P32" style:family="paragraph" style:parent-style-name="Table_20_Contents">
      <style:paragraph-properties fo:text-align="end" style:justify-single-word="false"/>
    </style:style>
    <style:style style:name="P33" style:family="paragraph" style:parent-style-name="Table_20_Contents">
      <style:paragraph-properties fo:text-align="end" style:justify-single-word="false"/>
    </style:style>
    <style:style style:name="P34" style:family="paragraph" style:parent-style-name="Preformatted_20_Text">
    </style:style>
    <style:style style:name="P35" style:family="paragraph" style:parent-style-name="Text_20_body" style:list-style-name="L17">
      <style:paragraph-properties fo:margin-top="0in" fo:margin-bottom="0in"/>
    </style:style>
    <style:style style:name="P36" style:family="paragraph" style:parent-style-name="Text_20_body" style:list-style-name="L18">
      <style:paragraph-properties fo:margin-top="0in" fo:margin-bottom="0in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end" style:justify-single-word="false"/>
    </style:style>
    <style:style style:name="P39" style:family="paragraph" style:parent-style-name="Table_20_Contents">
      <style:paragraph-properties fo:text-align="end" style:justify-single-word="false"/>
    </style:style>
    <style:style style:name="P40" style:family="paragraph" style:parent-style-name="Table_20_Contents">
      <style:paragraph-properties fo:text-align="end" style:justify-single-word="false"/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19">
      <style:paragraph-properties fo:margin-top="0in" fo:margin-bottom="0in"/>
    </style:style>
    <style:style style:name="P44" style:family="paragraph" style:parent-style-name="Text_20_body" style:list-style-name="L20">
      <style:paragraph-properties fo:margin-top="0in" fo:margin-bottom="0in"/>
    </style:style>
    <style:style style:name="P45" style:family="paragraph" style:parent-style-name="Table_20_Heading">
      <style:paragraph-properties fo:text-align="end" style:justify-single-word="false"/>
    </style:style>
    <style:style style:name="P46" style:family="paragraph" style:parent-style-name="Table_20_Heading">
      <style:paragraph-properties fo:text-align="end" style:justify-single-word="false"/>
    </style:style>
    <style:style style:name="P47" style:family="paragraph" style:parent-style-name="Table_20_Contents">
      <style:paragraph-properties fo:text-align="end" style:justify-single-word="false"/>
    </style:style>
    <style:style style:name="P48" style:family="paragraph" style:parent-style-name="Table_20_Contents">
      <style:paragraph-properties fo:text-align="end" style:justify-single-word="false"/>
    </style:style>
    <style:style style:name="P49" style:family="paragraph" style:parent-style-name="Preformatted_20_Text">
    </style:style>
    <style:style style:name="P50" style:family="paragraph" style:parent-style-name="Table_20_Heading">
      <style:paragraph-properties fo:text-align="end" style:justify-single-word="false"/>
    </style:style>
    <style:style style:name="P51" style:family="paragraph" style:parent-style-name="Table_20_Heading">
      <style:paragraph-properties fo:text-align="end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end" style:justify-single-word="false"/>
    </style:style>
    <style:style style:name="P54" style:family="paragraph" style:parent-style-name="Preformatted_20_Text">
    </style:style>
    <style:style style:name="P55" style:family="paragraph" style:parent-style-name="Table_20_Heading">
      <style:paragraph-properties fo:text-align="end" style:justify-single-word="false"/>
    </style:style>
    <style:style style:name="P56" style:family="paragraph" style:parent-style-name="Table_20_Heading">
      <style:paragraph-properties fo:text-align="end" style:justify-single-word="false"/>
    </style:style>
    <style:style style:name="P57" style:family="paragraph" style:parent-style-name="Table_20_Contents">
      <style:paragraph-properties fo:text-align="end" style:justify-single-word="false"/>
    </style:style>
    <style:style style:name="P58" style:family="paragraph" style:parent-style-name="Table_20_Contents">
      <style:paragraph-properties fo:text-align="end" style:justify-single-word="false"/>
    </style:style>
    <style:style style:name="P59" style:family="paragraph" style:parent-style-name="Preformatted_20_Text">
    </style:style>
    <style:style style:name="P60" style:family="paragraph" style:parent-style-name="Table_20_Heading">
      <style:paragraph-properties fo:text-align="end" style:justify-single-word="false"/>
    </style:style>
    <style:style style:name="P61" style:family="paragraph" style:parent-style-name="Table_20_Heading">
      <style:paragraph-properties fo:text-align="end" style:justify-single-word="false"/>
    </style:style>
    <style:style style:name="P62" style:family="paragraph" style:parent-style-name="Table_20_Contents">
      <style:paragraph-properties fo:text-align="end" style:justify-single-word="false"/>
    </style:style>
    <style:style style:name="P63" style:family="paragraph" style:parent-style-name="Table_20_Contents">
      <style:paragraph-properties fo:text-align="end" style:justify-single-word="false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able_20_Heading">
      <style:paragraph-properties fo:text-align="end" style:justify-single-word="false"/>
    </style:style>
    <style:style style:name="P67" style:family="paragraph" style:parent-style-name="Table_20_Heading">
      <style:paragraph-properties fo:text-align="end" style:justify-single-word="false"/>
    </style:style>
    <style:style style:name="P68" style:family="paragraph" style:parent-style-name="Table_20_Contents">
      <style:paragraph-properties fo:text-align="end" style:justify-single-word="false"/>
    </style:style>
    <style:style style:name="P69" style:family="paragraph" style:parent-style-name="Table_20_Contents">
      <style:paragraph-properties fo:text-align="end" style:justify-single-word="false"/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able_20_Heading">
      <style:paragraph-properties fo:text-align="end" style:justify-single-word="false"/>
    </style:style>
    <style:style style:name="P73" style:family="paragraph" style:parent-style-name="Table_20_Heading">
      <style:paragraph-properties fo:text-align="end" style:justify-single-word="false"/>
    </style:style>
    <style:style style:name="P74" style:family="paragraph" style:parent-style-name="Table_20_Contents">
      <style:paragraph-properties fo:text-align="end" style:justify-single-word="false"/>
    </style:style>
    <style:style style:name="P75" style:family="paragraph" style:parent-style-name="Table_20_Contents">
      <style:paragraph-properties fo:text-align="end" style:justify-single-word="false"/>
    </style:style>
    <style:style style:name="P76" style:family="paragraph" style:parent-style-name="Preformatted_20_Text">
    </style:style>
    <style:style style:name="P77" style:family="paragraph" style:parent-style-name="Table_20_Heading">
      <style:paragraph-properties fo:text-align="end" style:justify-single-word="false"/>
    </style:style>
    <style:style style:name="P78" style:family="paragraph" style:parent-style-name="Table_20_Heading">
      <style:paragraph-properties fo:text-align="end" style:justify-single-word="false"/>
    </style:style>
    <style:style style:name="P79" style:family="paragraph" style:parent-style-name="Table_20_Contents">
      <style:paragraph-properties fo:text-align="end" style:justify-single-word="false"/>
    </style:style>
    <style:style style:name="P80" style:family="paragraph" style:parent-style-name="Table_20_Contents">
      <style:paragraph-properties fo:text-align="end" style:justify-single-word="false"/>
    </style:style>
    <style:style style:name="P81" style:family="paragraph" style:parent-style-name="Preformatted_20_Text">
    </style:style>
    <style:style style:name="P82" style:family="paragraph" style:parent-style-name="Table_20_Heading">
      <style:paragraph-properties fo:text-align="end" style:justify-single-word="false"/>
    </style:style>
    <style:style style:name="P83" style:family="paragraph" style:parent-style-name="Table_20_Heading">
      <style:paragraph-properties fo:text-align="end" style:justify-single-word="false"/>
    </style:style>
    <style:style style:name="P84" style:family="paragraph" style:parent-style-name="Table_20_Contents">
      <style:paragraph-properties fo:text-align="end" style:justify-single-word="false"/>
    </style:style>
    <style:style style:name="P85" style:family="paragraph" style:parent-style-name="Table_20_Contents">
      <style:paragraph-properties fo:text-align="end" style:justify-single-word="false"/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Table_20_Heading">
      <style:paragraph-properties fo:text-align="end" style:justify-single-word="false"/>
    </style:style>
    <style:style style:name="P89" style:family="paragraph" style:parent-style-name="Table_20_Heading">
      <style:paragraph-properties fo:text-align="end" style:justify-single-word="false"/>
    </style:style>
    <style:style style:name="P90" style:family="paragraph" style:parent-style-name="Table_20_Contents">
      <style:paragraph-properties fo:text-align="end" style:justify-single-word="false"/>
    </style:style>
    <style:style style:name="P91" style:family="paragraph" style:parent-style-name="Table_20_Contents">
      <style:paragraph-properties fo:text-align="end" style:justify-single-word="false"/>
    </style:style>
    <style:style style:name="P92" style:family="paragraph" style:parent-style-name="Preformatted_20_Text">
    </style:style>
    <style:style style:name="P93" style:family="paragraph" style:parent-style-name="Table_20_Heading">
      <style:paragraph-properties fo:text-align="end" style:justify-single-word="false"/>
    </style:style>
    <style:style style:name="P94" style:family="paragraph" style:parent-style-name="Table_20_Heading">
      <style:paragraph-properties fo:text-align="end" style:justify-single-word="false"/>
    </style:style>
    <style:style style:name="P95" style:family="paragraph" style:parent-style-name="Table_20_Contents">
      <style:paragraph-properties fo:text-align="end" style:justify-single-word="false"/>
    </style:style>
    <style:style style:name="P96" style:family="paragraph" style:parent-style-name="Table_20_Contents">
      <style:paragraph-properties fo:text-align="end" style:justify-single-word="false"/>
    </style:style>
    <style:style style:name="P97" style:family="paragraph" style:parent-style-name="Preformatted_20_Text">
    </style:style>
    <style:style style:name="P98" style:family="paragraph" style:parent-style-name="Table_20_Heading">
      <style:paragraph-properties fo:text-align="end" style:justify-single-word="false"/>
    </style:style>
    <style:style style:name="P99" style:family="paragraph" style:parent-style-name="Table_20_Heading">
      <style:paragraph-properties fo:text-align="end" style:justify-single-word="false"/>
    </style:style>
    <style:style style:name="P100" style:family="paragraph" style:parent-style-name="Table_20_Contents">
      <style:paragraph-properties fo:text-align="end" style:justify-single-word="false"/>
    </style:style>
    <style:style style:name="P101" style:family="paragraph" style:parent-style-name="Table_20_Contents">
      <style:paragraph-properties fo:text-align="end" style:justify-single-word="false"/>
    </style:style>
    <style:style style:name="P102" style:family="paragraph" style:parent-style-name="Preformatted_20_Text">
    </style:style>
    <style:style style:name="P103" style:family="paragraph" style:parent-style-name="Table_20_Heading">
      <style:paragraph-properties fo:text-align="end" style:justify-single-word="false"/>
    </style:style>
    <style:style style:name="P104" style:family="paragraph" style:parent-style-name="Table_20_Heading">
      <style:paragraph-properties fo:text-align="end" style:justify-single-word="false"/>
    </style:style>
    <style:style style:name="P105" style:family="paragraph" style:parent-style-name="Table_20_Contents">
      <style:paragraph-properties fo:text-align="end" style:justify-single-word="false"/>
    </style:style>
    <style:style style:name="P106" style:family="paragraph" style:parent-style-name="Table_20_Contents">
      <style:paragraph-properties fo:text-align="end" style:justify-single-word="false"/>
    </style:style>
    <style:style style:name="P107" style:family="paragraph" style:parent-style-name="Preformatted_20_Text">
    </style:style>
    <style:style style:name="P108" style:family="paragraph" style:parent-style-name="Table_20_Heading">
      <style:paragraph-properties fo:text-align="end" style:justify-single-word="false"/>
    </style:style>
    <style:style style:name="P109" style:family="paragraph" style:parent-style-name="Table_20_Heading">
      <style:paragraph-properties fo:text-align="end" style:justify-single-word="false"/>
    </style:style>
    <style:style style:name="P110" style:family="paragraph" style:parent-style-name="Table_20_Contents">
      <style:paragraph-properties fo:text-align="end" style:justify-single-word="false"/>
    </style:style>
    <style:style style:name="P111" style:family="paragraph" style:parent-style-name="Table_20_Contents">
      <style:paragraph-properties fo:text-align="end" style:justify-single-word="false"/>
    </style:style>
    <style:style style:name="P112" style:family="paragraph" style:parent-style-name="Preformatted_20_Text">
    </style:style>
    <style:style style:name="P113" style:family="paragraph" style:parent-style-name="Table_20_Heading">
      <style:paragraph-properties fo:text-align="end" style:justify-single-word="false"/>
    </style:style>
    <style:style style:name="P114" style:family="paragraph" style:parent-style-name="Table_20_Heading">
      <style:paragraph-properties fo:text-align="end" style:justify-single-word="false"/>
    </style:style>
    <style:style style:name="P115" style:family="paragraph" style:parent-style-name="Table_20_Contents">
      <style:paragraph-properties fo:text-align="end" style:justify-single-word="false"/>
    </style:style>
    <style:style style:name="P116" style:family="paragraph" style:parent-style-name="Table_20_Contents">
      <style:paragraph-properties fo:text-align="end" style:justify-single-word="false"/>
    </style:style>
    <style:style style:name="P117" style:family="paragraph" style:parent-style-name="Preformatted_20_Text">
    </style:style>
    <style:style style:name="P118" style:family="paragraph" style:parent-style-name="Table_20_Heading">
      <style:paragraph-properties fo:text-align="end" style:justify-single-word="false"/>
    </style:style>
    <style:style style:name="P119" style:family="paragraph" style:parent-style-name="Table_20_Heading">
      <style:paragraph-properties fo:text-align="end" style:justify-single-word="false"/>
    </style:style>
    <style:style style:name="P120" style:family="paragraph" style:parent-style-name="Table_20_Contents">
      <style:paragraph-properties fo:text-align="end" style:justify-single-word="false"/>
    </style:style>
    <style:style style:name="P121" style:family="paragraph" style:parent-style-name="Table_20_Contents">
      <style:paragraph-properties fo:text-align="end" style:justify-single-word="false"/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Table_20_Heading">
      <style:paragraph-properties fo:text-align="end" style:justify-single-word="false"/>
    </style:style>
    <style:style style:name="P125" style:family="paragraph" style:parent-style-name="Table_20_Heading">
      <style:paragraph-properties fo:text-align="end" style:justify-single-word="false"/>
    </style:style>
    <style:style style:name="P126" style:family="paragraph" style:parent-style-name="Table_20_Contents">
      <style:paragraph-properties fo:text-align="end" style:justify-single-word="false"/>
    </style:style>
    <style:style style:name="P127" style:family="paragraph" style:parent-style-name="Table_20_Contents">
      <style:paragraph-properties fo:text-align="end" style:justify-single-word="false"/>
    </style:style>
    <style:style style:name="P128" style:family="paragraph" style:parent-style-name="Preformatted_20_Text">
    </style:style>
    <style:style style:name="P129" style:family="paragraph" style:parent-style-name="Table_20_Heading">
      <style:paragraph-properties fo:text-align="end" style:justify-single-word="false"/>
    </style:style>
    <style:style style:name="P130" style:family="paragraph" style:parent-style-name="Table_20_Heading">
      <style:paragraph-properties fo:text-align="end" style:justify-single-word="false"/>
    </style:style>
    <style:style style:name="P131" style:family="paragraph" style:parent-style-name="Table_20_Contents">
      <style:paragraph-properties fo:text-align="end" style:justify-single-word="false"/>
    </style:style>
    <style:style style:name="P132" style:family="paragraph" style:parent-style-name="Table_20_Contents">
      <style:paragraph-properties fo:text-align="end" style:justify-single-word="false"/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Table_20_Heading">
      <style:paragraph-properties fo:text-align="end" style:justify-single-word="false"/>
    </style:style>
    <style:style style:name="P136" style:family="paragraph" style:parent-style-name="Table_20_Heading">
      <style:paragraph-properties fo:text-align="end" style:justify-single-word="false"/>
    </style:style>
    <style:style style:name="P137" style:family="paragraph" style:parent-style-name="Table_20_Contents">
      <style:paragraph-properties fo:text-align="end" style:justify-single-word="false"/>
    </style:style>
    <style:style style:name="P138" style:family="paragraph" style:parent-style-name="Table_20_Contents">
      <style:paragraph-properties fo:text-align="end" style:justify-single-word="false"/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Table_20_Heading">
      <style:paragraph-properties fo:text-align="end" style:justify-single-word="false"/>
    </style:style>
    <style:style style:name="P142" style:family="paragraph" style:parent-style-name="Table_20_Heading">
      <style:paragraph-properties fo:text-align="end" style:justify-single-word="false"/>
    </style:style>
    <style:style style:name="P143" style:family="paragraph" style:parent-style-name="Table_20_Contents">
      <style:paragraph-properties fo:text-align="end" style:justify-single-word="false"/>
    </style:style>
    <style:style style:name="P144" style:family="paragraph" style:parent-style-name="Table_20_Contents">
      <style:paragraph-properties fo:text-align="end" style:justify-single-word="false"/>
    </style:style>
    <style:style style:name="P145" style:family="paragraph" style:parent-style-name="Preformatted_20_Text">
    </style:style>
    <style:style style:name="P146" style:family="paragraph" style:parent-style-name="Table_20_Heading">
      <style:paragraph-properties fo:text-align="end" style:justify-single-word="false"/>
    </style:style>
    <style:style style:name="P147" style:family="paragraph" style:parent-style-name="Table_20_Heading">
      <style:paragraph-properties fo:text-align="end" style:justify-single-word="false"/>
    </style:style>
    <style:style style:name="P148" style:family="paragraph" style:parent-style-name="Table_20_Contents">
      <style:paragraph-properties fo:text-align="end" style:justify-single-word="false"/>
    </style:style>
    <style:style style:name="P149" style:family="paragraph" style:parent-style-name="Table_20_Contents">
      <style:paragraph-properties fo:text-align="end" style:justify-single-word="false"/>
    </style:style>
    <style:style style:name="P150" style:family="paragraph" style:parent-style-name="Preformatted_20_Text">
    </style:style>
    <style:style style:name="P151" style:family="paragraph" style:parent-style-name="Table_20_Heading">
      <style:paragraph-properties fo:text-align="end" style:justify-single-word="false"/>
    </style:style>
    <style:style style:name="P152" style:family="paragraph" style:parent-style-name="Table_20_Heading">
      <style:paragraph-properties fo:text-align="end" style:justify-single-word="false"/>
    </style:style>
    <style:style style:name="P153" style:family="paragraph" style:parent-style-name="Table_20_Contents">
      <style:paragraph-properties fo:text-align="end" style:justify-single-word="false"/>
    </style:style>
    <style:style style:name="P154" style:family="paragraph" style:parent-style-name="Table_20_Contents">
      <style:paragraph-properties fo:text-align="end" style:justify-single-word="false"/>
    </style:style>
    <style:style style:name="P155" style:family="paragraph" style:parent-style-name="Preformatted_20_Text">
    </style:style>
    <style:style style:name="P156" style:family="paragraph" style:parent-style-name="Table_20_Heading">
      <style:paragraph-properties fo:text-align="end" style:justify-single-word="false"/>
    </style:style>
    <style:style style:name="P157" style:family="paragraph" style:parent-style-name="Table_20_Heading">
      <style:paragraph-properties fo:text-align="end" style:justify-single-word="false"/>
    </style:style>
    <style:style style:name="P158" style:family="paragraph" style:parent-style-name="Table_20_Contents">
      <style:paragraph-properties fo:text-align="end" style:justify-single-word="false"/>
    </style:style>
    <style:style style:name="P159" style:family="paragraph" style:parent-style-name="Table_20_Contents">
      <style:paragraph-properties fo:text-align="end" style:justify-single-word="false"/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Table_20_Heading">
      <style:paragraph-properties fo:text-align="end" style:justify-single-word="false"/>
    </style:style>
    <style:style style:name="P163" style:family="paragraph" style:parent-style-name="Table_20_Heading">
      <style:paragraph-properties fo:text-align="end" style:justify-single-word="false"/>
    </style:style>
    <style:style style:name="P164" style:family="paragraph" style:parent-style-name="Table_20_Contents">
      <style:paragraph-properties fo:text-align="end" style:justify-single-word="false"/>
    </style:style>
    <style:style style:name="P165" style:family="paragraph" style:parent-style-name="Table_20_Contents">
      <style:paragraph-properties fo:text-align="end" style:justify-single-word="false"/>
    </style:style>
    <style:style style:name="P166" style:family="paragraph" style:parent-style-name="Preformatted_20_Text">
    </style:style>
    <style:style style:name="P167" style:family="paragraph" style:parent-style-name="Table_20_Heading">
      <style:paragraph-properties fo:text-align="end" style:justify-single-word="false"/>
    </style:style>
    <style:style style:name="P168" style:family="paragraph" style:parent-style-name="Table_20_Heading">
      <style:paragraph-properties fo:text-align="end" style:justify-single-word="false"/>
    </style:style>
    <style:style style:name="P169" style:family="paragraph" style:parent-style-name="Table_20_Contents">
      <style:paragraph-properties fo:text-align="end" style:justify-single-word="false"/>
    </style:style>
    <style:style style:name="P170" style:family="paragraph" style:parent-style-name="Table_20_Contents">
      <style:paragraph-properties fo:text-align="end" style:justify-single-word="false"/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Table_20_Heading">
      <style:paragraph-properties fo:text-align="end" style:justify-single-word="false"/>
    </style:style>
    <style:style style:name="P174" style:family="paragraph" style:parent-style-name="Table_20_Heading">
      <style:paragraph-properties fo:text-align="end" style:justify-single-word="false"/>
    </style:style>
    <style:style style:name="P175" style:family="paragraph" style:parent-style-name="Table_20_Contents">
      <style:paragraph-properties fo:text-align="end" style:justify-single-word="false"/>
    </style:style>
    <style:style style:name="P176" style:family="paragraph" style:parent-style-name="Table_20_Contents">
      <style:paragraph-properties fo:text-align="end" style:justify-single-word="false"/>
    </style:style>
    <style:style style:name="P177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5041*"/>
    </style:style>
    <style:style style:name="Table1.B" style:family="table-column">
      <style:table-column-properties style:rel-column-width="13863*"/>
    </style:style>
    <style:style style:name="Table1.C" style:family="table-column">
      <style:table-column-properties style:rel-column-width="46630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51322*"/>
    </style:style>
    <style:style style:name="Table3.B" style:family="table-column">
      <style:table-column-properties style:rel-column-width="9474*"/>
    </style:style>
    <style:style style:name="Table3.C" style:family="table-column">
      <style:table-column-properties style:rel-column-width="4737*"/>
    </style:style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54082*"/>
    </style:style>
    <style:style style:name="Table4.B" style:family="table-column">
      <style:table-column-properties style:rel-column-width="7635*"/>
    </style:style>
    <style:style style:name="Table4.C" style:family="table-column">
      <style:table-column-properties style:rel-column-width="3817*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51976*"/>
    </style:style>
    <style:style style:name="Table6.B" style:family="table-column">
      <style:table-column-properties style:rel-column-width="9039*"/>
    </style:style>
    <style:style style:name="Table6.C" style:family="table-column">
      <style:table-column-properties style:rel-column-width="4519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3" style:family="table">
      <style:table-properties table:align="center"/>
    </style:style>
    <style:style style:name="Table13.A" style:family="table-column"/>
    <style:style style:name="Table13.B" style:family="table-column"/>
    <style:style style:name="Table13.C" style:family="table-column"/>
    <style:style style:name="Table14" style:family="table">
      <style:table-properties table:align="center"/>
    </style:style>
    <style:style style:name="Table14.A" style:family="table-column"/>
    <style:style style:name="Table14.B" style:family="table-column"/>
    <style:style style:name="Table14.C" style:family="table-column"/>
    <style:style style:name="Table15" style:family="table">
      <style:table-properties table:align="center"/>
    </style:style>
    <style:style style:name="Table15.A" style:family="table-column"/>
    <style:style style:name="Table15.B" style:family="table-column"/>
    <style:style style:name="Table15.C" style:family="table-column"/>
    <style:style style:name="Table16" style:family="table">
      <style:table-properties table:align="center"/>
    </style:style>
    <style:style style:name="Table16.A" style:family="table-column"/>
    <style:style style:name="Table16.B" style:family="table-column"/>
    <style:style style:name="Table16.C" style:family="table-column"/>
    <style:style style:name="Table17" style:family="table">
      <style:table-properties table:align="center"/>
    </style:style>
    <style:style style:name="Table17.A" style:family="table-column"/>
    <style:style style:name="Table17.B" style:family="table-column"/>
    <style:style style:name="Table17.C" style:family="table-column"/>
    <style:style style:name="Table18" style:family="table">
      <style:table-properties table:align="center"/>
    </style:style>
    <style:style style:name="Table18.A" style:family="table-column"/>
    <style:style style:name="Table18.B" style:family="table-column"/>
    <style:style style:name="Table18.C" style:family="table-column"/>
    <style:style style:name="Table19" style:family="table">
      <style:table-properties table:align="center"/>
    </style:style>
    <style:style style:name="Table19.A" style:family="table-column"/>
    <style:style style:name="Table19.B" style:family="table-column"/>
    <style:style style:name="Table19.C" style:family="table-column"/>
    <style:style style:name="Table20" style:family="table">
      <style:table-properties table:align="center"/>
    </style:style>
    <style:style style:name="Table20.A" style:family="table-column"/>
    <style:style style:name="Table20.B" style:family="table-column"/>
    <style:style style:name="Table20.C" style:family="table-column"/>
    <style:style style:name="Table21" style:family="table">
      <style:table-properties table:align="center"/>
    </style:style>
    <style:style style:name="Table21.A" style:family="table-column"/>
    <style:style style:name="Table21.B" style:family="table-column"/>
    <style:style style:name="Table21.C" style:family="table-column"/>
    <style:style style:name="Table22" style:family="table">
      <style:table-properties table:align="center"/>
    </style:style>
    <style:style style:name="Table22.A" style:family="table-column"/>
    <style:style style:name="Table22.B" style:family="table-column"/>
    <style:style style:name="Table22.C" style:family="table-column"/>
    <style:style style:name="Table23" style:family="table">
      <style:table-properties table:align="center"/>
    </style:style>
    <style:style style:name="Table23.A" style:family="table-column"/>
    <style:style style:name="Table23.B" style:family="table-column"/>
    <style:style style:name="Table23.C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  <style:style style:name="Table24.C" style:family="table-column"/>
    <style:style style:name="Table25" style:family="table">
      <style:table-properties table:align="center"/>
    </style:style>
    <style:style style:name="Table25.A" style:family="table-column"/>
    <style:style style:name="Table25.B" style:family="table-column"/>
    <style:style style:name="Table25.C" style:family="table-column"/>
    <style:style style:name="Table26" style:family="table">
      <style:table-properties table:align="center"/>
    </style:style>
    <style:style style:name="Table26.A" style:family="table-column"/>
    <style:style style:name="Table26.B" style:family="table-column"/>
    <style:style style:name="Table26.C" style:family="table-column"/>
    <style:style style:name="Table27" style:family="table">
      <style:table-properties table:align="center"/>
    </style:style>
    <style:style style:name="Table27.A" style:family="table-column"/>
    <style:style style:name="Table27.B" style:family="table-column"/>
    <style:style style:name="Table27.C" style:family="table-column"/>
    <style:style style:name="Table28" style:family="table">
      <style:table-properties table:align="center"/>
    </style:style>
    <style:style style:name="Table28.A" style:family="table-column"/>
    <style:style style:name="Table28.B" style:family="table-column"/>
    <style:style style:name="Table28.C" style:family="table-column"/>
    <style:style style:name="Table29" style:family="table">
      <style:table-properties table:align="center"/>
    </style:style>
    <style:style style:name="Table29.A" style:family="table-column"/>
    <style:style style:name="Table29.B" style:family="table-column"/>
    <style:style style:name="Table29.C" style:family="table-column"/>
    <style:style style:name="Table30" style:family="table">
      <style:table-properties table:align="center"/>
    </style:style>
    <style:style style:name="Table30.A" style:family="table-column"/>
    <style:style style:name="Table30.B" style:family="table-column"/>
    <style:style style:name="Table30.C" style:family="table-column"/>
  </office:automatic-styles>
  <office:body>
    <office:text>
      <text:p text:style-name="Title">ELSA voting patterns study</text:p>
      <text:p text:style-name="Subtitle">Exploratory analysis - draft version 1</text:p>
      <text:p text:style-name="Author">Pierre Walthéry</text:p>
      <text:p text:style-name="Date">20 March 2025</text:p>
      <text:h text:style-name="Heading_20_1" text:outline-level="1"><text:bookmark-start text:name="introduction"/>Introduction<text:bookmark-end text:name="introduction"/></text:h>
      <text:p text:style-name="First_20_paragraph">This document presents frequency and contingency tables for a series of variables from the English Longitudinal Study of Ageing - ELSA Wave 10.</text:p>
      <text:p text:style-name="Text_20_body">The table below presents a list of all variables taken into account. Recoding suggestion are also described below for discussion but haven’t been implemented at this stage.</text:p>
      <text:p text:style-name="Text_20_body">Results are presented as follows, under each tab below:</text:p>
      <text:list text:style-name="L1">
        <text:list-item>
          <text:p text:style-name="P1">Weighted frequencies and proportions of the original variables</text:p>
        </text:list-item>
        <text:list-item>
          <text:p text:style-name="P1">Weighted frequencies and proportions of the recoded (ie missing/invalid values removed) variables</text:p>
        </text:list-item>
        <text:list-item>
          <text:p text:style-name="P1">Contingency table of the variable with votring behaviour at Wave 10</text:p>
        </text:list-item>
        <text:list-item>
          <text:p text:style-name="P1">Chi-Squared test of independence.</text:p>
        </text:list-item>
      </text:list>
      <text:h text:style-name="Heading_20_2" text:outline-level="2"><text:bookmark-start text:name="variables-used"/>1. Variables used<text:bookmark-end text:name="variables-used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ame</text:p>
            </table:table-cell>
            <table:table-cell table:style-name="TableHeaderRowCell" office:value-type="string">
              <text:p text:style-name="Table_20_Heading">Description</text:p>
            </table:table-cell>
            <table:table-cell table:style-name="TableHeaderRowCell" office:value-type="string">
              <text:p text:style-name="P2">Variable label</text:p>
            </table:table-cell>
          </table:table-row>
        </table:table-header-rows>
        <table:table-row>
          <table:table-cell table:style-name="TableRowCell" office:value-type="string">
            <text:p text:style-name="Table_20_Contents">Age 4 categories</text:p>
          </table:table-cell>
          <table:table-cell table:style-name="TableRowCell" office:value-type="string">
            <text:p text:style-name="Table_20_Contents">AGECAT80</text:p>
          </table:table-cell>
          <table:table-cell table:style-name="TableRowCell" office:value-type="string">
            <text:p text:style-name="P3">Banded age, five categories</text:p>
          </table:table-cell>
        </table:table-row>
        <table:table-row>
          <table:table-cell table:style-name="TableRowCell" office:value-type="string">
            <text:p text:style-name="Table_20_Contents">Age 4 categories</text:p>
          </table:table-cell>
          <table:table-cell table:style-name="TableRowCell" office:value-type="string">
            <text:p text:style-name="Table_20_Contents">AGECAT85</text:p>
          </table:table-cell>
          <table:table-cell table:style-name="TableRowCell" office:value-type="string">
            <text:p text:style-name="P3">Banded age, four categories</text:p>
          </table:table-cell>
        </table:table-row>
        <table:table-row>
          <table:table-cell table:style-name="TableRowCell" office:value-type="string">
            <text:p text:style-name="Table_20_Contents">Sex</text:p>
          </table:table-cell>
          <table:table-cell table:style-name="TableRowCell" office:value-type="string">
            <text:p text:style-name="Table_20_Contents">INDSEX</text:p>
          </table:table-cell>
          <table:table-cell table:style-name="TableRowCell" office:value-type="string">
            <text:p text:style-name="P3">(D) Definitive sex variable: priority disex, dhsex</text:p>
          </table:table-cell>
        </table:table-row>
        <table:table-row>
          <table:table-cell table:style-name="TableRowCell" office:value-type="string">
            <text:p text:style-name="Table_20_Contents">Marital status</text:p>
          </table:table-cell>
          <table:table-cell table:style-name="TableRowCell" office:value-type="string">
            <text:p text:style-name="Table_20_Contents">DIMARR [Need recoding]</text:p>
          </table:table-cell>
          <table:table-cell table:style-name="TableRowCell" office:value-type="string">
            <text:p text:style-name="P3">(D) Respondent current legal marital status - combined marriage/civil partnershi</text:p>
          </table:table-cell>
        </table:table-row>
        <table:table-row>
          <table:table-cell table:style-name="TableRowCell" office:value-type="string">
            <text:p text:style-name="Table_20_Contents">Household type (Remove other)</text:p>
          </table:table-cell>
          <table:table-cell table:style-name="TableRowCell" office:value-type="string">
            <text:p text:style-name="Table_20_Contents">hhdtypb</text:p>
          </table:table-cell>
          <table:table-cell table:style-name="TableRowCell" office:value-type="string">
            <text:p text:style-name="P3">(D) Household Type</text:p>
          </table:table-cell>
        </table:table-row>
        <table:table-row>
          <table:table-cell table:style-name="TableRowCell" office:value-type="string">
            <text:p text:style-name="Table_20_Contents">Social class – NS-SEC</text:p>
          </table:table-cell>
          <table:table-cell table:style-name="TableRowCell" office:value-type="string">
            <text:p text:style-name="Table_20_Contents">W10NSSEC5</text:p>
          </table:table-cell>
          <table:table-cell table:style-name="TableRowCell" office:value-type="string">
            <text:p text:style-name="P3">(D) Combined NS-SEC 5 category classification (individual)</text:p>
          </table:table-cell>
        </table:table-row>
        <table:table-row>
          <table:table-cell table:style-name="TableRowCell" office:value-type="string">
            <text:p text:style-name="Table_20_Contents">Main activity ..retired/employed etc (Remove Other)</text:p>
          </table:table-cell>
          <table:table-cell table:style-name="TableRowCell" office:value-type="string">
            <text:p text:style-name="Table_20_Contents">WPDES</text:p>
          </table:table-cell>
          <table:table-cell table:style-name="TableRowCell" office:value-type="string">
            <text:p text:style-name="P3">Best description of current situation</text:p>
          </table:table-cell>
        </table:table-row>
        <table:table-row>
          <table:table-cell table:style-name="TableRowCell" office:value-type="string">
            <text:p text:style-name="Table_20_Contents">Education/highest qual. (Recode as previous article)</text:p>
          </table:table-cell>
          <table:table-cell table:style-name="TableRowCell" office:value-type="string">
            <text:p text:style-name="Table_20_Contents">EDQUAL</text:p>
          </table:table-cell>
          <table:table-cell table:style-name="TableRowCell" office:value-type="string">
            <text:p text:style-name="P3">educational qualification - info merged from current and previous waves</text:p>
          </table:table-cell>
        </table:table-row>
        <table:table-row>
          <table:table-cell table:style-name="TableRowCell" office:value-type="string">
            <text:p text:style-name="Table_20_Contents">Ethnicity</text:p>
          </table:table-cell>
          <table:table-cell table:style-name="TableRowCell" office:value-type="string">
            <text:p text:style-name="Table_20_Contents">ETHNIC</text:p>
          </table:table-cell>
          <table:table-cell table:style-name="TableRowCell" office:value-type="string">
            <text:p text:style-name="P3">HSE ethnic group collapsed into White and Non-white to avoid disclosure</text:p>
          </table:table-cell>
        </table:table-row>
        <table:table-row>
          <table:table-cell table:style-name="TableRowCell" office:value-type="string">
            <text:p text:style-name="Table_20_Contents">Religion</text:p>
          </table:table-cell>
          <table:table-cell table:style-name="TableRowCell" office:value-type="string">
            <text:p text:style-name="Table_20_Contents">SCORGRL</text:p>
          </table:table-cell>
          <table:table-cell table:style-name="TableRowCell" office:value-type="string">
            <text:p text:style-name="P3">Whether is a member of a church or other religious group</text:p>
          </table:table-cell>
        </table:table-row>
        <table:table-row>
          <table:table-cell table:style-name="TableRowCell" office:value-type="string">
            <text:p text:style-name="Table_20_Contents">General Health</text:p>
          </table:table-cell>
          <table:table-cell table:style-name="TableRowCell" office:value-type="string">
            <text:p text:style-name="Table_20_Contents">HEHELF</text:p>
          </table:table-cell>
          <table:table-cell table:style-name="TableRowCell" office:value-type="string">
            <text:p text:style-name="P3">Self-reported general health</text:p>
          </table:table-cell>
        </table:table-row>
        <table:table-row>
          <table:table-cell table:style-name="TableRowCell" office:value-type="string">
            <text:p text:style-name="Table_20_Contents">Mental Health</text:p>
          </table:table-cell>
          <table:table-cell table:style-name="TableRowCell" office:value-type="string">
            <text:p text:style-name="Table_20_Contents">CFMAP (Recode into 3 Very good, Good, Fair,Poor)</text:p>
          </table:table-cell>
          <table:table-cell table:style-name="TableRowCell" office:value-type="string">
            <text:p text:style-name="P3">Self-rated mental abilities</text:p>
          </table:table-cell>
        </table:table-row>
        <table:table-row>
          <table:table-cell table:style-name="TableRowCell" office:value-type="string">
            <text:p text:style-name="Table_20_Contents">Memory issues</text:p>
          </table:table-cell>
          <table:table-cell table:style-name="TableRowCell" office:value-type="string">
            <text:p text:style-name="Table_20_Contents">CFMETM</text:p>
          </table:table-cell>
          <table:table-cell table:style-name="TableRowCell" office:value-type="string">
            <text:p text:style-name="P3">Self-rated memory</text:p>
          </table:table-cell>
        </table:table-row>
        <table:table-row>
          <table:table-cell table:style-name="TableRowCell" office:value-type="string">
            <text:p text:style-name="Table_20_Contents">Past voting behaviour</text:p>
          </table:table-cell>
          <table:table-cell table:style-name="TableRowCell" office:value-type="string">
            <text:p text:style-name="Table_20_Contents">VotGE1,VotGE3,VotGE8,VotGE9</text:p>
          </table:table-cell>
          <table:table-cell table:style-name="TableRowCell" office:value-type="string">
            <text:p text:style-name="P3">Voted in the past (from previous waves 1, 3, 8, 9, 10)`</text:p>
          </table:table-cell>
        </table:table-row>
        <table:table-row>
          <table:table-cell table:style-name="TableRowCell" office:value-type="string">
            <text:p text:style-name="Table_20_Contents">Voted at the GE</text:p>
          </table:table-cell>
          <table:table-cell table:style-name="TableRowCell" office:value-type="string">
            <text:p text:style-name="Table_20_Contents">SCSPTRVT</text:p>
          </table:table-cell>
          <table:table-cell table:style-name="TableRowCell" office:value-type="string">
            <text:p text:style-name="P3">Whether voted in the last General Election</text:p>
          </table:table-cell>
        </table:table-row>
        <table:table-row>
          <table:table-cell table:style-name="TableRowCell" office:value-type="string">
            <text:p text:style-name="Table_20_Contents">Capacity everyday activities</text:p>
          </table:table-cell>
          <table:table-cell table:style-name="TableRowCell" office:value-type="string">
            <text:p text:style-name="Table_20_Contents">HEADLB</text:p>
          </table:table-cell>
          <table:table-cell table:style-name="TableRowCell" office:value-type="string">
            <text:p text:style-name="P3">NULL</text:p>
          </table:table-cell>
        </table:table-row>
        <table:table-row>
          <table:table-cell table:style-name="TableRowCell" office:value-type="string">
            <text:p text:style-name="Table_20_Contents">Financial security</text:p>
          </table:table-cell>
          <table:table-cell table:style-name="TableRowCell" office:value-type="string">
            <text:p text:style-name="Table_20_Contents">IAFCON,IAFINS,EXRELA</text:p>
          </table:table-cell>
          <table:table-cell table:style-name="TableRowCell" office:value-type="string">
            <text:p text:style-name="P3">NULL</text:p>
          </table:table-cell>
        </table:table-row>
        <table:table-row>
          <table:table-cell table:style-name="TableRowCell" office:value-type="string">
            <text:p text:style-name="Table_20_Contents">Control</text:p>
          </table:table-cell>
          <table:table-cell table:style-name="TableRowCell" office:value-type="string">
            <text:p text:style-name="Table_20_Contents">IAFIND</text:p>
          </table:table-cell>
          <table:table-cell table:style-name="TableRowCell" office:value-type="string">
            <text:p text:style-name="P3">Who has the final say in big financial decisions</text:p>
          </table:table-cell>
        </table:table-row>
        <table:table-row>
          <table:table-cell table:style-name="TableRowCell" office:value-type="string">
            <text:p text:style-name="Table_20_Contents">Financial future</text:p>
          </table:table-cell>
          <table:table-cell table:style-name="TableRowCell" office:value-type="string">
            <text:p text:style-name="Table_20_Contents">EXRSLF</text:p>
          </table:table-cell>
          <table:table-cell table:style-name="TableRowCell" office:value-type="string">
            <text:p text:style-name="P3">Expectation (%) that will not have enough financial resources to meet needs</text:p>
          </table:table-cell>
        </table:table-row>
        <table:table-row>
          <table:table-cell table:style-name="TableRowCell" office:value-type="string">
            <text:p text:style-name="Table_20_Contents">Happiness</text:p>
          </table:table-cell>
          <table:table-cell table:style-name="TableRowCell" office:value-type="string">
            <text:p text:style-name="Table_20_Contents">PSCEDD</text:p>
          </table:table-cell>
          <table:table-cell table:style-name="TableRowCell" office:value-type="string">
            <text:p text:style-name="P3">Whether was happy much of the time during past week</text:p>
          </table:table-cell>
        </table:table-row>
        <table:table-row>
          <table:table-cell table:style-name="TableRowCell" office:value-type="string">
            <text:p text:style-name="Table_20_Contents">Age perception</text:p>
          </table:table-cell>
          <table:table-cell table:style-name="TableRowCell" office:value-type="string">
            <text:p text:style-name="Table_20_Contents">PSAGF</text:p>
          </table:table-cell>
          <table:table-cell table:style-name="TableRowCell" office:value-type="string">
            <text:p text:style-name="P3">Self-perceived age (in years)</text:p>
          </table:table-cell>
        </table:table-row>
        <table:table-row>
          <table:table-cell table:style-name="TableRowCell" office:value-type="string">
            <text:p text:style-name="Table_20_Contents">Social isolation</text:p>
          </table:table-cell>
          <table:table-cell table:style-name="TableRowCell" office:value-type="string">
            <text:p text:style-name="Table_20_Contents">PSCEDE</text:p>
          </table:table-cell>
          <table:table-cell table:style-name="TableRowCell" office:value-type="string">
            <text:p text:style-name="P3">Whether felt lonely much of the time during past week</text:p>
          </table:table-cell>
        </table:table-row>
        <table:table-row>
          <table:table-cell table:style-name="TableRowCell" office:value-type="string">
            <text:p text:style-name="Table_20_Contents">Use of car</text:p>
          </table:table-cell>
          <table:table-cell table:style-name="TableRowCell" office:value-type="string">
            <text:p text:style-name="Table_20_Contents">SPCAR</text:p>
          </table:table-cell>
          <table:table-cell table:style-name="TableRowCell" office:value-type="string">
            <text:p text:style-name="P3">Whether respondent has use of car or van when needed, as a driver or a passenger</text:p>
          </table:table-cell>
        </table:table-row>
        <table:table-row>
          <table:table-cell table:style-name="TableRowCell" office:value-type="string">
            <text:p text:style-name="Table_20_Contents">Use of public transport</text:p>
          </table:table-cell>
          <table:table-cell table:style-name="TableRowCell" office:value-type="string">
            <text:p text:style-name="Table_20_Contents">SPTRAA</text:p>
          </table:table-cell>
          <table:table-cell table:style-name="TableRowCell" office:value-type="string">
            <text:p text:style-name="P3">How often respondent uses public transport</text:p>
          </table:table-cell>
        </table:table-row>
        <table:table-row>
          <table:table-cell table:style-name="TableRowCell" office:value-type="string">
            <text:p text:style-name="Table_20_Contents">Lift from friends</text:p>
          </table:table-cell>
          <table:table-cell table:style-name="TableRowCell" office:value-type="string">
            <text:p text:style-name="Table_20_Contents">SPLIFT</text:p>
          </table:table-cell>
          <table:table-cell table:style-name="TableRowCell" office:value-type="string">
            <text:p text:style-name="P3">How often respondent gets lifts from family/friends not living with them</text:p>
          </table:table-cell>
        </table:table-row>
        <table:table-row>
          <table:table-cell table:style-name="TableRowCell" office:value-type="string">
            <text:p text:style-name="Table_20_Contents">Grandchildren</text:p>
          </table:table-cell>
          <table:table-cell table:style-name="TableRowCell" office:value-type="string">
            <text:p text:style-name="Table_20_Contents">DIGRAN</text:p>
          </table:table-cell>
          <table:table-cell table:style-name="TableRowCell" office:value-type="string">
            <text:p text:style-name="P3">NULL</text:p>
          </table:table-cell>
        </table:table-row>
        <table:table-row>
          <table:table-cell table:style-name="TableRowCell" office:value-type="string">
            <text:p text:style-name="Table_20_Contents">Internet use</text:p>
          </table:table-cell>
          <table:table-cell table:style-name="TableRowCell" office:value-type="string">
            <text:p text:style-name="Table_20_Contents">HOBB</text:p>
          </table:table-cell>
          <table:table-cell table:style-name="TableRowCell" office:value-type="string">
            <text:p text:style-name="P3">Whether has an internet connection at present</text:p>
          </table:table-cell>
        </table:table-row>
        <table:table-row>
          <table:table-cell table:style-name="TableRowCell" office:value-type="string">
            <text:p text:style-name="Table_20_Contents">Life expectancy expectation</text:p>
          </table:table-cell>
          <table:table-cell table:style-name="TableRowCell" office:value-type="string">
            <text:p text:style-name="Table_20_Contents">EXLO80</text:p>
          </table:table-cell>
          <table:table-cell table:style-name="TableRowCell" office:value-type="string">
            <text:p text:style-name="P3">Expectation (%) that will live to [age] [depends on current age]</text:p>
          </table:table-cell>
        </table:table-row>
        <table:table-row>
          <table:table-cell table:style-name="TableRowCell" office:value-type="string">
            <text:p text:style-name="Table_20_Contents">Volunteering</text:p>
          </table:table-cell>
          <table:table-cell table:style-name="TableRowCell" office:value-type="string">
            <text:p text:style-name="Table_20_Contents">ERFVOL</text:p>
          </table:table-cell>
          <table:table-cell table:style-name="TableRowCell" office:value-type="string">
            <text:p text:style-name="P3">Whether volunteered: any other help</text:p>
          </table:table-cell>
        </table:table-row>
        <table:table-row>
          <table:table-cell table:style-name="TableRowCell" office:value-type="string">
            <text:p text:style-name="Table_20_Contents">Caring responsibility</text:p>
          </table:table-cell>
          <table:table-cell table:style-name="TableRowCell" office:value-type="string">
    </table:table-cell>
          <table:table-cell table:style-name="TableRowCell" office:value-type="string">
            <text:p text:style-name="P3">NULL</text:p>
          </table:table-cell>
        </table:table-row>
        <table:table-row>
          <table:table-cell table:style-name="TableRowCell" office:value-type="string">
            <text:p text:style-name="Table_20_Contents">Civic engagement</text:p>
          </table:table-cell>
          <table:table-cell table:style-name="TableRowCell" office:value-type="string">
            <text:p text:style-name="Table_20_Contents">SCORGPO</text:p>
          </table:table-cell>
          <table:table-cell table:style-name="TableRowCell" office:value-type="string">
            <text:p text:style-name="P3">Whether is a member of a political party, trade union or environmental groups</text:p>
          </table:table-cell>
        </table:table-row>
        <table:table-row>
          <table:table-cell table:style-name="TableRowCell" office:value-type="string">
            <text:p text:style-name="Table_20_Contents">Weights</text:p>
          </table:table-cell>
          <table:table-cell table:style-name="TableRowCell" office:value-type="string">
            <text:p text:style-name="Table_20_Contents">w10w1lwgt</text:p>
          </table:table-cell>
          <table:table-cell table:style-name="TableRowCell" office:value-type="string">
            <text:p text:style-name="P3">Wave 10 Longitudinal weight (wave 1 base)”</text:p>
          </table:table-cell>
        </table:table-row>
        <table:table-row>
          <table:table-cell table:style-name="TableRowCell" office:value-type="string">
            <text:p text:style-name="Table_20_Contents">Weights</text:p>
          </table:table-cell>
          <table:table-cell table:style-name="TableRowCell" office:value-type="string">
            <text:p text:style-name="Table_20_Contents">w10w4lwgt</text:p>
          </table:table-cell>
          <table:table-cell table:style-name="TableRowCell" office:value-type="string">
            <text:p text:style-name="P3">Wave 10 Longitudinal weight (wave 4 base)”</text:p>
          </table:table-cell>
        </table:table-row>
        <table:table-row>
          <table:table-cell table:style-name="TableRowCell" office:value-type="string">
            <text:p text:style-name="Table_20_Contents">Weights</text:p>
          </table:table-cell>
          <table:table-cell table:style-name="TableRowCell" office:value-type="string">
            <text:p text:style-name="Table_20_Contents">w10xwgt</text:p>
          </table:table-cell>
          <table:table-cell table:style-name="TableRowCell" office:value-type="string">
            <text:p text:style-name="P3">Wave 10 cross-sectional weight”</text:p>
          </table:table-cell>
        </table:table-row>
        <table:table-row>
          <table:table-cell table:style-name="TableRowCell" office:value-type="string">
            <text:p text:style-name="Table_20_Contents">Weights</text:p>
          </table:table-cell>
          <table:table-cell table:style-name="TableRowCell" office:value-type="string">
            <text:p text:style-name="Table_20_Contents">w10scwt</text:p>
          </table:table-cell>
          <table:table-cell table:style-name="TableRowCell" office:value-type="string">
            <text:p text:style-name="P3">Wave 10 main self-completion weight”</text:p>
          </table:table-cell>
        </table:table-row>
      </table:table>
      <text:list text:style-name="L2">
        <text:list-item>
          <text:p text:style-name="P4">Interest in politics</text:p>
        </text:list-item>
        <text:list-item>
          <text:p text:style-name="P4">Values</text:p>
        </text:list-item>
      </text:list>
      <text:h text:style-name="Heading_20_2" text:outline-level="2"><text:bookmark-start text:name="recoding-suggestions"/>2. Recoding suggestions:<text:bookmark-end text:name="recoding-suggestions"/></text:h>
      <text:list text:style-name="L3">
        <text:list-item>
          <text:p text:style-name="P5">Household type (HHDTYPB):</text:p>
        </text:list-item>
      </text:list>
      <text:list text:style-name="L4">
        <text:list-item>
          <text:p text:style-name="P6">Single person (adult) households</text:p>
        </text:list-item>
        <text:list-item>
          <text:p text:style-name="P6">Families (large + small)</text:p>
        </text:list-item>
        <text:list-item>
          <text:p text:style-name="P6">2 adults households</text:p>
        </text:list-item>
        <text:list-item>
          <text:p text:style-name="P6">Large adults HH</text:p>
        </text:list-item>
      </text:list>
      <text:list text:style-name="L5">
        <text:list-item>
          <text:p text:style-name="P7">Marital status (DIMARR)</text:p>
        </text:list-item>
      </text:list>
      <text:list text:style-name="L6">
        <text:list-item>
          <text:p text:style-name="P8">Single/never married</text:p>
        </text:list-item>
        <text:list-item>
          <text:p text:style-name="P8">Married</text:p>
        </text:list-item>
        <text:list-item>
          <text:p text:style-name="P8">Separated/dicvorced/widowed</text:p>
        </text:list-item>
      </text:list>
      <text:list text:style-name="L7">
        <text:list-item>
          <text:p text:style-name="P9">Employment status (WPDES)</text:p>
        </text:list-item>
      </text:list>
      <text:list text:style-name="L8">
        <text:list-item>
          <text:p text:style-name="P10">Retired + looking after family/home</text:p>
        </text:list-item>
        <text:list-item>
          <text:p text:style-name="P10">In employment</text:p>
        </text:list-item>
        <text:list-item>
          <text:p text:style-name="P10">Long term sick + unemployed</text:p>
        </text:list-item>
      </text:list>
      <text:list text:style-name="L9">
        <text:list-item>
          <text:p text:style-name="P11">Highest qualification (EDQUAL)</text:p>
        </text:list-item>
      </text:list>
      <text:list text:style-name="L10">
        <text:list-item>
          <text:p text:style-name="P12">Detailed version</text:p>
          <text:list text:style-name="L11">
            <text:list-item>
              <text:p text:style-name="P13">Degree or equivalent</text:p>
            </text:list-item>
            <text:list-item>
              <text:p text:style-name="P13">Higher ed below degree</text:p>
            </text:list-item>
            <text:list-item>
              <text:p text:style-name="P13">A level or equivalent</text:p>
            </text:list-item>
            <text:list-item>
              <text:p text:style-name="P13">GCSE or equivalent</text:p>
            </text:list-item>
            <text:list-item>
              <text:p text:style-name="P13">Foreign</text:p>
            </text:list-item>
            <text:list-item>
              <text:p text:style-name="P13">No qualification</text:p>
            </text:list-item>
          </text:list>
        </text:list-item>
        <text:list-item>
          <text:p text:style-name="P12">Short version</text:p>
          <text:list text:style-name="L12">
            <text:list-item>
              <text:p text:style-name="P14">Higher education</text:p>
            </text:list-item>
            <text:list-item>
              <text:p text:style-name="P14">Secondary education</text:p>
            </text:list-item>
            <text:list-item>
              <text:p text:style-name="P14">Foreign</text:p>
            </text:list-item>
            <text:list-item>
              <text:p text:style-name="P14">No qualification</text:p>
            </text:list-item>
          </text:list>
        </text:list-item>
      </text:list>
      <text:h text:style-name="Heading_20_2" text:outline-level="2"><text:bookmark-start text:name="provisional-results"/>3 Provisional results<text:bookmark-end text:name="provisional-results"/></text:h>
      <text:h text:style-name="Heading_20_1" text:outline-level="1">indsex</text:h>
      <text:p text:style-name="First_20_paragraph"><text:span text:style-name="T1">Frequency table of unrecoded </text:span><text:span text:style-name="T2">indsex</text:span><text:span text:style-name="T1"> </text:span></text:p>
      <text:list text:style-name="L13">
        <text:list-item>
          <text:p text:style-name="P15">Definitive sex variable: priority disex, dhsex</text:p>
          <text:p text:style-name="P15">Freq</text:p>
          <text:p text:style-name="P15">Pct</text:p>
          <text:p text:style-name="P15">[1] Male</text:p>
          <text:p text:style-name="P15">2969.6</text:p>
          <text:p text:style-name="P15">47.7</text:p>
          <text:p text:style-name="P15">[2] Female</text:p>
          <text:p text:style-name="P15">3256.4</text:p>
          <text:p text:style-name="P15">52.3</text:p>
        </text:list-item>
      </text:list>
      <text:p text:style-name="First_20_paragraph"><text:span text:style-name="T1">Frequency table of recoded </text:span><text:span text:style-name="T2">indsex</text:span><text:span text:style-name="T1"> </text:span></text:p>
      <text:list text:style-name="L14">
        <text:list-item>
          <text:p text:style-name="P16">Definitive sex variable: priority disex, dhsex</text:p>
          <text:p text:style-name="P16">Freq</text:p>
          <text:p text:style-name="P16">Pct</text:p>
          <text:p text:style-name="P16">[1] Male</text:p>
          <text:p text:style-name="P16">2969.6</text:p>
          <text:p text:style-name="P16">47.7</text:p>
          <text:p text:style-name="P16">[2] Female</text:p>
          <text:p text:style-name="P16">3256.4</text:p>
          <text:p text:style-name="P16">52.3</text:p>
        </text:list-item>
      </text:list>
      <text:p text:style-name="First_20_paragraph"><text:span text:style-name="T1">Contingency table of voting behaviour by </text:span><text:span text:style-name="T2">indsex</text:span><text:span text:style-name="T1">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17">Didn’t vote</text:p>
            </table:table-cell>
            <table:table-cell table:style-name="TableHeaderRowCell" office:value-type="string">
              <text:p text:style-name="P18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1] Male</text:p>
          </table:table-cell>
          <table:table-cell table:style-name="TableRowCell" office:value-type="string">
            <text:p text:style-name="P19">16.1</text:p>
          </table:table-cell>
          <table:table-cell table:style-name="TableRowCell" office:value-type="string">
            <text:p text:style-name="P20">83.9</text:p>
          </table:table-cell>
        </table:table-row>
        <table:table-row>
          <table:table-cell table:style-name="TableRowCell" office:value-type="string">
            <text:p text:style-name="Table_20_Contents">[2] Female</text:p>
          </table:table-cell>
          <table:table-cell table:style-name="TableRowCell" office:value-type="string">
            <text:p text:style-name="P19">16.4</text:p>
          </table:table-cell>
          <table:table-cell table:style-name="TableRowCell" office:value-type="string">
            <text:p text:style-name="P20">83.6</text:p>
          </table:table-cell>
        </table:table-row>
      </table:table>
      <text:p text:style-name="First_20_paragraph">[1] “Pearson’s X^2: Rao &amp; Scott adjustment”</text:p>
      <text:p text:style-name="P21"><text:s text:c="4"/>F <text:s text:c="6"/>ndf X-squared </text:p>
      <text:p text:style-name="P22">0.034 <text:s text:c="4"/>1.000 <text:s text:c="4"/>0.854 </text:p>
      <text:h text:style-name="Heading_20_1" text:outline-level="1">tenureb</text:h>
      <text:p text:style-name="First_20_paragraph"><text:span text:style-name="T1">Frequency table of unrecoded </text:span><text:span text:style-name="T2">tenureb</text:span><text:span text:style-name="T1"> </text:span></text:p>
      <text:p text:style-name="Text_20_body">Household Tenure</text:p>
      <text:p text:style-name="Text_20_body">Freq</text:p>
      <text:p text:style-name="Text_20_body">Pct</text:p>
      <text:p text:style-name="Text_20_body">[-9] Refusal (8)</text:p>
      <text:p text:style-name="Text_20_body">1.4</text:p>
      <text:p text:style-name="Text_20_body">0.0</text:p>
      <text:p text:style-name="Text_20_body">[-8] Don’t know (9)</text:p>
      <text:p text:style-name="Text_20_body">1.3</text:p>
      <text:p text:style-name="Text_20_body">0.0</text:p>
      <text:p text:style-name="Text_20_body">[1] Own it outright</text:p>
      <text:p text:style-name="Text_20_body">1103.4</text:p>
      <text:p text:style-name="Text_20_body">39.8</text:p>
      <text:p text:style-name="Text_20_body">[2] Buying it with the help of a mortgage or loan</text:p>
      <text:p text:style-name="Text_20_body">1270.7</text:p>
      <text:p text:style-name="Text_20_body">45.8</text:p>
      <text:p text:style-name="Text_20_body">[3] Pay part rent and part mortgage (shared ownership)</text:p>
      <text:p text:style-name="Text_20_body">8.1</text:p>
      <text:p text:style-name="Text_20_body">0.3</text:p>
      <text:p text:style-name="Text_20_body">[4] Rent it</text:p>
      <text:p text:style-name="Text_20_body">361.5</text:p>
      <text:p text:style-name="Text_20_body">13.0</text:p>
      <text:p text:style-name="Text_20_body">[5] Live here rent free (including rent free in relative’s/frien</text:p>
      <text:p text:style-name="Text_20_body">26.0</text:p>
      <text:p text:style-name="Text_20_body">0.9</text:p>
      <text:p text:style-name="Text_20_body"><text:span text:style-name="T1">Frequency table of recoded </text:span><text:span text:style-name="T2">tenureb</text:span><text:span text:style-name="T1"> </text:span></text:p>
      <text:p text:style-name="Text_20_body">Household Tenure</text:p>
      <text:p text:style-name="Text_20_body">Freq</text:p>
      <text:p text:style-name="Text_20_body">Pct</text:p>
      <text:p text:style-name="Text_20_body">[1] Own it outright</text:p>
      <text:p text:style-name="Text_20_body">1103.4</text:p>
      <text:p text:style-name="Text_20_body">39.8</text:p>
      <text:p text:style-name="Text_20_body">[2] Buying it with the help of a mortgage or loan</text:p>
      <text:p text:style-name="Text_20_body">1270.7</text:p>
      <text:p text:style-name="Text_20_body">45.9</text:p>
      <text:p text:style-name="Text_20_body">[3] Pay part rent and part mortgage (shared ownership)</text:p>
      <text:p text:style-name="Text_20_body">8.1</text:p>
      <text:p text:style-name="Text_20_body">0.3</text:p>
      <text:p text:style-name="Text_20_body">[4] Rent it</text:p>
      <text:p text:style-name="Text_20_body">361.5</text:p>
      <text:p text:style-name="Text_20_body">13.1</text:p>
      <text:p text:style-name="Text_20_body">[5] Live here rent free (including rent free in relative’s/frien</text:p>
      <text:p text:style-name="Text_20_body">26.0</text:p>
      <text:p text:style-name="Text_20_body">0.9</text:p>
      <text:p text:style-name="Text_20_body"><text:span text:style-name="T1">Contingency table of voting behaviour by </text:span><text:span text:style-name="T2">tenureb</text:span><text:span text:style-name="T1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23">Didn’t vote</text:p>
            </table:table-cell>
            <table:table-cell table:style-name="TableHeaderRowCell" office:value-type="string">
              <text:p text:style-name="P24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1] Own it outright</text:p>
          </table:table-cell>
          <table:table-cell table:style-name="TableRowCell" office:value-type="string">
            <text:p text:style-name="P25">9.5</text:p>
          </table:table-cell>
          <table:table-cell table:style-name="TableRowCell" office:value-type="string">
            <text:p text:style-name="P26">90.5</text:p>
          </table:table-cell>
        </table:table-row>
        <table:table-row>
          <table:table-cell table:style-name="TableRowCell" office:value-type="string">
            <text:p text:style-name="Table_20_Contents">[2] Buying it with the help of a mortgage or loan</text:p>
          </table:table-cell>
          <table:table-cell table:style-name="TableRowCell" office:value-type="string">
            <text:p text:style-name="P25">9.1</text:p>
          </table:table-cell>
          <table:table-cell table:style-name="TableRowCell" office:value-type="string">
            <text:p text:style-name="P26">90.9</text:p>
          </table:table-cell>
        </table:table-row>
        <table:table-row>
          <table:table-cell table:style-name="TableRowCell" office:value-type="string">
            <text:p text:style-name="Table_20_Contents">[3] Pay part rent and part mortgage (shared ownership)</text:p>
          </table:table-cell>
          <table:table-cell table:style-name="TableRowCell" office:value-type="string">
            <text:p text:style-name="P25">45.7</text:p>
          </table:table-cell>
          <table:table-cell table:style-name="TableRowCell" office:value-type="string">
            <text:p text:style-name="P26">54.3</text:p>
          </table:table-cell>
        </table:table-row>
        <table:table-row>
          <table:table-cell table:style-name="TableRowCell" office:value-type="string">
            <text:p text:style-name="Table_20_Contents">[4] Rent it</text:p>
          </table:table-cell>
          <table:table-cell table:style-name="TableRowCell" office:value-type="string">
            <text:p text:style-name="P25">23.9</text:p>
          </table:table-cell>
          <table:table-cell table:style-name="TableRowCell" office:value-type="string">
            <text:p text:style-name="P26">76.1</text:p>
          </table:table-cell>
        </table:table-row>
        <table:table-row>
          <table:table-cell table:style-name="TableRowCell" office:value-type="string">
            <text:p text:style-name="Table_20_Contents">[5] Live here rent free (including rent free in relative’s/frien</text:p>
          </table:table-cell>
          <table:table-cell table:style-name="TableRowCell" office:value-type="string">
            <text:p text:style-name="P25">9.9</text:p>
          </table:table-cell>
          <table:table-cell table:style-name="TableRowCell" office:value-type="string">
            <text:p text:style-name="P26">90.1</text:p>
          </table:table-cell>
        </table:table-row>
      </table:table>
      <text:p text:style-name="First_20_paragraph">[1] “Pearson’s X^2: Rao &amp; Scott adjustment”</text:p>
      <text:p text:style-name="P27"><text:s text:c="4"/>F <text:s text:c="6"/>ndf X-squared </text:p>
      <text:p text:style-name="First_20_paragraph">14.393 3.952 0.000</text:p>
      <text:h text:style-name="Heading_20_1" text:outline-level="1">dimarr</text:h>
      <text:p text:style-name="First_20_paragraph"><text:span text:style-name="T1">Frequency table of unrecoded </text:span><text:span text:style-name="T2">dimarr</text:span><text:span text:style-name="T1"> </text:span></text:p>
      <text:list text:style-name="L15">
        <text:list-item>
          <text:p text:style-name="P28">Respondent current legal marital status - combined marriage/civil partnershi</text:p>
          <text:p text:style-name="P28">Freq</text:p>
          <text:p text:style-name="P28">Pct</text:p>
          <text:p text:style-name="P28">[-9] Refused</text:p>
          <text:p text:style-name="P28">3.1</text:p>
          <text:p text:style-name="P28">0.0</text:p>
          <text:p text:style-name="P28">[-8] Don’t know</text:p>
          <text:p text:style-name="P28">1.8</text:p>
          <text:p text:style-name="P28">0.0</text:p>
          <text:p text:style-name="P28">[1] Single, that is never married and never registered in a same-sex Civil Partnersh</text:p>
          <text:p text:style-name="P28">719.5</text:p>
          <text:p text:style-name="P28">11.6</text:p>
          <text:p text:style-name="P28">[2] Married, first and only marriage or a civil partner in a registered same-sex Civ</text:p>
          <text:p text:style-name="P28">3310.3</text:p>
          <text:p text:style-name="P28">53.2</text:p>
          <text:p text:style-name="P28">[3] Remarried, second or later marriage</text:p>
          <text:p text:style-name="P28">634.9</text:p>
          <text:p text:style-name="P28">10.2</text:p>
          <text:p text:style-name="P28">[4] Separated, but still legally married or (spontaneous only) in a same-sex Civil P</text:p>
          <text:p text:style-name="P28">127.2</text:p>
          <text:p text:style-name="P28">2.0</text:p>
          <text:p text:style-name="P28">[5] Divorced or (spontaneous only) formerly in a same-sex Civil Partnership</text:p>
          <text:p text:style-name="P28">806.3</text:p>
          <text:p text:style-name="P28">12.9</text:p>
          <text:p text:style-name="P28">[6] Widowed or (spontaneous only) a surviving civil partner from a same-sex Civil Pa</text:p>
          <text:p text:style-name="P28">622.8</text:p>
          <text:p text:style-name="P28">10.0</text:p>
        </text:list-item>
      </text:list>
      <text:p text:style-name="First_20_paragraph"><text:span text:style-name="T1">Frequency table of recoded </text:span><text:span text:style-name="T2">dimarr</text:span><text:span text:style-name="T1"> </text:span></text:p>
      <text:list text:style-name="L16">
        <text:list-item>
          <text:p text:style-name="P29">Respondent current legal marital status - combined marriage/civil partnershi</text:p>
          <text:p text:style-name="P29">Freq</text:p>
          <text:p text:style-name="P29">Pct</text:p>
          <text:p text:style-name="P29">[1] Single, that is never married and never registered in a same-sex Civil Partnersh</text:p>
          <text:p text:style-name="P29">719.5</text:p>
          <text:p text:style-name="P29">11.6</text:p>
          <text:p text:style-name="P29">[2] Married, first and only marriage or a civil partner in a registered same-sex Civ</text:p>
          <text:p text:style-name="P29">3310.3</text:p>
          <text:p text:style-name="P29">53.2</text:p>
          <text:p text:style-name="P29">[3] Remarried, second or later marriage</text:p>
          <text:p text:style-name="P29">634.9</text:p>
          <text:p text:style-name="P29">10.2</text:p>
          <text:p text:style-name="P29">[4] Separated, but still legally married or (spontaneous only) in a same-sex Civil P</text:p>
          <text:p text:style-name="P29">127.2</text:p>
          <text:p text:style-name="P29">2.0</text:p>
          <text:p text:style-name="P29">[5] Divorced or (spontaneous only) formerly in a same-sex Civil Partnership</text:p>
          <text:p text:style-name="P29">806.3</text:p>
          <text:p text:style-name="P29">13.0</text:p>
          <text:p text:style-name="P29">[6] Widowed or (spontaneous only) a surviving civil partner from a same-sex Civil Pa</text:p>
          <text:p text:style-name="P29">622.8</text:p>
          <text:p text:style-name="P29">10.0</text:p>
        </text:list-item>
      </text:list>
      <text:p text:style-name="First_20_paragraph"><text:span text:style-name="T1">Contingency table of voting behaviour by </text:span><text:span text:style-name="T2">dimarr</text:span><text:span text:style-name="T1"> 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0">Didn’t vote</text:p>
            </table:table-cell>
            <table:table-cell table:style-name="TableHeaderRowCell" office:value-type="string">
              <text:p text:style-name="P31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1] Single, that is never married and never registered in a same-sex Civil Partnersh</text:p>
          </table:table-cell>
          <table:table-cell table:style-name="TableRowCell" office:value-type="string">
            <text:p text:style-name="P32">26.2</text:p>
          </table:table-cell>
          <table:table-cell table:style-name="TableRowCell" office:value-type="string">
            <text:p text:style-name="P33">73.8</text:p>
          </table:table-cell>
        </table:table-row>
        <table:table-row>
          <table:table-cell table:style-name="TableRowCell" office:value-type="string">
            <text:p text:style-name="Table_20_Contents">[2] Married, first and only marriage or a civil partner in a registered same-sex Civ</text:p>
          </table:table-cell>
          <table:table-cell table:style-name="TableRowCell" office:value-type="string">
            <text:p text:style-name="P32">11.7</text:p>
          </table:table-cell>
          <table:table-cell table:style-name="TableRowCell" office:value-type="string">
            <text:p text:style-name="P33">88.3</text:p>
          </table:table-cell>
        </table:table-row>
        <table:table-row>
          <table:table-cell table:style-name="TableRowCell" office:value-type="string">
            <text:p text:style-name="Table_20_Contents">[3] Remarried, second or later marriage</text:p>
          </table:table-cell>
          <table:table-cell table:style-name="TableRowCell" office:value-type="string">
            <text:p text:style-name="P32">18.5</text:p>
          </table:table-cell>
          <table:table-cell table:style-name="TableRowCell" office:value-type="string">
            <text:p text:style-name="P33">81.5</text:p>
          </table:table-cell>
        </table:table-row>
        <table:table-row>
          <table:table-cell table:style-name="TableRowCell" office:value-type="string">
            <text:p text:style-name="Table_20_Contents">[4] Separated, but still legally married or (spontaneous only) in a same-sex Civil P</text:p>
          </table:table-cell>
          <table:table-cell table:style-name="TableRowCell" office:value-type="string">
            <text:p text:style-name="P32">36.7</text:p>
          </table:table-cell>
          <table:table-cell table:style-name="TableRowCell" office:value-type="string">
            <text:p text:style-name="P33">63.3</text:p>
          </table:table-cell>
        </table:table-row>
        <table:table-row>
          <table:table-cell table:style-name="TableRowCell" office:value-type="string">
            <text:p text:style-name="Table_20_Contents">[5] Divorced or (spontaneous only) formerly in a same-sex Civil Partnership</text:p>
          </table:table-cell>
          <table:table-cell table:style-name="TableRowCell" office:value-type="string">
            <text:p text:style-name="P32">23.3</text:p>
          </table:table-cell>
          <table:table-cell table:style-name="TableRowCell" office:value-type="string">
            <text:p text:style-name="P33">76.7</text:p>
          </table:table-cell>
        </table:table-row>
        <table:table-row>
          <table:table-cell table:style-name="TableRowCell" office:value-type="string">
            <text:p text:style-name="Table_20_Contents">[6] Widowed or (spontaneous only) a surviving civil partner from a same-sex Civil Pa</text:p>
          </table:table-cell>
          <table:table-cell table:style-name="TableRowCell" office:value-type="string">
            <text:p text:style-name="P32">14.5</text:p>
          </table:table-cell>
          <table:table-cell table:style-name="TableRowCell" office:value-type="string">
            <text:p text:style-name="P33">85.5</text:p>
          </table:table-cell>
        </table:table-row>
      </table:table>
      <text:p text:style-name="First_20_paragraph">[1] “Pearson’s X^2: Rao &amp; Scott adjustment”</text:p>
      <text:p text:style-name="P34"><text:s text:c="4"/>F <text:s text:c="6"/>ndf X-squared </text:p>
      <text:p text:style-name="First_20_paragraph">14.785 4.687 0.000</text:p>
      <text:h text:style-name="Heading_20_1" text:outline-level="1">hhdtypb</text:h>
      <text:p text:style-name="First_20_paragraph"><text:span text:style-name="T1">Frequency table of unrecoded </text:span><text:span text:style-name="T2">hhdtypb</text:span><text:span text:style-name="T1"> </text:span></text:p>
      <text:list text:style-name="L17">
        <text:list-item>
          <text:p text:style-name="P35">Household Type</text:p>
          <text:p text:style-name="P35">Freq</text:p>
          <text:p text:style-name="P35">Pct</text:p>
          <text:p text:style-name="P35">[-9] No answer/refused</text:p>
          <text:p text:style-name="P35">0.5</text:p>
          <text:p text:style-name="P35">0.0</text:p>
          <text:p text:style-name="P35">[1] 1 adult aged 16-59, no children</text:p>
          <text:p text:style-name="P35">219.4</text:p>
          <text:p text:style-name="P35">7.9</text:p>
          <text:p text:style-name="P35">[2] 2 adults, both 16-59, no children</text:p>
          <text:p text:style-name="P35">668.7</text:p>
          <text:p text:style-name="P35">24.1</text:p>
          <text:p text:style-name="P35">[3] Small family</text:p>
          <text:p text:style-name="P35">235.2</text:p>
          <text:p text:style-name="P35">8.5</text:p>
          <text:p text:style-name="P35">[4] Large family</text:p>
          <text:p text:style-name="P35">64.8</text:p>
          <text:p text:style-name="P35">2.3</text:p>
          <text:p text:style-name="P35">[5] Large adult household</text:p>
          <text:p text:style-name="P35">811.3</text:p>
          <text:p text:style-name="P35">29.3</text:p>
          <text:p text:style-name="P35">[6] 2 adults, 1 or both aged 60+, no children</text:p>
          <text:p text:style-name="P35">637.9</text:p>
          <text:p text:style-name="P35">23.0</text:p>
          <text:p text:style-name="P35">[7] 1 adult, aged 60+, no children</text:p>
          <text:p text:style-name="P35">134.7</text:p>
          <text:p text:style-name="P35">4.9</text:p>
        </text:list-item>
      </text:list>
      <text:p text:style-name="First_20_paragraph"><text:span text:style-name="T1">Frequency table of recoded </text:span><text:span text:style-name="T2">hhdtypb</text:span><text:span text:style-name="T1"> </text:span></text:p>
      <text:list text:style-name="L18">
        <text:list-item>
          <text:p text:style-name="P36">Household Type</text:p>
          <text:p text:style-name="P36">Freq</text:p>
          <text:p text:style-name="P36">Pct</text:p>
          <text:p text:style-name="P36">[1] 1 adult aged 16-59, no children</text:p>
          <text:p text:style-name="P36">219.4</text:p>
          <text:p text:style-name="P36">7.9</text:p>
          <text:p text:style-name="P36">[2] 2 adults, both 16-59, no children</text:p>
          <text:p text:style-name="P36">668.7</text:p>
          <text:p text:style-name="P36">24.1</text:p>
          <text:p text:style-name="P36">[3] Small family</text:p>
          <text:p text:style-name="P36">235.2</text:p>
          <text:p text:style-name="P36">8.5</text:p>
          <text:p text:style-name="P36">[4] Large family</text:p>
          <text:p text:style-name="P36">64.8</text:p>
          <text:p text:style-name="P36">2.3</text:p>
          <text:p text:style-name="P36">[5] Large adult household</text:p>
          <text:p text:style-name="P36">811.3</text:p>
          <text:p text:style-name="P36">29.3</text:p>
          <text:p text:style-name="P36">[6] 2 adults, 1 or both aged 60+, no children</text:p>
          <text:p text:style-name="P36">637.9</text:p>
          <text:p text:style-name="P36">23.0</text:p>
          <text:p text:style-name="P36">[7] 1 adult, aged 60+, no children</text:p>
          <text:p text:style-name="P36">134.7</text:p>
          <text:p text:style-name="P36">4.9</text:p>
        </text:list-item>
      </text:list>
      <text:p text:style-name="First_20_paragraph"><text:span text:style-name="T1">Contingency table of voting behaviour by </text:span><text:span text:style-name="T2">hhdtypb</text:span><text:span text:style-name="T1">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7">Didn’t vote</text:p>
            </table:table-cell>
            <table:table-cell table:style-name="TableHeaderRowCell" office:value-type="string">
              <text:p text:style-name="P38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1] 1 adult aged 16-59, no children</text:p>
          </table:table-cell>
          <table:table-cell table:style-name="TableRowCell" office:value-type="string">
            <text:p text:style-name="P39">16.1</text:p>
          </table:table-cell>
          <table:table-cell table:style-name="TableRowCell" office:value-type="string">
            <text:p text:style-name="P40">83.9</text:p>
          </table:table-cell>
        </table:table-row>
        <table:table-row>
          <table:table-cell table:style-name="TableRowCell" office:value-type="string">
            <text:p text:style-name="Table_20_Contents">[2] 2 adults, both 16-59, no children</text:p>
          </table:table-cell>
          <table:table-cell table:style-name="TableRowCell" office:value-type="string">
            <text:p text:style-name="P39">10.6</text:p>
          </table:table-cell>
          <table:table-cell table:style-name="TableRowCell" office:value-type="string">
            <text:p text:style-name="P40">89.4</text:p>
          </table:table-cell>
        </table:table-row>
        <table:table-row>
          <table:table-cell table:style-name="TableRowCell" office:value-type="string">
            <text:p text:style-name="Table_20_Contents">[3] Small family</text:p>
          </table:table-cell>
          <table:table-cell table:style-name="TableRowCell" office:value-type="string">
            <text:p text:style-name="P39">11.7</text:p>
          </table:table-cell>
          <table:table-cell table:style-name="TableRowCell" office:value-type="string">
            <text:p text:style-name="P40">88.3</text:p>
          </table:table-cell>
        </table:table-row>
        <table:table-row>
          <table:table-cell table:style-name="TableRowCell" office:value-type="string">
            <text:p text:style-name="Table_20_Contents">[4] Large family</text:p>
          </table:table-cell>
          <table:table-cell table:style-name="TableRowCell" office:value-type="string">
            <text:p text:style-name="P39">13.3</text:p>
          </table:table-cell>
          <table:table-cell table:style-name="TableRowCell" office:value-type="string">
            <text:p text:style-name="P40">86.7</text:p>
          </table:table-cell>
        </table:table-row>
        <table:table-row>
          <table:table-cell table:style-name="TableRowCell" office:value-type="string">
            <text:p text:style-name="Table_20_Contents">[5] Large adult household</text:p>
          </table:table-cell>
          <table:table-cell table:style-name="TableRowCell" office:value-type="string">
            <text:p text:style-name="P39">9.9</text:p>
          </table:table-cell>
          <table:table-cell table:style-name="TableRowCell" office:value-type="string">
            <text:p text:style-name="P40">90.1</text:p>
          </table:table-cell>
        </table:table-row>
        <table:table-row>
          <table:table-cell table:style-name="TableRowCell" office:value-type="string">
            <text:p text:style-name="Table_20_Contents">[6] 2 adults, 1 or both aged 60+, no children</text:p>
          </table:table-cell>
          <table:table-cell table:style-name="TableRowCell" office:value-type="string">
            <text:p text:style-name="P39">10.1</text:p>
          </table:table-cell>
          <table:table-cell table:style-name="TableRowCell" office:value-type="string">
            <text:p text:style-name="P40">89.9</text:p>
          </table:table-cell>
        </table:table-row>
        <table:table-row>
          <table:table-cell table:style-name="TableRowCell" office:value-type="string">
            <text:p text:style-name="Table_20_Contents">[7] 1 adult, aged 60+, no children</text:p>
          </table:table-cell>
          <table:table-cell table:style-name="TableRowCell" office:value-type="string">
            <text:p text:style-name="P39">18.4</text:p>
          </table:table-cell>
          <table:table-cell table:style-name="TableRowCell" office:value-type="string">
            <text:p text:style-name="P40">81.6</text:p>
          </table:table-cell>
        </table:table-row>
      </table:table>
      <text:p text:style-name="First_20_paragraph">[1] “Pearson’s X^2: Rao &amp; Scott adjustment”</text:p>
      <text:p text:style-name="P41"><text:s text:c="4"/>F <text:s text:c="6"/>ndf X-squared </text:p>
      <text:p text:style-name="P42">2.134 <text:s text:c="4"/>5.982 <text:s text:c="4"/>0.047 </text:p>
      <text:h text:style-name="Heading_20_1" text:outline-level="1">w10nssec5</text:h>
      <text:p text:style-name="First_20_paragraph"><text:span text:style-name="T1">Frequency table of unrecoded </text:span><text:span text:style-name="T2">w10nssec5</text:span><text:span text:style-name="T1"> </text:span></text:p>
      <text:list text:style-name="L19">
        <text:list-item>
          <text:p text:style-name="P43">Combined NS-SEC 5 category classification (individual)</text:p>
          <text:p text:style-name="P43">Freq</text:p>
          <text:p text:style-name="P43">Pct</text:p>
          <text:p text:style-name="P43">[-9] Refused</text:p>
          <text:p text:style-name="P43">10.7</text:p>
          <text:p text:style-name="P43">0.2</text:p>
          <text:p text:style-name="P43">[-3] Incomplete/No job info collected</text:p>
          <text:p text:style-name="P43">3858.9</text:p>
          <text:p text:style-name="P43">62.0</text:p>
          <text:p text:style-name="P43">[1] 1 Higher managerial, administrative and professional occupations</text:p>
          <text:p text:style-name="P43">989.7</text:p>
          <text:p text:style-name="P43">15.9</text:p>
          <text:p text:style-name="P43">[2] Intermediate occupations</text:p>
          <text:p text:style-name="P43">252.3</text:p>
          <text:p text:style-name="P43">4.0</text:p>
          <text:p text:style-name="P43">[3] Small employers and own account workers</text:p>
          <text:p text:style-name="P43">268.9</text:p>
          <text:p text:style-name="P43">4.3</text:p>
          <text:p text:style-name="P43">[4] Lower supervisory and technical occupations</text:p>
          <text:p text:style-name="P43">123.5</text:p>
          <text:p text:style-name="P43">2.0</text:p>
          <text:p text:style-name="P43">[5] Semi-routine and routine occupations</text:p>
          <text:p text:style-name="P43">680.5</text:p>
          <text:p text:style-name="P43">10.9</text:p>
          <text:p text:style-name="P43">[99] Other</text:p>
          <text:p text:style-name="P43">41.5</text:p>
          <text:p text:style-name="P43">0.7</text:p>
        </text:list-item>
      </text:list>
      <text:p text:style-name="First_20_paragraph"><text:span text:style-name="T1">Frequency table of recoded </text:span><text:span text:style-name="T2">w10nssec5</text:span><text:span text:style-name="T1"> </text:span></text:p>
      <text:list text:style-name="L20">
        <text:list-item>
          <text:p text:style-name="P44">Combined NS-SEC 5 category classification (individual)</text:p>
          <text:p text:style-name="P44">Freq</text:p>
          <text:p text:style-name="P44">Pct</text:p>
          <text:p text:style-name="P44">[1] 1 Higher managerial, administrative and professional occupations</text:p>
          <text:p text:style-name="P44">989.7</text:p>
          <text:p text:style-name="P44">42.8</text:p>
          <text:p text:style-name="P44">[2] Intermediate occupations</text:p>
          <text:p text:style-name="P44">252.3</text:p>
          <text:p text:style-name="P44">10.9</text:p>
          <text:p text:style-name="P44">[3] Small employers and own account workers</text:p>
          <text:p text:style-name="P44">268.9</text:p>
          <text:p text:style-name="P44">11.6</text:p>
          <text:p text:style-name="P44">[4] Lower supervisory and technical occupations</text:p>
          <text:p text:style-name="P44">123.5</text:p>
          <text:p text:style-name="P44">5.3</text:p>
          <text:p text:style-name="P44">[5] Semi-routine and routine occupations</text:p>
          <text:p text:style-name="P44">680.5</text:p>
          <text:p text:style-name="P44">29.4</text:p>
        </text:list-item>
      </text:list>
      <text:p text:style-name="First_20_paragraph"><text:span text:style-name="T1">Contingency table of voting behaviour by </text:span><text:span text:style-name="T2">w10nssec5</text:span><text:span text:style-name="T1"> 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5">Didn’t vote</text:p>
            </table:table-cell>
            <table:table-cell table:style-name="TableHeaderRowCell" office:value-type="string">
              <text:p text:style-name="P46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1] 1 Higher managerial, administrative and professional occupations</text:p>
          </table:table-cell>
          <table:table-cell table:style-name="TableRowCell" office:value-type="string">
            <text:p text:style-name="P47">9.2</text:p>
          </table:table-cell>
          <table:table-cell table:style-name="TableRowCell" office:value-type="string">
            <text:p text:style-name="P48">90.8</text:p>
          </table:table-cell>
        </table:table-row>
        <table:table-row>
          <table:table-cell table:style-name="TableRowCell" office:value-type="string">
            <text:p text:style-name="Table_20_Contents">[2] Intermediate occupations</text:p>
          </table:table-cell>
          <table:table-cell table:style-name="TableRowCell" office:value-type="string">
            <text:p text:style-name="P47">19.6</text:p>
          </table:table-cell>
          <table:table-cell table:style-name="TableRowCell" office:value-type="string">
            <text:p text:style-name="P48">80.4</text:p>
          </table:table-cell>
        </table:table-row>
        <table:table-row>
          <table:table-cell table:style-name="TableRowCell" office:value-type="string">
            <text:p text:style-name="Table_20_Contents">[3] Small employers and own account workers</text:p>
          </table:table-cell>
          <table:table-cell table:style-name="TableRowCell" office:value-type="string">
            <text:p text:style-name="P47">16.2</text:p>
          </table:table-cell>
          <table:table-cell table:style-name="TableRowCell" office:value-type="string">
            <text:p text:style-name="P48">83.8</text:p>
          </table:table-cell>
        </table:table-row>
        <table:table-row>
          <table:table-cell table:style-name="TableRowCell" office:value-type="string">
            <text:p text:style-name="Table_20_Contents">[4] Lower supervisory and technical occupations</text:p>
          </table:table-cell>
          <table:table-cell table:style-name="TableRowCell" office:value-type="string">
            <text:p text:style-name="P47">18.5</text:p>
          </table:table-cell>
          <table:table-cell table:style-name="TableRowCell" office:value-type="string">
            <text:p text:style-name="P48">81.5</text:p>
          </table:table-cell>
        </table:table-row>
        <table:table-row>
          <table:table-cell table:style-name="TableRowCell" office:value-type="string">
            <text:p text:style-name="Table_20_Contents">[5] Semi-routine and routine occupations</text:p>
          </table:table-cell>
          <table:table-cell table:style-name="TableRowCell" office:value-type="string">
            <text:p text:style-name="P47">37.6</text:p>
          </table:table-cell>
          <table:table-cell table:style-name="TableRowCell" office:value-type="string">
            <text:p text:style-name="P48">62.4</text:p>
          </table:table-cell>
        </table:table-row>
      </table:table>
      <text:p text:style-name="First_20_paragraph">[1] “Pearson’s X^2: Rao &amp; Scott adjustment”</text:p>
      <text:p text:style-name="P49"><text:s text:c="4"/>F <text:s text:c="6"/>ndf X-squared </text:p>
      <text:p text:style-name="First_20_paragraph">19.521 3.954 0.000</text:p>
      <text:h text:style-name="Heading_20_1" text:outline-level="1">wpdes</text:h>
      <text:p text:style-name="First_20_paragraph"><text:span text:style-name="T1">Frequency table of unrecoded </text:span><text:span text:style-name="T2">wpdes</text:span><text:span text:style-name="T1"> </text:span></text:p>
      <text:p text:style-name="Text_20_body">Best description of current situation</text:p>
      <text:p text:style-name="Text_20_body">Freq</text:p>
      <text:p text:style-name="Text_20_body">Pct</text:p>
      <text:p text:style-name="Text_20_body">[1] Retired</text:p>
      <text:p text:style-name="Text_20_body">2995.4</text:p>
      <text:p text:style-name="Text_20_body">48.1</text:p>
      <text:p text:style-name="Text_20_body">[2] Employed</text:p>
      <text:p text:style-name="Text_20_body">2013.5</text:p>
      <text:p text:style-name="Text_20_body">32.3</text:p>
      <text:p text:style-name="Text_20_body">[3] Self-employed</text:p>
      <text:p text:style-name="Text_20_body">490.0</text:p>
      <text:p text:style-name="Text_20_body">7.9</text:p>
      <text:p text:style-name="Text_20_body">[4] Unemployed</text:p>
      <text:p text:style-name="Text_20_body">96.9</text:p>
      <text:p text:style-name="Text_20_body">1.6</text:p>
      <text:p text:style-name="Text_20_body">[5] Permanently sick or disabled</text:p>
      <text:p text:style-name="Text_20_body">343.3</text:p>
      <text:p text:style-name="Text_20_body">5.5</text:p>
      <text:p text:style-name="Text_20_body">[6] Looking after home or family</text:p>
      <text:p text:style-name="Text_20_body">203.6</text:p>
      <text:p text:style-name="Text_20_body">3.3</text:p>
      <text:p text:style-name="Text_20_body">[85] Other answer - not codeable 01-06 or 96</text:p>
      <text:p text:style-name="Text_20_body">25.7</text:p>
      <text:p text:style-name="Text_20_body">0.4</text:p>
      <text:p text:style-name="Text_20_body">[86] Irrelevant answer - not codeable 01-06 or 96</text:p>
      <text:p text:style-name="Text_20_body">0.4</text:p>
      <text:p text:style-name="Text_20_body">0.0</text:p>
      <text:p text:style-name="Text_20_body">[96] SPONTANEOUS: Semi-retired</text:p>
      <text:p text:style-name="Text_20_body">57.2</text:p>
      <text:p text:style-name="Text_20_body">0.9</text:p>
      <text:p text:style-name="Text_20_body"><text:span text:style-name="T1">Frequency table of recoded </text:span><text:span text:style-name="T2">wpdes</text:span><text:span text:style-name="T1"> </text:span></text:p>
      <text:p text:style-name="Text_20_body">Best description of current situation</text:p>
      <text:p text:style-name="Text_20_body">Freq</text:p>
      <text:p text:style-name="Text_20_body">Pct</text:p>
      <text:p text:style-name="Text_20_body">[1] Retired</text:p>
      <text:p text:style-name="Text_20_body">2995.4</text:p>
      <text:p text:style-name="Text_20_body">48.8</text:p>
      <text:p text:style-name="Text_20_body">[2] Employed</text:p>
      <text:p text:style-name="Text_20_body">2013.5</text:p>
      <text:p text:style-name="Text_20_body">32.8</text:p>
      <text:p text:style-name="Text_20_body">[3] Self-employed</text:p>
      <text:p text:style-name="Text_20_body">490.0</text:p>
      <text:p text:style-name="Text_20_body">8.0</text:p>
      <text:p text:style-name="Text_20_body">[4] Unemployed</text:p>
      <text:p text:style-name="Text_20_body">96.9</text:p>
      <text:p text:style-name="Text_20_body">1.6</text:p>
      <text:p text:style-name="Text_20_body">[5] Permanently sick or disabled</text:p>
      <text:p text:style-name="Text_20_body">343.3</text:p>
      <text:p text:style-name="Text_20_body">5.6</text:p>
      <text:p text:style-name="Text_20_body">[6] Looking after home or family</text:p>
      <text:p text:style-name="Text_20_body">203.6</text:p>
      <text:p text:style-name="Text_20_body">3.3</text:p>
      <text:p text:style-name="Text_20_body"><text:span text:style-name="T1">Contingency table of voting behaviour by </text:span><text:span text:style-name="T2">wpdes</text:span><text:span text:style-name="T1"> 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50">Didn’t vote</text:p>
            </table:table-cell>
            <table:table-cell table:style-name="TableHeaderRowCell" office:value-type="string">
              <text:p text:style-name="P51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1] Retired</text:p>
          </table:table-cell>
          <table:table-cell table:style-name="TableRowCell" office:value-type="string">
            <text:p text:style-name="P52">11.0</text:p>
          </table:table-cell>
          <table:table-cell table:style-name="TableRowCell" office:value-type="string">
            <text:p text:style-name="P53">89.0</text:p>
          </table:table-cell>
        </table:table-row>
        <table:table-row>
          <table:table-cell table:style-name="TableRowCell" office:value-type="string">
            <text:p text:style-name="Table_20_Contents">[2] Employed</text:p>
          </table:table-cell>
          <table:table-cell table:style-name="TableRowCell" office:value-type="string">
            <text:p text:style-name="P52">18.9</text:p>
          </table:table-cell>
          <table:table-cell table:style-name="TableRowCell" office:value-type="string">
            <text:p text:style-name="P53">81.1</text:p>
          </table:table-cell>
        </table:table-row>
        <table:table-row>
          <table:table-cell table:style-name="TableRowCell" office:value-type="string">
            <text:p text:style-name="Table_20_Contents">[3] Self-employed</text:p>
          </table:table-cell>
          <table:table-cell table:style-name="TableRowCell" office:value-type="string">
            <text:p text:style-name="P52">13.5</text:p>
          </table:table-cell>
          <table:table-cell table:style-name="TableRowCell" office:value-type="string">
            <text:p text:style-name="P53">86.5</text:p>
          </table:table-cell>
        </table:table-row>
        <table:table-row>
          <table:table-cell table:style-name="TableRowCell" office:value-type="string">
            <text:p text:style-name="Table_20_Contents">[4] Unemployed</text:p>
          </table:table-cell>
          <table:table-cell table:style-name="TableRowCell" office:value-type="string">
            <text:p text:style-name="P52">42.0</text:p>
          </table:table-cell>
          <table:table-cell table:style-name="TableRowCell" office:value-type="string">
            <text:p text:style-name="P53">58.0</text:p>
          </table:table-cell>
        </table:table-row>
        <table:table-row>
          <table:table-cell table:style-name="TableRowCell" office:value-type="string">
            <text:p text:style-name="Table_20_Contents">[5] Permanently sick or disabled</text:p>
          </table:table-cell>
          <table:table-cell table:style-name="TableRowCell" office:value-type="string">
            <text:p text:style-name="P52">44.4</text:p>
          </table:table-cell>
          <table:table-cell table:style-name="TableRowCell" office:value-type="string">
            <text:p text:style-name="P53">55.6</text:p>
          </table:table-cell>
        </table:table-row>
        <table:table-row>
          <table:table-cell table:style-name="TableRowCell" office:value-type="string">
            <text:p text:style-name="Table_20_Contents">[6] Looking after home or family</text:p>
          </table:table-cell>
          <table:table-cell table:style-name="TableRowCell" office:value-type="string">
            <text:p text:style-name="P52">23.0</text:p>
          </table:table-cell>
          <table:table-cell table:style-name="TableRowCell" office:value-type="string">
            <text:p text:style-name="P53">77.0</text:p>
          </table:table-cell>
        </table:table-row>
      </table:table>
      <text:p text:style-name="First_20_paragraph">[1] “Pearson’s X^2: Rao &amp; Scott adjustment”</text:p>
      <text:p text:style-name="P54"><text:s text:c="4"/>F <text:s text:c="6"/>ndf X-squared </text:p>
      <text:p text:style-name="First_20_paragraph">24.406 4.796 0.000</text:p>
      <text:h text:style-name="Heading_20_1" text:outline-level="1">edqual</text:h>
      <text:p text:style-name="First_20_paragraph"><text:span text:style-name="T1">Frequency table of unrecoded </text:span><text:span text:style-name="T2">edqual</text:span><text:span text:style-name="T1"> </text:span></text:p>
      <text:p text:style-name="Text_20_body">educational qualification - info merged from current and previous waves</text:p>
      <text:p text:style-name="Text_20_body">Freq</text:p>
      <text:p text:style-name="Text_20_body">Pct</text:p>
      <text:p text:style-name="Text_20_body">[-9] refusal</text:p>
      <text:p text:style-name="Text_20_body">7.0</text:p>
      <text:p text:style-name="Text_20_body">0.1</text:p>
      <text:p text:style-name="Text_20_body">[-8] don’t know</text:p>
      <text:p text:style-name="Text_20_body">49.2</text:p>
      <text:p text:style-name="Text_20_body">0.8</text:p>
      <text:p text:style-name="Text_20_body">[-2] not asked</text:p>
      <text:p text:style-name="Text_20_body">62.3</text:p>
      <text:p text:style-name="Text_20_body">1.0</text:p>
      <text:p text:style-name="Text_20_body">[1] nvq4/nvq5/degree or equiv</text:p>
      <text:p text:style-name="Text_20_body">1426.2</text:p>
      <text:p text:style-name="Text_20_body">22.9</text:p>
      <text:p text:style-name="Text_20_body">[2] higher ed below degree</text:p>
      <text:p text:style-name="Text_20_body">818.7</text:p>
      <text:p text:style-name="Text_20_body">13.2</text:p>
      <text:p text:style-name="Text_20_body">[3] nvq3/gce a level equiv</text:p>
      <text:p text:style-name="Text_20_body">779.6</text:p>
      <text:p text:style-name="Text_20_body">12.5</text:p>
      <text:p text:style-name="Text_20_body">[4] nvq2/gce o level equiv</text:p>
      <text:p text:style-name="Text_20_body">1444.0</text:p>
      <text:p text:style-name="Text_20_body">23.2</text:p>
      <text:p text:style-name="Text_20_body">[5] nvq1/cse other grade equiv</text:p>
      <text:p text:style-name="Text_20_body">210.2</text:p>
      <text:p text:style-name="Text_20_body">3.4</text:p>
      <text:p text:style-name="Text_20_body">[6] foreign/other</text:p>
      <text:p text:style-name="Text_20_body">440.0</text:p>
      <text:p text:style-name="Text_20_body">7.1</text:p>
      <text:p text:style-name="Text_20_body">[7] no qualification</text:p>
      <text:p text:style-name="Text_20_body">989.0</text:p>
      <text:p text:style-name="Text_20_body">15.9</text:p>
      <text:p text:style-name="Text_20_body"><text:span text:style-name="T1">Frequency table of recoded </text:span><text:span text:style-name="T2">edqual</text:span><text:span text:style-name="T1"> </text:span></text:p>
      <text:p text:style-name="Text_20_body">educational qualification - info merged from current and previous waves</text:p>
      <text:p text:style-name="Text_20_body">Freq</text:p>
      <text:p text:style-name="Text_20_body">Pct</text:p>
      <text:p text:style-name="Text_20_body">[1] nvq4/nvq5/degree or equiv</text:p>
      <text:p text:style-name="Text_20_body">1426.2</text:p>
      <text:p text:style-name="Text_20_body">23.4</text:p>
      <text:p text:style-name="Text_20_body">[2] higher ed below degree</text:p>
      <text:p text:style-name="Text_20_body">818.7</text:p>
      <text:p text:style-name="Text_20_body">13.4</text:p>
      <text:p text:style-name="Text_20_body">[3] nvq3/gce a level equiv</text:p>
      <text:p text:style-name="Text_20_body">779.6</text:p>
      <text:p text:style-name="Text_20_body">12.8</text:p>
      <text:p text:style-name="Text_20_body">[4] nvq2/gce o level equiv</text:p>
      <text:p text:style-name="Text_20_body">1444.0</text:p>
      <text:p text:style-name="Text_20_body">23.6</text:p>
      <text:p text:style-name="Text_20_body">[5] nvq1/cse other grade equiv</text:p>
      <text:p text:style-name="Text_20_body">210.2</text:p>
      <text:p text:style-name="Text_20_body">3.4</text:p>
      <text:p text:style-name="Text_20_body">[6] foreign/other</text:p>
      <text:p text:style-name="Text_20_body">440.0</text:p>
      <text:p text:style-name="Text_20_body">7.2</text:p>
      <text:p text:style-name="Text_20_body">[7] no qualification</text:p>
      <text:p text:style-name="Text_20_body">989.0</text:p>
      <text:p text:style-name="Text_20_body">16.2</text:p>
      <text:p text:style-name="Text_20_body"><text:span text:style-name="T1">Contingency table of voting behaviour by </text:span><text:span text:style-name="T2">edqual</text:span><text:span text:style-name="T1"> 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55">Didn’t vote</text:p>
            </table:table-cell>
            <table:table-cell table:style-name="TableHeaderRowCell" office:value-type="string">
              <text:p text:style-name="P56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1] nvq4/nvq5/degree or equiv</text:p>
          </table:table-cell>
          <table:table-cell table:style-name="TableRowCell" office:value-type="string">
            <text:p text:style-name="P57">7.1</text:p>
          </table:table-cell>
          <table:table-cell table:style-name="TableRowCell" office:value-type="string">
            <text:p text:style-name="P58">92.9</text:p>
          </table:table-cell>
        </table:table-row>
        <table:table-row>
          <table:table-cell table:style-name="TableRowCell" office:value-type="string">
            <text:p text:style-name="Table_20_Contents">[2] higher ed below degree</text:p>
          </table:table-cell>
          <table:table-cell table:style-name="TableRowCell" office:value-type="string">
            <text:p text:style-name="P57">12.1</text:p>
          </table:table-cell>
          <table:table-cell table:style-name="TableRowCell" office:value-type="string">
            <text:p text:style-name="P58">87.9</text:p>
          </table:table-cell>
        </table:table-row>
        <table:table-row>
          <table:table-cell table:style-name="TableRowCell" office:value-type="string">
            <text:p text:style-name="Table_20_Contents">[3] nvq3/gce a level equiv</text:p>
          </table:table-cell>
          <table:table-cell table:style-name="TableRowCell" office:value-type="string">
            <text:p text:style-name="P57">16.9</text:p>
          </table:table-cell>
          <table:table-cell table:style-name="TableRowCell" office:value-type="string">
            <text:p text:style-name="P58">83.1</text:p>
          </table:table-cell>
        </table:table-row>
        <table:table-row>
          <table:table-cell table:style-name="TableRowCell" office:value-type="string">
            <text:p text:style-name="Table_20_Contents">[4] nvq2/gce o level equiv</text:p>
          </table:table-cell>
          <table:table-cell table:style-name="TableRowCell" office:value-type="string">
            <text:p text:style-name="P57">18.9</text:p>
          </table:table-cell>
          <table:table-cell table:style-name="TableRowCell" office:value-type="string">
            <text:p text:style-name="P58">81.1</text:p>
          </table:table-cell>
        </table:table-row>
        <table:table-row>
          <table:table-cell table:style-name="TableRowCell" office:value-type="string">
            <text:p text:style-name="Table_20_Contents">[5] nvq1/cse other grade equiv</text:p>
          </table:table-cell>
          <table:table-cell table:style-name="TableRowCell" office:value-type="string">
            <text:p text:style-name="P57">30.1</text:p>
          </table:table-cell>
          <table:table-cell table:style-name="TableRowCell" office:value-type="string">
            <text:p text:style-name="P58">69.9</text:p>
          </table:table-cell>
        </table:table-row>
        <table:table-row>
          <table:table-cell table:style-name="TableRowCell" office:value-type="string">
            <text:p text:style-name="Table_20_Contents">[6] foreign/other</text:p>
          </table:table-cell>
          <table:table-cell table:style-name="TableRowCell" office:value-type="string">
            <text:p text:style-name="P57">13.0</text:p>
          </table:table-cell>
          <table:table-cell table:style-name="TableRowCell" office:value-type="string">
            <text:p text:style-name="P58">87.0</text:p>
          </table:table-cell>
        </table:table-row>
        <table:table-row>
          <table:table-cell table:style-name="TableRowCell" office:value-type="string">
            <text:p text:style-name="Table_20_Contents">[7] no qualification</text:p>
          </table:table-cell>
          <table:table-cell table:style-name="TableRowCell" office:value-type="string">
            <text:p text:style-name="P57">29.0</text:p>
          </table:table-cell>
          <table:table-cell table:style-name="TableRowCell" office:value-type="string">
            <text:p text:style-name="P58">71.0</text:p>
          </table:table-cell>
        </table:table-row>
      </table:table>
      <text:p text:style-name="First_20_paragraph">[1] “Pearson’s X^2: Rao &amp; Scott adjustment”</text:p>
      <text:p text:style-name="P59"><text:s text:c="4"/>F <text:s text:c="6"/>ndf X-squared </text:p>
      <text:p text:style-name="First_20_paragraph">19.699 5.891 0.000</text:p>
      <text:h text:style-name="Heading_20_1" text:outline-level="1">ethnic</text:h>
      <text:p text:style-name="First_20_paragraph"><text:span text:style-name="T1">Frequency table of unrecoded </text:span><text:span text:style-name="T2">ethnic</text:span><text:span text:style-name="T1"> </text:span></text:p>
      <text:p text:style-name="Text_20_body">HSE ethnic group collapsed into White and Non-white to avoid disclosure</text:p>
      <text:p text:style-name="Text_20_body">Freq</text:p>
      <text:p text:style-name="Text_20_body">Pct</text:p>
      <text:p text:style-name="Text_20_body">[-9] Refusal</text:p>
      <text:p text:style-name="Text_20_body">2.3</text:p>
      <text:p text:style-name="Text_20_body">0.1</text:p>
      <text:p text:style-name="Text_20_body">[-8] Don’t know</text:p>
      <text:p text:style-name="Text_20_body">0.5</text:p>
      <text:p text:style-name="Text_20_body">0.0</text:p>
      <text:p text:style-name="Text_20_body">[1] White</text:p>
      <text:p text:style-name="Text_20_body">2687.5</text:p>
      <text:p text:style-name="Text_20_body">96.9</text:p>
      <text:p text:style-name="Text_20_body">[2] Non-White</text:p>
      <text:p text:style-name="Text_20_body">82.1</text:p>
      <text:p text:style-name="Text_20_body">3.0</text:p>
      <text:p text:style-name="Text_20_body"><text:span text:style-name="T1">Frequency table of recoded </text:span><text:span text:style-name="T2">ethnic</text:span><text:span text:style-name="T1"> </text:span></text:p>
      <text:p text:style-name="Text_20_body">HSE ethnic group collapsed into White and Non-white to avoid disclosure</text:p>
      <text:p text:style-name="Text_20_body">Freq</text:p>
      <text:p text:style-name="Text_20_body">Pct</text:p>
      <text:p text:style-name="Text_20_body">[1] White</text:p>
      <text:p text:style-name="Text_20_body">2687.5</text:p>
      <text:p text:style-name="Text_20_body">97</text:p>
      <text:p text:style-name="Text_20_body">[2] Non-White</text:p>
      <text:p text:style-name="Text_20_body">82.1</text:p>
      <text:p text:style-name="Text_20_body">3</text:p>
      <text:p text:style-name="Text_20_body"><text:span text:style-name="T1">Contingency table of voting behaviour by </text:span><text:span text:style-name="T2">ethnic</text:span><text:span text:style-name="T1"> 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60">Didn’t vote</text:p>
            </table:table-cell>
            <table:table-cell table:style-name="TableHeaderRowCell" office:value-type="string">
              <text:p text:style-name="P61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1] White</text:p>
          </table:table-cell>
          <table:table-cell table:style-name="TableRowCell" office:value-type="string">
            <text:p text:style-name="P62">11.1</text:p>
          </table:table-cell>
          <table:table-cell table:style-name="TableRowCell" office:value-type="string">
            <text:p text:style-name="P63">88.9</text:p>
          </table:table-cell>
        </table:table-row>
        <table:table-row>
          <table:table-cell table:style-name="TableRowCell" office:value-type="string">
            <text:p text:style-name="Table_20_Contents">[2] Non-White</text:p>
          </table:table-cell>
          <table:table-cell table:style-name="TableRowCell" office:value-type="string">
            <text:p text:style-name="P62">18.0</text:p>
          </table:table-cell>
          <table:table-cell table:style-name="TableRowCell" office:value-type="string">
            <text:p text:style-name="P63">82.0</text:p>
          </table:table-cell>
        </table:table-row>
      </table:table>
      <text:p text:style-name="First_20_paragraph">[1] “Pearson’s X^2: Rao &amp; Scott adjustment”</text:p>
      <text:p text:style-name="P64"><text:s text:c="4"/>F <text:s text:c="6"/>ndf X-squared </text:p>
      <text:p text:style-name="P65">2.651 <text:s text:c="4"/>1.000 <text:s text:c="4"/>0.104 </text:p>
      <text:h text:style-name="Heading_20_1" text:outline-level="1">scorgrl</text:h>
      <text:p text:style-name="First_20_paragraph"><text:span text:style-name="T1">Frequency table of unrecoded </text:span><text:span text:style-name="T2">scorgrl</text:span><text:span text:style-name="T1"> </text:span></text:p>
      <text:p text:style-name="Text_20_body">Whether is a member of a church or other religious group</text:p>
      <text:p text:style-name="Text_20_body">Freq</text:p>
      <text:p text:style-name="Text_20_body">Pct</text:p>
      <text:p text:style-name="Text_20_body">[-9] Refused</text:p>
      <text:p text:style-name="Text_20_body">228.1</text:p>
      <text:p text:style-name="Text_20_body">3.7</text:p>
      <text:p text:style-name="Text_20_body">[-2] Self-completion instrument not completed</text:p>
      <text:p text:style-name="Text_20_body">217.5</text:p>
      <text:p text:style-name="Text_20_body">3.5</text:p>
      <text:p text:style-name="Text_20_body">[-1] Not applicable</text:p>
      <text:p text:style-name="Text_20_body">716.5</text:p>
      <text:p text:style-name="Text_20_body">11.5</text:p>
      <text:p text:style-name="Text_20_body">0</text:p>
      <text:p text:style-name="Text_20_body">4273.8</text:p>
      <text:p text:style-name="Text_20_body">68.6</text:p>
      <text:p text:style-name="Text_20_body">1</text:p>
      <text:p text:style-name="Text_20_body">790.1</text:p>
      <text:p text:style-name="Text_20_body">12.7</text:p>
      <text:p text:style-name="Text_20_body"><text:span text:style-name="T1">Frequency table of recoded </text:span><text:span text:style-name="T2">scorgrl</text:span><text:span text:style-name="T1"> </text:span></text:p>
      <text:p text:style-name="Text_20_body">Whether is a member of a church or other religious group</text:p>
      <text:p text:style-name="Text_20_body">Freq</text:p>
      <text:p text:style-name="Text_20_body">Pct</text:p>
      <text:p text:style-name="Text_20_body">0</text:p>
      <text:p text:style-name="Text_20_body">4273.8</text:p>
      <text:p text:style-name="Text_20_body">84.4</text:p>
      <text:p text:style-name="Text_20_body">1</text:p>
      <text:p text:style-name="Text_20_body">790.1</text:p>
      <text:p text:style-name="Text_20_body">15.6</text:p>
      <text:p text:style-name="Text_20_body"><text:span text:style-name="T1">Contingency table of voting behaviour by </text:span><text:span text:style-name="T2">scorgrl</text:span><text:span text:style-name="T1">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66">Didn’t vote</text:p>
            </table:table-cell>
            <table:table-cell table:style-name="TableHeaderRowCell" office:value-type="string">
              <text:p text:style-name="P67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P68">16.1</text:p>
          </table:table-cell>
          <table:table-cell table:style-name="TableRowCell" office:value-type="string">
            <text:p text:style-name="P69">83.9</text:p>
      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P68">13.3</text:p>
          </table:table-cell>
          <table:table-cell table:style-name="TableRowCell" office:value-type="string">
            <text:p text:style-name="P69">86.7</text:p>
          </table:table-cell>
        </table:table-row>
      </table:table>
      <text:p text:style-name="First_20_paragraph">[1] “Pearson’s X^2: Rao &amp; Scott adjustment”</text:p>
      <text:p text:style-name="P70"><text:s text:c="4"/>F <text:s text:c="6"/>ndf X-squared </text:p>
      <text:p text:style-name="P71">2.101 <text:s text:c="4"/>1.000 <text:s text:c="4"/>0.147 </text:p>
      <text:h text:style-name="Heading_20_1" text:outline-level="1">hehelf</text:h>
      <text:p text:style-name="First_20_paragraph"><text:span text:style-name="T1">Frequency table of unrecoded </text:span><text:span text:style-name="T2">hehelf</text:span><text:span text:style-name="T1"> </text:span></text:p>
      <text:p text:style-name="Text_20_body">Self-reported general health</text:p>
      <text:p text:style-name="Text_20_body">Freq</text:p>
      <text:p text:style-name="Text_20_body">Pct</text:p>
      <text:p text:style-name="Text_20_body">[-8] Don’t know</text:p>
      <text:p text:style-name="Text_20_body">0.5</text:p>
      <text:p text:style-name="Text_20_body">0.0</text:p>
      <text:p text:style-name="Text_20_body">[-1] Not applicable</text:p>
      <text:p text:style-name="Text_20_body">217.0</text:p>
      <text:p text:style-name="Text_20_body">3.5</text:p>
      <text:p text:style-name="Text_20_body">[1] Excellent</text:p>
      <text:p text:style-name="Text_20_body">677.7</text:p>
      <text:p text:style-name="Text_20_body">10.9</text:p>
      <text:p text:style-name="Text_20_body">[2] Very good</text:p>
      <text:p text:style-name="Text_20_body">1589.7</text:p>
      <text:p text:style-name="Text_20_body">25.5</text:p>
      <text:p text:style-name="Text_20_body">[3] Good</text:p>
      <text:p text:style-name="Text_20_body">1961.4</text:p>
      <text:p text:style-name="Text_20_body">31.5</text:p>
      <text:p text:style-name="Text_20_body">[4] Fair</text:p>
      <text:p text:style-name="Text_20_body">1173.3</text:p>
      <text:p text:style-name="Text_20_body">18.8</text:p>
      <text:p text:style-name="Text_20_body">[5] Poor</text:p>
      <text:p text:style-name="Text_20_body">606.3</text:p>
      <text:p text:style-name="Text_20_body">9.7</text:p>
      <text:p text:style-name="Text_20_body"><text:span text:style-name="T1">Frequency table of recoded </text:span><text:span text:style-name="T2">hehelf</text:span><text:span text:style-name="T1"> </text:span></text:p>
      <text:p text:style-name="Text_20_body">Self-reported general health</text:p>
      <text:p text:style-name="Text_20_body">Freq</text:p>
      <text:p text:style-name="Text_20_body">Pct</text:p>
      <text:p text:style-name="Text_20_body">[1] Excellent</text:p>
      <text:p text:style-name="Text_20_body">677.7</text:p>
      <text:p text:style-name="Text_20_body">11.3</text:p>
      <text:p text:style-name="Text_20_body">[2] Very good</text:p>
      <text:p text:style-name="Text_20_body">1589.7</text:p>
      <text:p text:style-name="Text_20_body">26.5</text:p>
      <text:p text:style-name="Text_20_body">[3] Good</text:p>
      <text:p text:style-name="Text_20_body">1961.4</text:p>
      <text:p text:style-name="Text_20_body">32.6</text:p>
      <text:p text:style-name="Text_20_body">[4] Fair</text:p>
      <text:p text:style-name="Text_20_body">1173.3</text:p>
      <text:p text:style-name="Text_20_body">19.5</text:p>
      <text:p text:style-name="Text_20_body">[5] Poor</text:p>
      <text:p text:style-name="Text_20_body">606.3</text:p>
      <text:p text:style-name="Text_20_body">10.1</text:p>
      <text:p text:style-name="Text_20_body"><text:span text:style-name="T1">Contingency table of voting behaviour by </text:span><text:span text:style-name="T2">hehelf</text:span><text:span text:style-name="T1"> 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72">Didn’t vote</text:p>
            </table:table-cell>
            <table:table-cell table:style-name="TableHeaderRowCell" office:value-type="string">
              <text:p text:style-name="P73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1] Excellent</text:p>
          </table:table-cell>
          <table:table-cell table:style-name="TableRowCell" office:value-type="string">
            <text:p text:style-name="P74">10.6</text:p>
          </table:table-cell>
          <table:table-cell table:style-name="TableRowCell" office:value-type="string">
            <text:p text:style-name="P75">89.4</text:p>
          </table:table-cell>
        </table:table-row>
        <table:table-row>
          <table:table-cell table:style-name="TableRowCell" office:value-type="string">
            <text:p text:style-name="Table_20_Contents">[2] Very good</text:p>
          </table:table-cell>
          <table:table-cell table:style-name="TableRowCell" office:value-type="string">
            <text:p text:style-name="P74">9.7</text:p>
          </table:table-cell>
          <table:table-cell table:style-name="TableRowCell" office:value-type="string">
            <text:p text:style-name="P75">90.3</text:p>
          </table:table-cell>
        </table:table-row>
        <table:table-row>
          <table:table-cell table:style-name="TableRowCell" office:value-type="string">
            <text:p text:style-name="Table_20_Contents">[3] Good</text:p>
          </table:table-cell>
          <table:table-cell table:style-name="TableRowCell" office:value-type="string">
            <text:p text:style-name="P74">16.7</text:p>
          </table:table-cell>
          <table:table-cell table:style-name="TableRowCell" office:value-type="string">
            <text:p text:style-name="P75">83.3</text:p>
          </table:table-cell>
        </table:table-row>
        <table:table-row>
          <table:table-cell table:style-name="TableRowCell" office:value-type="string">
            <text:p text:style-name="Table_20_Contents">[4] Fair</text:p>
          </table:table-cell>
          <table:table-cell table:style-name="TableRowCell" office:value-type="string">
            <text:p text:style-name="P74">18.5</text:p>
          </table:table-cell>
          <table:table-cell table:style-name="TableRowCell" office:value-type="string">
            <text:p text:style-name="P75">81.5</text:p>
          </table:table-cell>
        </table:table-row>
        <table:table-row>
          <table:table-cell table:style-name="TableRowCell" office:value-type="string">
            <text:p text:style-name="Table_20_Contents">[5] Poor</text:p>
          </table:table-cell>
          <table:table-cell table:style-name="TableRowCell" office:value-type="string">
            <text:p text:style-name="P74">37.3</text:p>
          </table:table-cell>
          <table:table-cell table:style-name="TableRowCell" office:value-type="string">
            <text:p text:style-name="P75">62.7</text:p>
          </table:table-cell>
        </table:table-row>
      </table:table>
      <text:p text:style-name="First_20_paragraph">[1] “Pearson’s X^2: Rao &amp; Scott adjustment”</text:p>
      <text:p text:style-name="P76"><text:s text:c="4"/>F <text:s text:c="6"/>ndf X-squared </text:p>
      <text:p text:style-name="First_20_paragraph">29.996 3.952 0.000</text:p>
      <text:h text:style-name="Heading_20_1" text:outline-level="1">cfmap</text:h>
      <text:p text:style-name="First_20_paragraph"><text:span text:style-name="T1">Frequency table of unrecoded </text:span><text:span text:style-name="T2">cfmap</text:span><text:span text:style-name="T1"> </text:span></text:p>
      <text:p text:style-name="Text_20_body">Self-rated mental abilities</text:p>
      <text:p text:style-name="Text_20_body">Freq</text:p>
      <text:p text:style-name="Text_20_body">Pct</text:p>
      <text:p text:style-name="Text_20_body">[-9] Refused</text:p>
      <text:p text:style-name="Text_20_body">18.0</text:p>
      <text:p text:style-name="Text_20_body">0.3</text:p>
      <text:p text:style-name="Text_20_body">[-8] Don’t know</text:p>
      <text:p text:style-name="Text_20_body">24.3</text:p>
      <text:p text:style-name="Text_20_body">0.4</text:p>
      <text:p text:style-name="Text_20_body">[-1] Not applicable</text:p>
      <text:p text:style-name="Text_20_body">259.8</text:p>
      <text:p text:style-name="Text_20_body">4.2</text:p>
      <text:p text:style-name="Text_20_body">[1] Excellent</text:p>
      <text:p text:style-name="Text_20_body">559.8</text:p>
      <text:p text:style-name="Text_20_body">9.0</text:p>
      <text:p text:style-name="Text_20_body">[2] Very good</text:p>
      <text:p text:style-name="Text_20_body">1890.8</text:p>
      <text:p text:style-name="Text_20_body">30.4</text:p>
      <text:p text:style-name="Text_20_body">[3] Good</text:p>
      <text:p text:style-name="Text_20_body">2502.2</text:p>
      <text:p text:style-name="Text_20_body">40.2</text:p>
      <text:p text:style-name="Text_20_body">[4] Fair</text:p>
      <text:p text:style-name="Text_20_body">822.6</text:p>
      <text:p text:style-name="Text_20_body">13.2</text:p>
      <text:p text:style-name="Text_20_body">[5] Poor</text:p>
      <text:p text:style-name="Text_20_body">148.5</text:p>
      <text:p text:style-name="Text_20_body">2.4</text:p>
      <text:p text:style-name="Text_20_body"><text:span text:style-name="T1">Frequency table of recoded </text:span><text:span text:style-name="T2">cfmap</text:span><text:span text:style-name="T1"> </text:span></text:p>
      <text:p text:style-name="Text_20_body">Self-rated mental abilities</text:p>
      <text:p text:style-name="Text_20_body">Freq</text:p>
      <text:p text:style-name="Text_20_body">Pct</text:p>
      <text:p text:style-name="Text_20_body">[1] Excellent</text:p>
      <text:p text:style-name="Text_20_body">559.8</text:p>
      <text:p text:style-name="Text_20_body">9.4</text:p>
      <text:p text:style-name="Text_20_body">[2] Very good</text:p>
      <text:p text:style-name="Text_20_body">1890.8</text:p>
      <text:p text:style-name="Text_20_body">31.9</text:p>
      <text:p text:style-name="Text_20_body">[3] Good</text:p>
      <text:p text:style-name="Text_20_body">2502.2</text:p>
      <text:p text:style-name="Text_20_body">42.2</text:p>
      <text:p text:style-name="Text_20_body">[4] Fair</text:p>
      <text:p text:style-name="Text_20_body">822.6</text:p>
      <text:p text:style-name="Text_20_body">13.9</text:p>
      <text:p text:style-name="Text_20_body">[5] Poor</text:p>
      <text:p text:style-name="Text_20_body">148.5</text:p>
      <text:p text:style-name="Text_20_body">2.5</text:p>
      <text:p text:style-name="Text_20_body"><text:span text:style-name="T1">Contingency table of voting behaviour by </text:span><text:span text:style-name="T2">cfmap</text:span><text:span text:style-name="T1">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77">Didn’t vote</text:p>
            </table:table-cell>
            <table:table-cell table:style-name="TableHeaderRowCell" office:value-type="string">
              <text:p text:style-name="P78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1] Excellent</text:p>
          </table:table-cell>
          <table:table-cell table:style-name="TableRowCell" office:value-type="string">
            <text:p text:style-name="P79">10.9</text:p>
          </table:table-cell>
          <table:table-cell table:style-name="TableRowCell" office:value-type="string">
            <text:p text:style-name="P80">89.1</text:p>
          </table:table-cell>
        </table:table-row>
        <table:table-row>
          <table:table-cell table:style-name="TableRowCell" office:value-type="string">
            <text:p text:style-name="Table_20_Contents">[2] Very good</text:p>
          </table:table-cell>
          <table:table-cell table:style-name="TableRowCell" office:value-type="string">
            <text:p text:style-name="P79">12.6</text:p>
          </table:table-cell>
          <table:table-cell table:style-name="TableRowCell" office:value-type="string">
            <text:p text:style-name="P80">87.4</text:p>
          </table:table-cell>
        </table:table-row>
        <table:table-row>
          <table:table-cell table:style-name="TableRowCell" office:value-type="string">
            <text:p text:style-name="Table_20_Contents">[3] Good</text:p>
          </table:table-cell>
          <table:table-cell table:style-name="TableRowCell" office:value-type="string">
            <text:p text:style-name="P79">15.7</text:p>
          </table:table-cell>
          <table:table-cell table:style-name="TableRowCell" office:value-type="string">
            <text:p text:style-name="P80">84.3</text:p>
          </table:table-cell>
        </table:table-row>
        <table:table-row>
          <table:table-cell table:style-name="TableRowCell" office:value-type="string">
            <text:p text:style-name="Table_20_Contents">[4] Fair</text:p>
          </table:table-cell>
          <table:table-cell table:style-name="TableRowCell" office:value-type="string">
            <text:p text:style-name="P79">28.1</text:p>
          </table:table-cell>
          <table:table-cell table:style-name="TableRowCell" office:value-type="string">
            <text:p text:style-name="P80">71.9</text:p>
          </table:table-cell>
        </table:table-row>
        <table:table-row>
          <table:table-cell table:style-name="TableRowCell" office:value-type="string">
            <text:p text:style-name="Table_20_Contents">[5] Poor</text:p>
          </table:table-cell>
          <table:table-cell table:style-name="TableRowCell" office:value-type="string">
            <text:p text:style-name="P79">26.9</text:p>
          </table:table-cell>
          <table:table-cell table:style-name="TableRowCell" office:value-type="string">
            <text:p text:style-name="P80">73.1</text:p>
          </table:table-cell>
        </table:table-row>
      </table:table>
      <text:p text:style-name="First_20_paragraph">[1] “Pearson’s X^2: Rao &amp; Scott adjustment”</text:p>
      <text:p text:style-name="P81"><text:s text:c="4"/>F <text:s text:c="6"/>ndf X-squared </text:p>
      <text:p text:style-name="First_20_paragraph">14.301 3.957 0.000</text:p>
      <text:h text:style-name="Heading_20_1" text:outline-level="1">cfmetm</text:h>
      <text:p text:style-name="First_20_paragraph"><text:span text:style-name="T1">Frequency table of unrecoded </text:span><text:span text:style-name="T2">cfmetm</text:span><text:span text:style-name="T1"> </text:span></text:p>
      <text:p text:style-name="Text_20_body">Self-rated memory</text:p>
      <text:p text:style-name="Text_20_body">Freq</text:p>
      <text:p text:style-name="Text_20_body">Pct</text:p>
      <text:p text:style-name="Text_20_body">[-9] Refused</text:p>
      <text:p text:style-name="Text_20_body">17.9</text:p>
      <text:p text:style-name="Text_20_body">0.3</text:p>
      <text:p text:style-name="Text_20_body">[-8] Don’t know</text:p>
      <text:p text:style-name="Text_20_body">33.2</text:p>
      <text:p text:style-name="Text_20_body">0.5</text:p>
      <text:p text:style-name="Text_20_body">[-1] Not applicable</text:p>
      <text:p text:style-name="Text_20_body">256.7</text:p>
      <text:p text:style-name="Text_20_body">4.1</text:p>
      <text:p text:style-name="Text_20_body">[1] Excellent</text:p>
      <text:p text:style-name="Text_20_body">280.4</text:p>
      <text:p text:style-name="Text_20_body">4.5</text:p>
      <text:p text:style-name="Text_20_body">[2] Very good</text:p>
      <text:p text:style-name="Text_20_body">1229.0</text:p>
      <text:p text:style-name="Text_20_body">19.7</text:p>
      <text:p text:style-name="Text_20_body">[3] Good</text:p>
      <text:p text:style-name="Text_20_body">2507.8</text:p>
      <text:p text:style-name="Text_20_body">40.3</text:p>
      <text:p text:style-name="Text_20_body">[4] Fair</text:p>
      <text:p text:style-name="Text_20_body">1488.1</text:p>
      <text:p text:style-name="Text_20_body">23.9</text:p>
      <text:p text:style-name="Text_20_body">[5] Poor</text:p>
      <text:p text:style-name="Text_20_body">413.0</text:p>
      <text:p text:style-name="Text_20_body">6.6</text:p>
      <text:p text:style-name="Text_20_body"><text:span text:style-name="T1">Frequency table of recoded </text:span><text:span text:style-name="T2">cfmetm</text:span><text:span text:style-name="T1"> </text:span></text:p>
      <text:p text:style-name="Text_20_body">Self-rated memory</text:p>
      <text:p text:style-name="Text_20_body">Freq</text:p>
      <text:p text:style-name="Text_20_body">Pct</text:p>
      <text:p text:style-name="Text_20_body">[1] Excellent</text:p>
      <text:p text:style-name="Text_20_body">280.4</text:p>
      <text:p text:style-name="Text_20_body">4.7</text:p>
      <text:p text:style-name="Text_20_body">[2] Very good</text:p>
      <text:p text:style-name="Text_20_body">1229.0</text:p>
      <text:p text:style-name="Text_20_body">20.8</text:p>
      <text:p text:style-name="Text_20_body">[3] Good</text:p>
      <text:p text:style-name="Text_20_body">2507.8</text:p>
      <text:p text:style-name="Text_20_body">42.4</text:p>
      <text:p text:style-name="Text_20_body">[4] Fair</text:p>
      <text:p text:style-name="Text_20_body">1488.1</text:p>
      <text:p text:style-name="Text_20_body">25.1</text:p>
      <text:p text:style-name="Text_20_body">[5] Poor</text:p>
      <text:p text:style-name="Text_20_body">413.0</text:p>
      <text:p text:style-name="Text_20_body">7.0</text:p>
      <text:p text:style-name="Text_20_body"><text:span text:style-name="T1">Contingency table of voting behaviour by </text:span><text:span text:style-name="T2">cfmetm</text:span><text:span text:style-name="T1"> 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82">Didn’t vote</text:p>
            </table:table-cell>
            <table:table-cell table:style-name="TableHeaderRowCell" office:value-type="string">
              <text:p text:style-name="P83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1] Excellent</text:p>
          </table:table-cell>
          <table:table-cell table:style-name="TableRowCell" office:value-type="string">
            <text:p text:style-name="P84">13.3</text:p>
          </table:table-cell>
          <table:table-cell table:style-name="TableRowCell" office:value-type="string">
            <text:p text:style-name="P85">86.7</text:p>
          </table:table-cell>
        </table:table-row>
        <table:table-row>
          <table:table-cell table:style-name="TableRowCell" office:value-type="string">
            <text:p text:style-name="Table_20_Contents">[2] Very good</text:p>
          </table:table-cell>
          <table:table-cell table:style-name="TableRowCell" office:value-type="string">
            <text:p text:style-name="P84">11.3</text:p>
          </table:table-cell>
          <table:table-cell table:style-name="TableRowCell" office:value-type="string">
            <text:p text:style-name="P85">88.7</text:p>
          </table:table-cell>
        </table:table-row>
        <table:table-row>
          <table:table-cell table:style-name="TableRowCell" office:value-type="string">
            <text:p text:style-name="Table_20_Contents">[3] Good</text:p>
          </table:table-cell>
          <table:table-cell table:style-name="TableRowCell" office:value-type="string">
            <text:p text:style-name="P84">15.8</text:p>
          </table:table-cell>
          <table:table-cell table:style-name="TableRowCell" office:value-type="string">
            <text:p text:style-name="P85">84.2</text:p>
          </table:table-cell>
        </table:table-row>
        <table:table-row>
          <table:table-cell table:style-name="TableRowCell" office:value-type="string">
            <text:p text:style-name="Table_20_Contents">[4] Fair</text:p>
          </table:table-cell>
          <table:table-cell table:style-name="TableRowCell" office:value-type="string">
            <text:p text:style-name="P84">19.7</text:p>
          </table:table-cell>
          <table:table-cell table:style-name="TableRowCell" office:value-type="string">
            <text:p text:style-name="P85">80.3</text:p>
          </table:table-cell>
        </table:table-row>
        <table:table-row>
          <table:table-cell table:style-name="TableRowCell" office:value-type="string">
            <text:p text:style-name="Table_20_Contents">[5] Poor</text:p>
          </table:table-cell>
          <table:table-cell table:style-name="TableRowCell" office:value-type="string">
            <text:p text:style-name="P84">22.2</text:p>
          </table:table-cell>
          <table:table-cell table:style-name="TableRowCell" office:value-type="string">
            <text:p text:style-name="P85">77.8</text:p>
          </table:table-cell>
        </table:table-row>
      </table:table>
      <text:p text:style-name="First_20_paragraph">[1] “Pearson’s X^2: Rao &amp; Scott adjustment”</text:p>
      <text:p text:style-name="P86"><text:s text:c="4"/>F <text:s text:c="6"/>ndf X-squared </text:p>
      <text:p text:style-name="P87">5.802 <text:s text:c="4"/>3.967 <text:s text:c="4"/>0.000 </text:p>
      <text:h text:style-name="Heading_20_1" text:outline-level="1">VotGE1</text:h>
      <text:p text:style-name="First_20_paragraph"><text:span text:style-name="T1">Frequency table of unrecoded </text:span><text:span text:style-name="T2">VotGE1</text:span><text:span text:style-name="T1"> </text:span></text:p>
      <text:p text:style-name="Text_20_body">I voted in the last general election</text:p>
      <text:p text:style-name="Text_20_body">Freq</text:p>
      <text:p text:style-name="Text_20_body">Pct</text:p>
      <text:p text:style-name="Text_20_body">[-9] Not answered (99)</text:p>
      <text:p text:style-name="Text_20_body">3.4</text:p>
      <text:p text:style-name="Text_20_body">0.2</text:p>
      <text:p text:style-name="Text_20_body">[-1] Item not applicable</text:p>
      <text:p text:style-name="Text_20_body">63.6</text:p>
      <text:p text:style-name="Text_20_body">3.7</text:p>
      <text:p text:style-name="Text_20_body">0</text:p>
      <text:p text:style-name="Text_20_body">260.5</text:p>
      <text:p text:style-name="Text_20_body">15.0</text:p>
      <text:p text:style-name="Text_20_body">1</text:p>
      <text:p text:style-name="Text_20_body">1407.0</text:p>
      <text:p text:style-name="Text_20_body">81.1</text:p>
      <text:p text:style-name="Text_20_body"><text:span text:style-name="T1">Frequency table of recoded </text:span><text:span text:style-name="T2">VotGE1</text:span><text:span text:style-name="T1"> </text:span></text:p>
      <text:p text:style-name="Text_20_body">I voted in the last general election</text:p>
      <text:p text:style-name="Text_20_body">Freq</text:p>
      <text:p text:style-name="Text_20_body">Pct</text:p>
      <text:p text:style-name="Text_20_body">0</text:p>
      <text:p text:style-name="Text_20_body">260.5</text:p>
      <text:p text:style-name="Text_20_body">15.6</text:p>
      <text:p text:style-name="Text_20_body">1</text:p>
      <text:p text:style-name="Text_20_body">1407.0</text:p>
      <text:p text:style-name="Text_20_body">84.4</text:p>
      <text:p text:style-name="Text_20_body"><text:span text:style-name="T1">Contingency table of voting behaviour by </text:span><text:span text:style-name="T2">VotGE1</text:span><text:span text:style-name="T1"> 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88">Didn’t vote</text:p>
            </table:table-cell>
            <table:table-cell table:style-name="TableHeaderRowCell" office:value-type="string">
              <text:p text:style-name="P89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P90">29.0</text:p>
          </table:table-cell>
          <table:table-cell table:style-name="TableRowCell" office:value-type="string">
            <text:p text:style-name="P91">71.0</text:p>
      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P90">6.6</text:p>
          </table:table-cell>
          <table:table-cell table:style-name="TableRowCell" office:value-type="string">
            <text:p text:style-name="P91">93.4</text:p>
          </table:table-cell>
        </table:table-row>
      </table:table>
      <text:p text:style-name="First_20_paragraph">[1] “Pearson’s X^2: Rao &amp; Scott adjustment”</text:p>
      <text:p text:style-name="P92"><text:s text:c="4"/>F <text:s text:c="6"/>ndf X-squared </text:p>
      <text:p text:style-name="First_20_paragraph">107.096 1.000 0.000</text:p>
      <text:h text:style-name="Heading_20_1" text:outline-level="1">VotGE3</text:h>
      <text:p text:style-name="First_20_paragraph"><text:span text:style-name="T1">Frequency table of unrecoded </text:span><text:span text:style-name="T2">VotGE3</text:span><text:span text:style-name="T1"> </text:span></text:p>
      <text:p text:style-name="Text_20_body">Respondent voted in the last General Election</text:p>
      <text:p text:style-name="Text_20_body">Freq</text:p>
      <text:p text:style-name="Text_20_body">Pct</text:p>
      <text:p text:style-name="Text_20_body">[-9] Not answered</text:p>
      <text:p text:style-name="Text_20_body">29.1</text:p>
      <text:p text:style-name="Text_20_body">1.4</text:p>
      <text:p text:style-name="Text_20_body">[-1] Item not applicable</text:p>
      <text:p text:style-name="Text_20_body">199.1</text:p>
      <text:p text:style-name="Text_20_body">9.8</text:p>
      <text:p text:style-name="Text_20_body">0</text:p>
      <text:p text:style-name="Text_20_body">278.9</text:p>
      <text:p text:style-name="Text_20_body">13.7</text:p>
      <text:p text:style-name="Text_20_body">[1] Yes</text:p>
      <text:p text:style-name="Text_20_body">1534.7</text:p>
      <text:p text:style-name="Text_20_body">75.2</text:p>
      <text:p text:style-name="Text_20_body"><text:span text:style-name="T1">Frequency table of recoded </text:span><text:span text:style-name="T2">VotGE3</text:span><text:span text:style-name="T1"> </text:span></text:p>
      <text:p text:style-name="Text_20_body">Respondent voted in the last General Election</text:p>
      <text:p text:style-name="Text_20_body">Freq</text:p>
      <text:p text:style-name="Text_20_body">Pct</text:p>
      <text:p text:style-name="Text_20_body">[1] Yes</text:p>
      <text:p text:style-name="Text_20_body">1534.7</text:p>
      <text:p text:style-name="Text_20_body">84.6</text:p>
      <text:p text:style-name="Text_20_body">0</text:p>
      <text:p text:style-name="Text_20_body">278.9</text:p>
      <text:p text:style-name="Text_20_body">15.4</text:p>
      <text:p text:style-name="Text_20_body"><text:span text:style-name="T1">Contingency table of voting behaviour by </text:span><text:span text:style-name="T2">VotGE3</text:span><text:span text:style-name="T1"> 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93">Didn’t vote</text:p>
            </table:table-cell>
            <table:table-cell table:style-name="TableHeaderRowCell" office:value-type="string">
              <text:p text:style-name="P94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1] Yes</text:p>
          </table:table-cell>
          <table:table-cell table:style-name="TableRowCell" office:value-type="string">
            <text:p text:style-name="P95">6.3</text:p>
          </table:table-cell>
          <table:table-cell table:style-name="TableRowCell" office:value-type="string">
            <text:p text:style-name="P96">93.7</text:p>
          </table:table-cell>
        </table:table-row>
        <table:table-row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P95">36.6</text:p>
          </table:table-cell>
          <table:table-cell table:style-name="TableRowCell" office:value-type="string">
            <text:p text:style-name="P96">63.4</text:p>
          </table:table-cell>
        </table:table-row>
      </table:table>
      <text:p text:style-name="First_20_paragraph">[1] “Pearson’s X^2: Rao &amp; Scott adjustment”</text:p>
      <text:p text:style-name="P97"><text:s text:c="4"/>F <text:s text:c="6"/>ndf X-squared </text:p>
      <text:p text:style-name="First_20_paragraph">194.243 1.000 0.000</text:p>
      <text:h text:style-name="Heading_20_1" text:outline-level="1">VotGE8</text:h>
      <text:p text:style-name="First_20_paragraph"><text:span text:style-name="T1">Frequency table of unrecoded </text:span><text:span text:style-name="T2">VotGE8</text:span><text:span text:style-name="T1"> </text:span></text:p>
      <text:p text:style-name="Text_20_body">Whether voted in the last General Election</text:p>
      <text:p text:style-name="Text_20_body">Freq</text:p>
      <text:p text:style-name="Text_20_body">Pct</text:p>
      <text:p text:style-name="Text_20_body">[-3] No valid answer</text:p>
      <text:p text:style-name="Text_20_body">26.7</text:p>
      <text:p text:style-name="Text_20_body">0.8</text:p>
      <text:p text:style-name="Text_20_body">[-2] Self-completion instrument not completed</text:p>
      <text:p text:style-name="Text_20_body">314.5</text:p>
      <text:p text:style-name="Text_20_body">9.4</text:p>
      <text:p text:style-name="Text_20_body">[0] Not mentioned</text:p>
      <text:p text:style-name="Text_20_body">704.4</text:p>
      <text:p text:style-name="Text_20_body">21.1</text:p>
      <text:p text:style-name="Text_20_body">[1] Mentioned</text:p>
      <text:p text:style-name="Text_20_body">2291.5</text:p>
      <text:p text:style-name="Text_20_body">68.7</text:p>
      <text:p text:style-name="Text_20_body"><text:span text:style-name="T1">Frequency table of recoded </text:span><text:span text:style-name="T2">VotGE8</text:span><text:span text:style-name="T1"> </text:span></text:p>
      <text:p text:style-name="Text_20_body">Whether voted in the last General Election</text:p>
      <text:p text:style-name="Text_20_body">Freq</text:p>
      <text:p text:style-name="Text_20_body">Pct</text:p>
      <text:p text:style-name="Text_20_body">[0] Not mentioned</text:p>
      <text:p text:style-name="Text_20_body">704.4</text:p>
      <text:p text:style-name="Text_20_body">23.5</text:p>
      <text:p text:style-name="Text_20_body">[1] Mentioned</text:p>
      <text:p text:style-name="Text_20_body">2291.5</text:p>
      <text:p text:style-name="Text_20_body">76.5</text:p>
      <text:p text:style-name="Text_20_body"><text:span text:style-name="T1">Contingency table of voting behaviour by </text:span><text:span text:style-name="T2">VotGE8</text:span><text:span text:style-name="T1"> 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98">Didn’t vote</text:p>
            </table:table-cell>
            <table:table-cell table:style-name="TableHeaderRowCell" office:value-type="string">
              <text:p text:style-name="P99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0] Not mentioned</text:p>
          </table:table-cell>
          <table:table-cell table:style-name="TableRowCell" office:value-type="string">
            <text:p text:style-name="P100">26.2</text:p>
          </table:table-cell>
          <table:table-cell table:style-name="TableRowCell" office:value-type="string">
            <text:p text:style-name="P101">73.8</text:p>
          </table:table-cell>
        </table:table-row>
        <table:table-row>
          <table:table-cell table:style-name="TableRowCell" office:value-type="string">
            <text:p text:style-name="Table_20_Contents">[1] Mentioned</text:p>
          </table:table-cell>
          <table:table-cell table:style-name="TableRowCell" office:value-type="string">
            <text:p text:style-name="P100">7.5</text:p>
          </table:table-cell>
          <table:table-cell table:style-name="TableRowCell" office:value-type="string">
            <text:p text:style-name="P101">92.5</text:p>
          </table:table-cell>
        </table:table-row>
      </table:table>
      <text:p text:style-name="First_20_paragraph">[1] “Pearson’s X^2: Rao &amp; Scott adjustment”</text:p>
      <text:p text:style-name="P102"><text:s text:c="4"/>F <text:s text:c="6"/>ndf X-squared </text:p>
      <text:p text:style-name="First_20_paragraph">146.206 1.000 0.000</text:p>
      <text:h text:style-name="Heading_20_1" text:outline-level="1">VotGE9</text:h>
      <text:p text:style-name="First_20_paragraph"><text:span text:style-name="T1">Frequency table of unrecoded </text:span><text:span text:style-name="T2">VotGE9</text:span><text:span text:style-name="T1"> </text:span></text:p>
      <text:p text:style-name="Text_20_body">Whether voted in the last General Election</text:p>
      <text:p text:style-name="Text_20_body">Freq</text:p>
      <text:p text:style-name="Text_20_body">Pct</text:p>
      <text:p text:style-name="Text_20_body">[-9] Refused</text:p>
      <text:p text:style-name="Text_20_body">41.4</text:p>
      <text:p text:style-name="Text_20_body">1.0</text:p>
      <text:p text:style-name="Text_20_body">[-2] Self-completion instrument not completed</text:p>
      <text:p text:style-name="Text_20_body">80.6</text:p>
      <text:p text:style-name="Text_20_body">2.0</text:p>
      <text:p text:style-name="Text_20_body">[-1] Not applicable</text:p>
      <text:p text:style-name="Text_20_body">281.2</text:p>
      <text:p text:style-name="Text_20_body">6.9</text:p>
      <text:p text:style-name="Text_20_body">[0] Not mentioned</text:p>
      <text:p text:style-name="Text_20_body">367.9</text:p>
      <text:p text:style-name="Text_20_body">9.1</text:p>
      <text:p text:style-name="Text_20_body">[1] Mentioned</text:p>
      <text:p text:style-name="Text_20_body">3293.5</text:p>
      <text:p text:style-name="Text_20_body">81.0</text:p>
      <text:p text:style-name="Text_20_body"><text:span text:style-name="T1">Frequency table of recoded </text:span><text:span text:style-name="T2">VotGE9</text:span><text:span text:style-name="T1"> </text:span></text:p>
      <text:p text:style-name="Text_20_body">Whether voted in the last General Election</text:p>
      <text:p text:style-name="Text_20_body">Freq</text:p>
      <text:p text:style-name="Text_20_body">Pct</text:p>
      <text:p text:style-name="Text_20_body">[0] Not mentioned</text:p>
      <text:p text:style-name="Text_20_body">367.9</text:p>
      <text:p text:style-name="Text_20_body">10.1</text:p>
      <text:p text:style-name="Text_20_body">[1] Mentioned</text:p>
      <text:p text:style-name="Text_20_body">3293.5</text:p>
      <text:p text:style-name="Text_20_body">90.0</text:p>
      <text:p text:style-name="Text_20_body"><text:span text:style-name="T1">Contingency table of voting behaviour by </text:span><text:span text:style-name="T2">VotGE9</text:span><text:span text:style-name="T1"> 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103">Didn’t vote</text:p>
            </table:table-cell>
            <table:table-cell table:style-name="TableHeaderRowCell" office:value-type="string">
              <text:p text:style-name="P104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0] Not mentioned</text:p>
          </table:table-cell>
          <table:table-cell table:style-name="TableRowCell" office:value-type="string">
            <text:p text:style-name="P105">73.5</text:p>
          </table:table-cell>
          <table:table-cell table:style-name="TableRowCell" office:value-type="string">
            <text:p text:style-name="P106">26.5</text:p>
          </table:table-cell>
        </table:table-row>
        <table:table-row>
          <table:table-cell table:style-name="TableRowCell" office:value-type="string">
            <text:p text:style-name="Table_20_Contents">[1] Mentioned</text:p>
          </table:table-cell>
          <table:table-cell table:style-name="TableRowCell" office:value-type="string">
            <text:p text:style-name="P105">7.1</text:p>
          </table:table-cell>
          <table:table-cell table:style-name="TableRowCell" office:value-type="string">
            <text:p text:style-name="P106">92.9</text:p>
          </table:table-cell>
        </table:table-row>
      </table:table>
      <text:p text:style-name="First_20_paragraph">[1] “Pearson’s X^2: Rao &amp; Scott adjustment”</text:p>
      <text:p text:style-name="P107"><text:s text:c="4"/>F <text:s text:c="6"/>ndf X-squared </text:p>
      <text:p text:style-name="First_20_paragraph">853.408 1.000 0.000</text:p>
      <text:h text:style-name="Heading_20_1" text:outline-level="1">headlba</text:h>
      <text:p text:style-name="First_20_paragraph"><text:span text:style-name="T1">Frequency table of unrecoded </text:span><text:span text:style-name="T2">headlba</text:span><text:span text:style-name="T1"> </text:span></text:p>
      <text:p text:style-name="Text_20_body">ADL: difficulty bathing or showering</text:p>
      <text:p text:style-name="Text_20_body">Freq</text:p>
      <text:p text:style-name="Text_20_body">Pct</text:p>
      <text:p text:style-name="Text_20_body">[0] Not mentioned</text:p>
      <text:p text:style-name="Text_20_body">5590.3</text:p>
      <text:p text:style-name="Text_20_body">89.8</text:p>
      <text:p text:style-name="Text_20_body">[1] Mentioned</text:p>
      <text:p text:style-name="Text_20_body">635.7</text:p>
      <text:p text:style-name="Text_20_body">10.2</text:p>
      <text:p text:style-name="Text_20_body"><text:span text:style-name="T1">Frequency table of recoded </text:span><text:span text:style-name="T2">headlba</text:span><text:span text:style-name="T1"> </text:span></text:p>
      <text:p text:style-name="Text_20_body">ADL: difficulty bathing or showering</text:p>
      <text:p text:style-name="Text_20_body">Freq</text:p>
      <text:p text:style-name="Text_20_body">Pct</text:p>
      <text:p text:style-name="Text_20_body">[0] Not mentioned</text:p>
      <text:p text:style-name="Text_20_body">5590.3</text:p>
      <text:p text:style-name="Text_20_body">89.8</text:p>
      <text:p text:style-name="Text_20_body">[1] Mentioned</text:p>
      <text:p text:style-name="Text_20_body">635.7</text:p>
      <text:p text:style-name="Text_20_body">10.2</text:p>
      <text:p text:style-name="Text_20_body"><text:span text:style-name="T1">Contingency table of voting behaviour by </text:span><text:span text:style-name="T2">headlba</text:span><text:span text:style-name="T1"> 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108">Didn’t vote</text:p>
            </table:table-cell>
            <table:table-cell table:style-name="TableHeaderRowCell" office:value-type="string">
              <text:p text:style-name="P109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0] Not mentioned</text:p>
          </table:table-cell>
          <table:table-cell table:style-name="TableRowCell" office:value-type="string">
            <text:p text:style-name="P110">14.9</text:p>
          </table:table-cell>
          <table:table-cell table:style-name="TableRowCell" office:value-type="string">
            <text:p text:style-name="P111">85.1</text:p>
          </table:table-cell>
        </table:table-row>
        <table:table-row>
          <table:table-cell table:style-name="TableRowCell" office:value-type="string">
            <text:p text:style-name="Table_20_Contents">[1] Mentioned</text:p>
          </table:table-cell>
          <table:table-cell table:style-name="TableRowCell" office:value-type="string">
            <text:p text:style-name="P110">31.0</text:p>
          </table:table-cell>
          <table:table-cell table:style-name="TableRowCell" office:value-type="string">
            <text:p text:style-name="P111">69.0</text:p>
          </table:table-cell>
        </table:table-row>
      </table:table>
      <text:p text:style-name="First_20_paragraph">[1] “Pearson’s X^2: Rao &amp; Scott adjustment”</text:p>
      <text:p text:style-name="P112"><text:s text:c="4"/>F <text:s text:c="6"/>ndf X-squared </text:p>
      <text:p text:style-name="First_20_paragraph">37.591 1.000 0.000</text:p>
      <text:h text:style-name="Heading_20_1" text:outline-level="1">headlbe</text:h>
      <text:p text:style-name="First_20_paragraph"><text:span text:style-name="T1">Frequency table of unrecoded </text:span><text:span text:style-name="T2">headlbe</text:span><text:span text:style-name="T1"> </text:span></text:p>
      <text:p text:style-name="Text_20_body">ADL: difficulty getting in and out of bed</text:p>
      <text:p text:style-name="Text_20_body">Freq</text:p>
      <text:p text:style-name="Text_20_body">Pct</text:p>
      <text:p text:style-name="Text_20_body">[0] Not mentioned</text:p>
      <text:p text:style-name="Text_20_body">5749.1</text:p>
      <text:p text:style-name="Text_20_body">92.3</text:p>
      <text:p text:style-name="Text_20_body">[1] Mentioned</text:p>
      <text:p text:style-name="Text_20_body">476.9</text:p>
      <text:p text:style-name="Text_20_body">7.7</text:p>
      <text:p text:style-name="Text_20_body"><text:span text:style-name="T1">Frequency table of recoded </text:span><text:span text:style-name="T2">headlbe</text:span><text:span text:style-name="T1"> </text:span></text:p>
      <text:p text:style-name="Text_20_body">ADL: difficulty getting in and out of bed</text:p>
      <text:p text:style-name="Text_20_body">Freq</text:p>
      <text:p text:style-name="Text_20_body">Pct</text:p>
      <text:p text:style-name="Text_20_body">[0] Not mentioned</text:p>
      <text:p text:style-name="Text_20_body">5749.1</text:p>
      <text:p text:style-name="Text_20_body">92.3</text:p>
      <text:p text:style-name="Text_20_body">[1] Mentioned</text:p>
      <text:p text:style-name="Text_20_body">476.9</text:p>
      <text:p text:style-name="Text_20_body">7.7</text:p>
      <text:p text:style-name="Text_20_body"><text:span text:style-name="T1">Contingency table of voting behaviour by </text:span><text:span text:style-name="T2">headlbe</text:span><text:span text:style-name="T1"> 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113">Didn’t vote</text:p>
            </table:table-cell>
            <table:table-cell table:style-name="TableHeaderRowCell" office:value-type="string">
              <text:p text:style-name="P114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0] Not mentioned</text:p>
          </table:table-cell>
          <table:table-cell table:style-name="TableRowCell" office:value-type="string">
            <text:p text:style-name="P115">15.1</text:p>
          </table:table-cell>
          <table:table-cell table:style-name="TableRowCell" office:value-type="string">
            <text:p text:style-name="P116">84.9</text:p>
          </table:table-cell>
        </table:table-row>
        <table:table-row>
          <table:table-cell table:style-name="TableRowCell" office:value-type="string">
            <text:p text:style-name="Table_20_Contents">[1] Mentioned</text:p>
          </table:table-cell>
          <table:table-cell table:style-name="TableRowCell" office:value-type="string">
            <text:p text:style-name="P115">31.9</text:p>
          </table:table-cell>
          <table:table-cell table:style-name="TableRowCell" office:value-type="string">
            <text:p text:style-name="P116">68.1</text:p>
          </table:table-cell>
        </table:table-row>
      </table:table>
      <text:p text:style-name="First_20_paragraph">[1] “Pearson’s X^2: Rao &amp; Scott adjustment”</text:p>
      <text:p text:style-name="P117"><text:s text:c="4"/>F <text:s text:c="6"/>ndf X-squared </text:p>
      <text:p text:style-name="First_20_paragraph">33.365 1.000 0.000</text:p>
      <text:h text:style-name="Heading_20_1" text:outline-level="1">iafcon</text:h>
      <text:p text:style-name="First_20_paragraph"><text:span text:style-name="T1">Frequency table of unrecoded </text:span><text:span text:style-name="T2">iafcon</text:span><text:span text:style-name="T1"> </text:span></text:p>
      <text:p text:style-name="Text_20_body">How respondent (and partner) getting along financially these days</text:p>
      <text:p text:style-name="Text_20_body">Freq</text:p>
      <text:p text:style-name="Text_20_body">Pct</text:p>
      <text:p text:style-name="Text_20_body">[-9] Refused</text:p>
      <text:p text:style-name="Text_20_body">13.0</text:p>
      <text:p text:style-name="Text_20_body">0.2</text:p>
      <text:p text:style-name="Text_20_body">[-8] Don’t know</text:p>
      <text:p text:style-name="Text_20_body">2.7</text:p>
      <text:p text:style-name="Text_20_body">0.0</text:p>
      <text:p text:style-name="Text_20_body">[-1] Not applicable</text:p>
      <text:p text:style-name="Text_20_body">459.6</text:p>
      <text:p text:style-name="Text_20_body">7.5</text:p>
      <text:p text:style-name="Text_20_body">[1] Manage very well</text:p>
      <text:p text:style-name="Text_20_body">2146.2</text:p>
      <text:p text:style-name="Text_20_body">34.9</text:p>
      <text:p text:style-name="Text_20_body">[2] Manage quite well</text:p>
      <text:p text:style-name="Text_20_body">1742.7</text:p>
      <text:p text:style-name="Text_20_body">28.3</text:p>
      <text:p text:style-name="Text_20_body">[3] Get by alright</text:p>
      <text:p text:style-name="Text_20_body">1454.6</text:p>
      <text:p text:style-name="Text_20_body">23.6</text:p>
      <text:p text:style-name="Text_20_body">[4] Don’t manage very well</text:p>
      <text:p text:style-name="Text_20_body">121.9</text:p>
      <text:p text:style-name="Text_20_body">2.0</text:p>
      <text:p text:style-name="Text_20_body">[5] Have some financial difficulties</text:p>
      <text:p text:style-name="Text_20_body">178.4</text:p>
      <text:p text:style-name="Text_20_body">2.9</text:p>
      <text:p text:style-name="Text_20_body">[6] Have severe financial difficulties</text:p>
      <text:p text:style-name="Text_20_body">34.5</text:p>
      <text:p text:style-name="Text_20_body">0.6</text:p>
      <text:p text:style-name="Text_20_body"><text:span text:style-name="T1">Frequency table of recoded </text:span><text:span text:style-name="T2">iafcon</text:span><text:span text:style-name="T1"> </text:span></text:p>
      <text:p text:style-name="Text_20_body">How respondent (and partner) getting along financially these days</text:p>
      <text:p text:style-name="Text_20_body">Freq</text:p>
      <text:p text:style-name="Text_20_body">Pct</text:p>
      <text:p text:style-name="Text_20_body">[1] Manage very well</text:p>
      <text:p text:style-name="Text_20_body">2146.2</text:p>
      <text:p text:style-name="Text_20_body">37.8</text:p>
      <text:p text:style-name="Text_20_body">[2] Manage quite well</text:p>
      <text:p text:style-name="Text_20_body">1742.7</text:p>
      <text:p text:style-name="Text_20_body">30.7</text:p>
      <text:p text:style-name="Text_20_body">[3] Get by alright</text:p>
      <text:p text:style-name="Text_20_body">1454.6</text:p>
      <text:p text:style-name="Text_20_body">25.6</text:p>
      <text:p text:style-name="Text_20_body">[4] Don’t manage very well</text:p>
      <text:p text:style-name="Text_20_body">121.9</text:p>
      <text:p text:style-name="Text_20_body">2.1</text:p>
      <text:p text:style-name="Text_20_body">[5] Have some financial difficulties</text:p>
      <text:p text:style-name="Text_20_body">178.4</text:p>
      <text:p text:style-name="Text_20_body">3.1</text:p>
      <text:p text:style-name="Text_20_body">[6] Have severe financial difficulties</text:p>
      <text:p text:style-name="Text_20_body">34.5</text:p>
      <text:p text:style-name="Text_20_body">0.6</text:p>
      <text:p text:style-name="Text_20_body"><text:span text:style-name="T1">Contingency table of voting behaviour by </text:span><text:span text:style-name="T2">iafcon</text:span><text:span text:style-name="T1"> 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118">Didn’t vote</text:p>
            </table:table-cell>
            <table:table-cell table:style-name="TableHeaderRowCell" office:value-type="string">
              <text:p text:style-name="P119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1] Manage very well</text:p>
          </table:table-cell>
          <table:table-cell table:style-name="TableRowCell" office:value-type="string">
            <text:p text:style-name="P120">10.3</text:p>
          </table:table-cell>
          <table:table-cell table:style-name="TableRowCell" office:value-type="string">
            <text:p text:style-name="P121">89.7</text:p>
          </table:table-cell>
        </table:table-row>
        <table:table-row>
          <table:table-cell table:style-name="TableRowCell" office:value-type="string">
            <text:p text:style-name="Table_20_Contents">[2] Manage quite well</text:p>
          </table:table-cell>
          <table:table-cell table:style-name="TableRowCell" office:value-type="string">
            <text:p text:style-name="P120">17.5</text:p>
          </table:table-cell>
          <table:table-cell table:style-name="TableRowCell" office:value-type="string">
            <text:p text:style-name="P121">82.5</text:p>
          </table:table-cell>
        </table:table-row>
        <table:table-row>
          <table:table-cell table:style-name="TableRowCell" office:value-type="string">
            <text:p text:style-name="Table_20_Contents">[3] Get by alright</text:p>
          </table:table-cell>
          <table:table-cell table:style-name="TableRowCell" office:value-type="string">
            <text:p text:style-name="P120">21.1</text:p>
          </table:table-cell>
          <table:table-cell table:style-name="TableRowCell" office:value-type="string">
            <text:p text:style-name="P121">78.9</text:p>
          </table:table-cell>
        </table:table-row>
        <table:table-row>
          <table:table-cell table:style-name="TableRowCell" office:value-type="string">
            <text:p text:style-name="Table_20_Contents">[4] Don’t manage very well</text:p>
          </table:table-cell>
          <table:table-cell table:style-name="TableRowCell" office:value-type="string">
            <text:p text:style-name="P120">34.2</text:p>
          </table:table-cell>
          <table:table-cell table:style-name="TableRowCell" office:value-type="string">
            <text:p text:style-name="P121">65.8</text:p>
          </table:table-cell>
        </table:table-row>
        <table:table-row>
          <table:table-cell table:style-name="TableRowCell" office:value-type="string">
            <text:p text:style-name="Table_20_Contents">[5] Have some financial difficulties</text:p>
          </table:table-cell>
          <table:table-cell table:style-name="TableRowCell" office:value-type="string">
            <text:p text:style-name="P120">37.5</text:p>
          </table:table-cell>
          <table:table-cell table:style-name="TableRowCell" office:value-type="string">
            <text:p text:style-name="P121">62.5</text:p>
          </table:table-cell>
        </table:table-row>
        <table:table-row>
          <table:table-cell table:style-name="TableRowCell" office:value-type="string">
            <text:p text:style-name="Table_20_Contents">[6] Have severe financial difficulties</text:p>
          </table:table-cell>
          <table:table-cell table:style-name="TableRowCell" office:value-type="string">
            <text:p text:style-name="P120">29.2</text:p>
          </table:table-cell>
          <table:table-cell table:style-name="TableRowCell" office:value-type="string">
            <text:p text:style-name="P121">70.8</text:p>
          </table:table-cell>
        </table:table-row>
      </table:table>
      <text:p text:style-name="First_20_paragraph">[1] “Pearson’s X^2: Rao &amp; Scott adjustment”</text:p>
      <text:p text:style-name="P122"><text:s text:c="4"/>F <text:s text:c="6"/>ndf X-squared </text:p>
      <text:p text:style-name="P123">11.45 <text:s text:c="5"/>4.28 <text:s text:c="5"/>0.00 </text:p>
      <text:h text:style-name="Heading_20_1" text:outline-level="1">exrela</text:h>
      <text:p text:style-name="First_20_paragraph"><text:span text:style-name="T1">Frequency table of unrecoded </text:span><text:span text:style-name="T2">exrela</text:span><text:span text:style-name="T1"> </text:span></text:p>
      <text:p text:style-name="Text_20_body">Whether find has too little money to spend on their needs</text:p>
      <text:p text:style-name="Text_20_body">Freq</text:p>
      <text:p text:style-name="Text_20_body">Pct</text:p>
      <text:p text:style-name="Text_20_body">[-9] Refused</text:p>
      <text:p text:style-name="Text_20_body">30.9</text:p>
      <text:p text:style-name="Text_20_body">0.5</text:p>
      <text:p text:style-name="Text_20_body">[-8] Don’t know</text:p>
      <text:p text:style-name="Text_20_body">31.2</text:p>
      <text:p text:style-name="Text_20_body">0.5</text:p>
      <text:p text:style-name="Text_20_body">[-1] Not applicable</text:p>
      <text:p text:style-name="Text_20_body">266.2</text:p>
      <text:p text:style-name="Text_20_body">4.3</text:p>
      <text:p text:style-name="Text_20_body">[1] Never</text:p>
      <text:p text:style-name="Text_20_body">2671.8</text:p>
      <text:p text:style-name="Text_20_body">42.9</text:p>
      <text:p text:style-name="Text_20_body">[2] Rarely</text:p>
      <text:p text:style-name="Text_20_body">1719.9</text:p>
      <text:p text:style-name="Text_20_body">27.6</text:p>
      <text:p text:style-name="Text_20_body">[3] Sometimes</text:p>
      <text:p text:style-name="Text_20_body">1067.8</text:p>
      <text:p text:style-name="Text_20_body">17.1</text:p>
      <text:p text:style-name="Text_20_body">[4] Often</text:p>
      <text:p text:style-name="Text_20_body">245.1</text:p>
      <text:p text:style-name="Text_20_body">3.9</text:p>
      <text:p text:style-name="Text_20_body">[5] Most of the time</text:p>
      <text:p text:style-name="Text_20_body">193.0</text:p>
      <text:p text:style-name="Text_20_body">3.1</text:p>
      <text:p text:style-name="Text_20_body"><text:span text:style-name="T1">Frequency table of recoded </text:span><text:span text:style-name="T2">exrela</text:span><text:span text:style-name="T1"> </text:span></text:p>
      <text:p text:style-name="Text_20_body">Whether find has too little money to spend on their needs</text:p>
      <text:p text:style-name="Text_20_body">Freq</text:p>
      <text:p text:style-name="Text_20_body">Pct</text:p>
      <text:p text:style-name="Text_20_body">[1] Never</text:p>
      <text:p text:style-name="Text_20_body">2671.8</text:p>
      <text:p text:style-name="Text_20_body">45.3</text:p>
      <text:p text:style-name="Text_20_body">[2] Rarely</text:p>
      <text:p text:style-name="Text_20_body">1719.9</text:p>
      <text:p text:style-name="Text_20_body">29.2</text:p>
      <text:p text:style-name="Text_20_body">[3] Sometimes</text:p>
      <text:p text:style-name="Text_20_body">1067.8</text:p>
      <text:p text:style-name="Text_20_body">18.1</text:p>
      <text:p text:style-name="Text_20_body">[4] Often</text:p>
      <text:p text:style-name="Text_20_body">245.1</text:p>
      <text:p text:style-name="Text_20_body">4.2</text:p>
      <text:p text:style-name="Text_20_body">[5] Most of the time</text:p>
      <text:p text:style-name="Text_20_body">193.0</text:p>
      <text:p text:style-name="Text_20_body">3.3</text:p>
      <text:p text:style-name="Text_20_body"><text:span text:style-name="T1">Contingency table of voting behaviour by </text:span><text:span text:style-name="T2">exrela</text:span><text:span text:style-name="T1"> 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124">Didn’t vote</text:p>
            </table:table-cell>
            <table:table-cell table:style-name="TableHeaderRowCell" office:value-type="string">
              <text:p text:style-name="P125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1] Never</text:p>
          </table:table-cell>
          <table:table-cell table:style-name="TableRowCell" office:value-type="string">
            <text:p text:style-name="P126">11.0</text:p>
          </table:table-cell>
          <table:table-cell table:style-name="TableRowCell" office:value-type="string">
            <text:p text:style-name="P127">89.0</text:p>
          </table:table-cell>
        </table:table-row>
        <table:table-row>
          <table:table-cell table:style-name="TableRowCell" office:value-type="string">
            <text:p text:style-name="Table_20_Contents">[2] Rarely</text:p>
          </table:table-cell>
          <table:table-cell table:style-name="TableRowCell" office:value-type="string">
            <text:p text:style-name="P126">14.5</text:p>
          </table:table-cell>
          <table:table-cell table:style-name="TableRowCell" office:value-type="string">
            <text:p text:style-name="P127">85.5</text:p>
          </table:table-cell>
        </table:table-row>
        <table:table-row>
          <table:table-cell table:style-name="TableRowCell" office:value-type="string">
            <text:p text:style-name="Table_20_Contents">[3] Sometimes</text:p>
          </table:table-cell>
          <table:table-cell table:style-name="TableRowCell" office:value-type="string">
            <text:p text:style-name="P126">24.9</text:p>
          </table:table-cell>
          <table:table-cell table:style-name="TableRowCell" office:value-type="string">
            <text:p text:style-name="P127">75.1</text:p>
          </table:table-cell>
        </table:table-row>
        <table:table-row>
          <table:table-cell table:style-name="TableRowCell" office:value-type="string">
            <text:p text:style-name="Table_20_Contents">[4] Often</text:p>
          </table:table-cell>
          <table:table-cell table:style-name="TableRowCell" office:value-type="string">
            <text:p text:style-name="P126">33.9</text:p>
          </table:table-cell>
          <table:table-cell table:style-name="TableRowCell" office:value-type="string">
            <text:p text:style-name="P127">66.1</text:p>
          </table:table-cell>
        </table:table-row>
        <table:table-row>
          <table:table-cell table:style-name="TableRowCell" office:value-type="string">
            <text:p text:style-name="Table_20_Contents">[5] Most of the time</text:p>
          </table:table-cell>
          <table:table-cell table:style-name="TableRowCell" office:value-type="string">
            <text:p text:style-name="P126">40.4</text:p>
          </table:table-cell>
          <table:table-cell table:style-name="TableRowCell" office:value-type="string">
            <text:p text:style-name="P127">59.6</text:p>
          </table:table-cell>
        </table:table-row>
      </table:table>
      <text:p text:style-name="First_20_paragraph">[1] “Pearson’s X^2: Rao &amp; Scott adjustment”</text:p>
      <text:p text:style-name="P128"><text:s text:c="4"/>F <text:s text:c="6"/>ndf X-squared </text:p>
      <text:p text:style-name="First_20_paragraph">21.943 3.684 0.000</text:p>
      <text:h text:style-name="Heading_20_1" text:outline-level="1">iafind</text:h>
      <text:p text:style-name="First_20_paragraph"><text:span text:style-name="T1">Frequency table of unrecoded </text:span><text:span text:style-name="T2">iafind</text:span><text:span text:style-name="T1"> </text:span></text:p>
      <text:p text:style-name="Text_20_body">Who has the final say in big financial decisions</text:p>
      <text:p text:style-name="Text_20_body">Freq</text:p>
      <text:p text:style-name="Text_20_body">Pct</text:p>
      <text:p text:style-name="Text_20_body">[-9] Refused</text:p>
      <text:p text:style-name="Text_20_body">14.1</text:p>
      <text:p text:style-name="Text_20_body">0.2</text:p>
      <text:p text:style-name="Text_20_body">[-8] Don’t know</text:p>
      <text:p text:style-name="Text_20_body">1.8</text:p>
      <text:p text:style-name="Text_20_body">0.0</text:p>
      <text:p text:style-name="Text_20_body">[-1] Not applicable</text:p>
      <text:p text:style-name="Text_20_body">2392.8</text:p>
      <text:p text:style-name="Text_20_body">38.9</text:p>
      <text:p text:style-name="Text_20_body">[1] Respondent</text:p>
      <text:p text:style-name="Text_20_body">471.7</text:p>
      <text:p text:style-name="Text_20_body">7.7</text:p>
      <text:p text:style-name="Text_20_body">[2] Partner</text:p>
      <text:p text:style-name="Text_20_body">291.2</text:p>
      <text:p text:style-name="Text_20_body">4.7</text:p>
      <text:p text:style-name="Text_20_body">[3] Both have equal say</text:p>
      <text:p text:style-name="Text_20_body">2961.7</text:p>
      <text:p text:style-name="Text_20_body">48.1</text:p>
      <text:p text:style-name="Text_20_body">[4] Another family member (e.g. son/daughter)</text:p>
      <text:p text:style-name="Text_20_body">17.5</text:p>
      <text:p text:style-name="Text_20_body">0.3</text:p>
      <text:p text:style-name="Text_20_body">[85] Other answer - not codeable 01-04</text:p>
      <text:p text:style-name="Text_20_body">2.6</text:p>
      <text:p text:style-name="Text_20_body">0.0</text:p>
      <text:p text:style-name="Text_20_body"><text:span text:style-name="T1">Frequency table of recoded </text:span><text:span text:style-name="T2">iafind</text:span><text:span text:style-name="T1"> </text:span></text:p>
      <text:p text:style-name="Text_20_body">Who has the final say in big financial decisions</text:p>
      <text:p text:style-name="Text_20_body">Freq</text:p>
      <text:p text:style-name="Text_20_body">Pct</text:p>
      <text:p text:style-name="Text_20_body">[1] Respondent</text:p>
      <text:p text:style-name="Text_20_body">471.7</text:p>
      <text:p text:style-name="Text_20_body">12.6</text:p>
      <text:p text:style-name="Text_20_body">[2] Partner</text:p>
      <text:p text:style-name="Text_20_body">291.2</text:p>
      <text:p text:style-name="Text_20_body">7.8</text:p>
      <text:p text:style-name="Text_20_body">[3] Both have equal say</text:p>
      <text:p text:style-name="Text_20_body">2961.7</text:p>
      <text:p text:style-name="Text_20_body">79.1</text:p>
      <text:p text:style-name="Text_20_body">[4] Another family member (e.g. son/daughter)</text:p>
      <text:p text:style-name="Text_20_body">17.5</text:p>
      <text:p text:style-name="Text_20_body">0.5</text:p>
      <text:p text:style-name="Text_20_body"><text:span text:style-name="T1">Contingency table of voting behaviour by </text:span><text:span text:style-name="T2">iafind</text:span><text:span text:style-name="T1"> 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129">Didn’t vote</text:p>
            </table:table-cell>
            <table:table-cell table:style-name="TableHeaderRowCell" office:value-type="string">
              <text:p text:style-name="P130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1] Respondent</text:p>
          </table:table-cell>
          <table:table-cell table:style-name="TableRowCell" office:value-type="string">
            <text:p text:style-name="P131">16.1</text:p>
          </table:table-cell>
          <table:table-cell table:style-name="TableRowCell" office:value-type="string">
            <text:p text:style-name="P132">83.9</text:p>
          </table:table-cell>
        </table:table-row>
        <table:table-row>
          <table:table-cell table:style-name="TableRowCell" office:value-type="string">
            <text:p text:style-name="Table_20_Contents">[2] Partner</text:p>
          </table:table-cell>
          <table:table-cell table:style-name="TableRowCell" office:value-type="string">
            <text:p text:style-name="P131">24.6</text:p>
          </table:table-cell>
          <table:table-cell table:style-name="TableRowCell" office:value-type="string">
            <text:p text:style-name="P132">75.4</text:p>
          </table:table-cell>
        </table:table-row>
        <table:table-row>
          <table:table-cell table:style-name="TableRowCell" office:value-type="string">
            <text:p text:style-name="Table_20_Contents">[3] Both have equal say</text:p>
          </table:table-cell>
          <table:table-cell table:style-name="TableRowCell" office:value-type="string">
            <text:p text:style-name="P131">12.4</text:p>
          </table:table-cell>
          <table:table-cell table:style-name="TableRowCell" office:value-type="string">
            <text:p text:style-name="P132">87.6</text:p>
          </table:table-cell>
        </table:table-row>
        <table:table-row>
          <table:table-cell table:style-name="TableRowCell" office:value-type="string">
            <text:p text:style-name="Table_20_Contents">[4] Another family member (e.g. son/daughter)</text:p>
          </table:table-cell>
          <table:table-cell table:style-name="TableRowCell" office:value-type="string">
            <text:p text:style-name="P131">12.8</text:p>
          </table:table-cell>
          <table:table-cell table:style-name="TableRowCell" office:value-type="string">
            <text:p text:style-name="P132">87.2</text:p>
          </table:table-cell>
        </table:table-row>
      </table:table>
      <text:p text:style-name="First_20_paragraph">[1] “Pearson’s X^2: Rao &amp; Scott adjustment”</text:p>
      <text:p text:style-name="P133"><text:s text:c="4"/>F <text:s text:c="6"/>ndf X-squared </text:p>
      <text:p text:style-name="P134">5.097 <text:s text:c="4"/>2.598 <text:s text:c="4"/>0.003 </text:p>
      <text:h text:style-name="Heading_20_1" text:outline-level="1">pscedd</text:h>
      <text:p text:style-name="First_20_paragraph"><text:span text:style-name="T1">Frequency table of unrecoded </text:span><text:span text:style-name="T2">pscedd</text:span><text:span text:style-name="T1"> </text:span></text:p>
      <text:p text:style-name="Text_20_body">Whether was happy much of the time during past week</text:p>
      <text:p text:style-name="Text_20_body">Freq</text:p>
      <text:p text:style-name="Text_20_body">Pct</text:p>
      <text:p text:style-name="Text_20_body">[-9] Refused</text:p>
      <text:p text:style-name="Text_20_body">25.5</text:p>
      <text:p text:style-name="Text_20_body">0.4</text:p>
      <text:p text:style-name="Text_20_body">[-8] Don’t know</text:p>
      <text:p text:style-name="Text_20_body">37.2</text:p>
      <text:p text:style-name="Text_20_body">0.6</text:p>
      <text:p text:style-name="Text_20_body">[-1] Not applicable</text:p>
      <text:p text:style-name="Text_20_body">276.9</text:p>
      <text:p text:style-name="Text_20_body">4.4</text:p>
      <text:p text:style-name="Text_20_body">[1] Yes</text:p>
      <text:p text:style-name="Text_20_body">5192.5</text:p>
      <text:p text:style-name="Text_20_body">83.4</text:p>
      <text:p text:style-name="Text_20_body">[2] No</text:p>
      <text:p text:style-name="Text_20_body">694.0</text:p>
      <text:p text:style-name="Text_20_body">11.2</text:p>
      <text:p text:style-name="Text_20_body"><text:span text:style-name="T1">Frequency table of recoded </text:span><text:span text:style-name="T2">pscedd</text:span><text:span text:style-name="T1"> </text:span></text:p>
      <text:p text:style-name="Text_20_body">Whether was happy much of the time during past week</text:p>
      <text:p text:style-name="Text_20_body">Freq</text:p>
      <text:p text:style-name="Text_20_body">Pct</text:p>
      <text:p text:style-name="Text_20_body">[1] Yes</text:p>
      <text:p text:style-name="Text_20_body">5192.5</text:p>
      <text:p text:style-name="Text_20_body">88.2</text:p>
      <text:p text:style-name="Text_20_body">[2] No</text:p>
      <text:p text:style-name="Text_20_body">694.0</text:p>
      <text:p text:style-name="Text_20_body">11.8</text:p>
      <text:p text:style-name="Text_20_body"><text:span text:style-name="T1">Contingency table of voting behaviour by </text:span><text:span text:style-name="T2">pscedd</text:span><text:span text:style-name="T1"> 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135">Didn’t vote</text:p>
            </table:table-cell>
            <table:table-cell table:style-name="TableHeaderRowCell" office:value-type="string">
              <text:p text:style-name="P136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1] Yes</text:p>
          </table:table-cell>
          <table:table-cell table:style-name="TableRowCell" office:value-type="string">
            <text:p text:style-name="P137">15.3</text:p>
          </table:table-cell>
          <table:table-cell table:style-name="TableRowCell" office:value-type="string">
            <text:p text:style-name="P138">84.7</text:p>
          </table:table-cell>
        </table:table-row>
        <table:table-row>
          <table:table-cell table:style-name="TableRowCell" office:value-type="string">
            <text:p text:style-name="Table_20_Contents">[2] No</text:p>
          </table:table-cell>
          <table:table-cell table:style-name="TableRowCell" office:value-type="string">
            <text:p text:style-name="P137">21.9</text:p>
          </table:table-cell>
          <table:table-cell table:style-name="TableRowCell" office:value-type="string">
            <text:p text:style-name="P138">78.1</text:p>
          </table:table-cell>
        </table:table-row>
      </table:table>
      <text:p text:style-name="First_20_paragraph">[1] “Pearson’s X^2: Rao &amp; Scott adjustment”</text:p>
      <text:p text:style-name="P139"><text:s text:c="4"/>F <text:s text:c="6"/>ndf X-squared </text:p>
      <text:p text:style-name="P140">8.439 <text:s text:c="4"/>1.000 <text:s text:c="4"/>0.004 </text:p>
      <text:h text:style-name="Heading_20_1" text:outline-level="1">pscede</text:h>
      <text:p text:style-name="First_20_paragraph"><text:span text:style-name="T1">Frequency table of unrecoded </text:span><text:span text:style-name="T2">pscede</text:span><text:span text:style-name="T1"> </text:span></text:p>
      <text:p text:style-name="Text_20_body">Whether felt lonely much of the time during past week</text:p>
      <text:p text:style-name="Text_20_body">Freq</text:p>
      <text:p text:style-name="Text_20_body">Pct</text:p>
      <text:p text:style-name="Text_20_body">[-9] Refused</text:p>
      <text:p text:style-name="Text_20_body">22.9</text:p>
      <text:p text:style-name="Text_20_body">0.4</text:p>
      <text:p text:style-name="Text_20_body">[-8] Don’t know</text:p>
      <text:p text:style-name="Text_20_body">17.1</text:p>
      <text:p text:style-name="Text_20_body">0.3</text:p>
      <text:p text:style-name="Text_20_body">[-1] Not applicable</text:p>
      <text:p text:style-name="Text_20_body">276.9</text:p>
      <text:p text:style-name="Text_20_body">4.4</text:p>
      <text:p text:style-name="Text_20_body">[1] Yes</text:p>
      <text:p text:style-name="Text_20_body">826.5</text:p>
      <text:p text:style-name="Text_20_body">13.3</text:p>
      <text:p text:style-name="Text_20_body">[2] No</text:p>
      <text:p text:style-name="Text_20_body">5082.6</text:p>
      <text:p text:style-name="Text_20_body">81.6</text:p>
      <text:p text:style-name="Text_20_body"><text:span text:style-name="T1">Frequency table of recoded </text:span><text:span text:style-name="T2">pscede</text:span><text:span text:style-name="T1"> </text:span></text:p>
      <text:p text:style-name="Text_20_body">Whether felt lonely much of the time during past week</text:p>
      <text:p text:style-name="Text_20_body">Freq</text:p>
      <text:p text:style-name="Text_20_body">Pct</text:p>
      <text:p text:style-name="Text_20_body">[1] Yes</text:p>
      <text:p text:style-name="Text_20_body">826.5</text:p>
      <text:p text:style-name="Text_20_body">14</text:p>
      <text:p text:style-name="Text_20_body">[2] No</text:p>
      <text:p text:style-name="Text_20_body">5082.6</text:p>
      <text:p text:style-name="Text_20_body">86</text:p>
      <text:p text:style-name="Text_20_body"><text:span text:style-name="T1">Contingency table of voting behaviour by </text:span><text:span text:style-name="T2">pscede</text:span><text:span text:style-name="T1"> 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141">Didn’t vote</text:p>
            </table:table-cell>
            <table:table-cell table:style-name="TableHeaderRowCell" office:value-type="string">
              <text:p text:style-name="P142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1] Yes</text:p>
          </table:table-cell>
          <table:table-cell table:style-name="TableRowCell" office:value-type="string">
            <text:p text:style-name="P143">26.5</text:p>
          </table:table-cell>
          <table:table-cell table:style-name="TableRowCell" office:value-type="string">
            <text:p text:style-name="P144">73.5</text:p>
          </table:table-cell>
        </table:table-row>
        <table:table-row>
          <table:table-cell table:style-name="TableRowCell" office:value-type="string">
            <text:p text:style-name="Table_20_Contents">[2] No</text:p>
          </table:table-cell>
          <table:table-cell table:style-name="TableRowCell" office:value-type="string">
            <text:p text:style-name="P143">14.6</text:p>
          </table:table-cell>
          <table:table-cell table:style-name="TableRowCell" office:value-type="string">
            <text:p text:style-name="P144">85.4</text:p>
          </table:table-cell>
        </table:table-row>
      </table:table>
      <text:p text:style-name="First_20_paragraph">[1] “Pearson’s X^2: Rao &amp; Scott adjustment”</text:p>
      <text:p text:style-name="P145"><text:s text:c="4"/>F <text:s text:c="6"/>ndf X-squared </text:p>
      <text:p text:style-name="First_20_paragraph">27.766 1.000 0.000</text:p>
      <text:h text:style-name="Heading_20_1" text:outline-level="1">spcar</text:h>
      <text:p text:style-name="First_20_paragraph"><text:span text:style-name="T1">Frequency table of unrecoded </text:span><text:span text:style-name="T2">spcar</text:span><text:span text:style-name="T1"> </text:span></text:p>
      <text:p text:style-name="Text_20_body">Whether respondent has use of car or van when needed, as a driver or a passenger</text:p>
      <text:p text:style-name="Text_20_body">Freq</text:p>
      <text:p text:style-name="Text_20_body">Pct</text:p>
      <text:p text:style-name="Text_20_body">[1] Yes</text:p>
      <text:p text:style-name="Text_20_body">5413.8</text:p>
      <text:p text:style-name="Text_20_body">87.0</text:p>
      <text:p text:style-name="Text_20_body">[2] No</text:p>
      <text:p text:style-name="Text_20_body">812.2</text:p>
      <text:p text:style-name="Text_20_body">13.1</text:p>
      <text:p text:style-name="Text_20_body"><text:span text:style-name="T1">Frequency table of recoded </text:span><text:span text:style-name="T2">spcar</text:span><text:span text:style-name="T1"> </text:span></text:p>
      <text:p text:style-name="Text_20_body">Whether respondent has use of car or van when needed, as a driver or a passenger</text:p>
      <text:p text:style-name="Text_20_body">Freq</text:p>
      <text:p text:style-name="Text_20_body">Pct</text:p>
      <text:p text:style-name="Text_20_body">[1] Yes</text:p>
      <text:p text:style-name="Text_20_body">5413.8</text:p>
      <text:p text:style-name="Text_20_body">87.0</text:p>
      <text:p text:style-name="Text_20_body">[2] No</text:p>
      <text:p text:style-name="Text_20_body">812.2</text:p>
      <text:p text:style-name="Text_20_body">13.1</text:p>
      <text:p text:style-name="Text_20_body"><text:span text:style-name="T1">Contingency table of voting behaviour by </text:span><text:span text:style-name="T2">spcar</text:span><text:span text:style-name="T1"> </text:span></text:p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146">Didn’t vote</text:p>
            </table:table-cell>
            <table:table-cell table:style-name="TableHeaderRowCell" office:value-type="string">
              <text:p text:style-name="P147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1] Yes</text:p>
          </table:table-cell>
          <table:table-cell table:style-name="TableRowCell" office:value-type="string">
            <text:p text:style-name="P148">14.4</text:p>
          </table:table-cell>
          <table:table-cell table:style-name="TableRowCell" office:value-type="string">
            <text:p text:style-name="P149">85.6</text:p>
          </table:table-cell>
        </table:table-row>
        <table:table-row>
          <table:table-cell table:style-name="TableRowCell" office:value-type="string">
            <text:p text:style-name="Table_20_Contents">[2] No</text:p>
          </table:table-cell>
          <table:table-cell table:style-name="TableRowCell" office:value-type="string">
            <text:p text:style-name="P148">30.8</text:p>
          </table:table-cell>
          <table:table-cell table:style-name="TableRowCell" office:value-type="string">
            <text:p text:style-name="P149">69.2</text:p>
          </table:table-cell>
        </table:table-row>
      </table:table>
      <text:p text:style-name="First_20_paragraph">[1] “Pearson’s X^2: Rao &amp; Scott adjustment”</text:p>
      <text:p text:style-name="P150"><text:s text:c="4"/>F <text:s text:c="6"/>ndf X-squared </text:p>
      <text:p text:style-name="First_20_paragraph">51.787 1.000 0.000</text:p>
      <text:h text:style-name="Heading_20_1" text:outline-level="1">sptraa</text:h>
      <text:p text:style-name="First_20_paragraph"><text:span text:style-name="T1">Frequency table of unrecoded </text:span><text:span text:style-name="T2">sptraa</text:span><text:span text:style-name="T1"> </text:span></text:p>
      <text:p text:style-name="Text_20_body">How often respondent uses public transport</text:p>
      <text:p text:style-name="Text_20_body">Freq</text:p>
      <text:p text:style-name="Text_20_body">Pct</text:p>
      <text:p text:style-name="Text_20_body">[1] Every day or nearly every day</text:p>
      <text:p text:style-name="Text_20_body">263.3</text:p>
      <text:p text:style-name="Text_20_body">4.2</text:p>
      <text:p text:style-name="Text_20_body">[2] Two or three times a week</text:p>
      <text:p text:style-name="Text_20_body">530.1</text:p>
      <text:p text:style-name="Text_20_body">8.5</text:p>
      <text:p text:style-name="Text_20_body">[3] Once a week</text:p>
      <text:p text:style-name="Text_20_body">340.7</text:p>
      <text:p text:style-name="Text_20_body">5.5</text:p>
      <text:p text:style-name="Text_20_body">[4] Two or three times a month</text:p>
      <text:p text:style-name="Text_20_body">515.0</text:p>
      <text:p text:style-name="Text_20_body">8.3</text:p>
      <text:p text:style-name="Text_20_body">[5] Once a month or less</text:p>
      <text:p text:style-name="Text_20_body">1972.5</text:p>
      <text:p text:style-name="Text_20_body">31.7</text:p>
      <text:p text:style-name="Text_20_body">[6] Never</text:p>
      <text:p text:style-name="Text_20_body">2604.5</text:p>
      <text:p text:style-name="Text_20_body">41.8</text:p>
      <text:p text:style-name="Text_20_body"><text:span text:style-name="T1">Frequency table of recoded </text:span><text:span text:style-name="T2">sptraa</text:span><text:span text:style-name="T1"> </text:span></text:p>
      <text:p text:style-name="Text_20_body">How often respondent uses public transport</text:p>
      <text:p text:style-name="Text_20_body">Freq</text:p>
      <text:p text:style-name="Text_20_body">Pct</text:p>
      <text:p text:style-name="Text_20_body">[1] Every day or nearly every day</text:p>
      <text:p text:style-name="Text_20_body">263.3</text:p>
      <text:p text:style-name="Text_20_body">4.2</text:p>
      <text:p text:style-name="Text_20_body">[2] Two or three times a week</text:p>
      <text:p text:style-name="Text_20_body">530.1</text:p>
      <text:p text:style-name="Text_20_body">8.5</text:p>
      <text:p text:style-name="Text_20_body">[3] Once a week</text:p>
      <text:p text:style-name="Text_20_body">340.7</text:p>
      <text:p text:style-name="Text_20_body">5.5</text:p>
      <text:p text:style-name="Text_20_body">[4] Two or three times a month</text:p>
      <text:p text:style-name="Text_20_body">515.0</text:p>
      <text:p text:style-name="Text_20_body">8.3</text:p>
      <text:p text:style-name="Text_20_body">[5] Once a month or less</text:p>
      <text:p text:style-name="Text_20_body">1972.5</text:p>
      <text:p text:style-name="Text_20_body">31.7</text:p>
      <text:p text:style-name="Text_20_body">[6] Never</text:p>
      <text:p text:style-name="Text_20_body">2604.5</text:p>
      <text:p text:style-name="Text_20_body">41.8</text:p>
      <text:p text:style-name="Text_20_body"><text:span text:style-name="T1">Contingency table of voting behaviour by </text:span><text:span text:style-name="T2">sptraa</text:span><text:span text:style-name="T1"> 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151">Didn’t vote</text:p>
            </table:table-cell>
            <table:table-cell table:style-name="TableHeaderRowCell" office:value-type="string">
              <text:p text:style-name="P152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1] Every day or nearly every day</text:p>
          </table:table-cell>
          <table:table-cell table:style-name="TableRowCell" office:value-type="string">
            <text:p text:style-name="P153">21.8</text:p>
          </table:table-cell>
          <table:table-cell table:style-name="TableRowCell" office:value-type="string">
            <text:p text:style-name="P154">78.2</text:p>
          </table:table-cell>
        </table:table-row>
        <table:table-row>
          <table:table-cell table:style-name="TableRowCell" office:value-type="string">
            <text:p text:style-name="Table_20_Contents">[2] Two or three times a week</text:p>
          </table:table-cell>
          <table:table-cell table:style-name="TableRowCell" office:value-type="string">
            <text:p text:style-name="P153">18.3</text:p>
          </table:table-cell>
          <table:table-cell table:style-name="TableRowCell" office:value-type="string">
            <text:p text:style-name="P154">81.7</text:p>
          </table:table-cell>
        </table:table-row>
        <table:table-row>
          <table:table-cell table:style-name="TableRowCell" office:value-type="string">
            <text:p text:style-name="Table_20_Contents">[3] Once a week</text:p>
          </table:table-cell>
          <table:table-cell table:style-name="TableRowCell" office:value-type="string">
            <text:p text:style-name="P153">16.5</text:p>
          </table:table-cell>
          <table:table-cell table:style-name="TableRowCell" office:value-type="string">
            <text:p text:style-name="P154">83.5</text:p>
          </table:table-cell>
        </table:table-row>
        <table:table-row>
          <table:table-cell table:style-name="TableRowCell" office:value-type="string">
            <text:p text:style-name="Table_20_Contents">[4] Two or three times a month</text:p>
          </table:table-cell>
          <table:table-cell table:style-name="TableRowCell" office:value-type="string">
            <text:p text:style-name="P153">10.0</text:p>
          </table:table-cell>
          <table:table-cell table:style-name="TableRowCell" office:value-type="string">
            <text:p text:style-name="P154">90.0</text:p>
          </table:table-cell>
        </table:table-row>
        <table:table-row>
          <table:table-cell table:style-name="TableRowCell" office:value-type="string">
            <text:p text:style-name="Table_20_Contents">[5] Once a month or less</text:p>
          </table:table-cell>
          <table:table-cell table:style-name="TableRowCell" office:value-type="string">
            <text:p text:style-name="P153">10.5</text:p>
          </table:table-cell>
          <table:table-cell table:style-name="TableRowCell" office:value-type="string">
            <text:p text:style-name="P154">89.5</text:p>
          </table:table-cell>
        </table:table-row>
        <table:table-row>
          <table:table-cell table:style-name="TableRowCell" office:value-type="string">
            <text:p text:style-name="Table_20_Contents">[6] Never</text:p>
          </table:table-cell>
          <table:table-cell table:style-name="TableRowCell" office:value-type="string">
            <text:p text:style-name="P153">21.4</text:p>
          </table:table-cell>
          <table:table-cell table:style-name="TableRowCell" office:value-type="string">
            <text:p text:style-name="P154">78.6</text:p>
          </table:table-cell>
        </table:table-row>
      </table:table>
      <text:p text:style-name="First_20_paragraph">[1] “Pearson’s X^2: Rao &amp; Scott adjustment”</text:p>
      <text:p text:style-name="P155"><text:s text:c="4"/>F <text:s text:c="6"/>ndf X-squared </text:p>
      <text:p text:style-name="First_20_paragraph">10.592 4.870 0.000</text:p>
      <text:h text:style-name="Heading_20_1" text:outline-level="1">splift</text:h>
      <text:p text:style-name="First_20_paragraph"><text:span text:style-name="T1">Frequency table of unrecoded </text:span><text:span text:style-name="T2">splift</text:span><text:span text:style-name="T1"> </text:span></text:p>
      <text:p text:style-name="Text_20_body">How often respondent gets lifts from family/friends not living with them</text:p>
      <text:p text:style-name="Text_20_body">Freq</text:p>
      <text:p text:style-name="Text_20_body">Pct</text:p>
      <text:p text:style-name="Text_20_body">[-8] Don’t know</text:p>
      <text:p text:style-name="Text_20_body">0.7</text:p>
      <text:p text:style-name="Text_20_body">0.0</text:p>
      <text:p text:style-name="Text_20_body">[-1] Not applicable</text:p>
      <text:p text:style-name="Text_20_body">4734.3</text:p>
      <text:p text:style-name="Text_20_body">76.0</text:p>
      <text:p text:style-name="Text_20_body">[1] Every day or nearly every day</text:p>
      <text:p text:style-name="Text_20_body">47.7</text:p>
      <text:p text:style-name="Text_20_body">0.8</text:p>
      <text:p text:style-name="Text_20_body">[2] Two or three times a week</text:p>
      <text:p text:style-name="Text_20_body">215.2</text:p>
      <text:p text:style-name="Text_20_body">3.5</text:p>
      <text:p text:style-name="Text_20_body">[3] Once a week</text:p>
      <text:p text:style-name="Text_20_body">278.0</text:p>
      <text:p text:style-name="Text_20_body">4.5</text:p>
      <text:p text:style-name="Text_20_body">[4] Two or three times a month</text:p>
      <text:p text:style-name="Text_20_body">284.2</text:p>
      <text:p text:style-name="Text_20_body">4.6</text:p>
      <text:p text:style-name="Text_20_body">[5] Once a month or less</text:p>
      <text:p text:style-name="Text_20_body">649.1</text:p>
      <text:p text:style-name="Text_20_body">10.4</text:p>
      <text:p text:style-name="Text_20_body">[6] SPONTANEOUS - do not currently use</text:p>
      <text:p text:style-name="Text_20_body">16.8</text:p>
      <text:p text:style-name="Text_20_body">0.3</text:p>
      <text:p text:style-name="Text_20_body"><text:span text:style-name="T1">Frequency table of recoded </text:span><text:span text:style-name="T2">splift</text:span><text:span text:style-name="T1"> </text:span></text:p>
      <text:p text:style-name="Text_20_body">How often respondent gets lifts from family/friends not living with them</text:p>
      <text:p text:style-name="Text_20_body">Freq</text:p>
      <text:p text:style-name="Text_20_body">Pct</text:p>
      <text:p text:style-name="Text_20_body">[1] Every day or nearly every day</text:p>
      <text:p text:style-name="Text_20_body">47.7</text:p>
      <text:p text:style-name="Text_20_body">3.2</text:p>
      <text:p text:style-name="Text_20_body">[2] Two or three times a week</text:p>
      <text:p text:style-name="Text_20_body">215.2</text:p>
      <text:p text:style-name="Text_20_body">14.6</text:p>
      <text:p text:style-name="Text_20_body">[3] Once a week</text:p>
      <text:p text:style-name="Text_20_body">278.0</text:p>
      <text:p text:style-name="Text_20_body">18.9</text:p>
      <text:p text:style-name="Text_20_body">[4] Two or three times a month</text:p>
      <text:p text:style-name="Text_20_body">284.2</text:p>
      <text:p text:style-name="Text_20_body">19.3</text:p>
      <text:p text:style-name="Text_20_body">[5] Once a month or less</text:p>
      <text:p text:style-name="Text_20_body">649.1</text:p>
      <text:p text:style-name="Text_20_body">44.0</text:p>
      <text:p text:style-name="Text_20_body"><text:span text:style-name="T1">Contingency table of voting behaviour by </text:span><text:span text:style-name="T2">splift</text:span><text:span text:style-name="T1"> 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156">Didn’t vote</text:p>
            </table:table-cell>
            <table:table-cell table:style-name="TableHeaderRowCell" office:value-type="string">
              <text:p text:style-name="P157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1] Every day or nearly every day</text:p>
          </table:table-cell>
          <table:table-cell table:style-name="TableRowCell" office:value-type="string">
            <text:p text:style-name="P158">4.9</text:p>
          </table:table-cell>
          <table:table-cell table:style-name="TableRowCell" office:value-type="string">
            <text:p text:style-name="P159">95.1</text:p>
          </table:table-cell>
        </table:table-row>
        <table:table-row>
          <table:table-cell table:style-name="TableRowCell" office:value-type="string">
            <text:p text:style-name="Table_20_Contents">[2] Two or three times a week</text:p>
          </table:table-cell>
          <table:table-cell table:style-name="TableRowCell" office:value-type="string">
            <text:p text:style-name="P158">25.0</text:p>
          </table:table-cell>
          <table:table-cell table:style-name="TableRowCell" office:value-type="string">
            <text:p text:style-name="P159">75.0</text:p>
          </table:table-cell>
        </table:table-row>
        <table:table-row>
          <table:table-cell table:style-name="TableRowCell" office:value-type="string">
            <text:p text:style-name="Table_20_Contents">[3] Once a week</text:p>
          </table:table-cell>
          <table:table-cell table:style-name="TableRowCell" office:value-type="string">
            <text:p text:style-name="P158">18.4</text:p>
          </table:table-cell>
          <table:table-cell table:style-name="TableRowCell" office:value-type="string">
            <text:p text:style-name="P159">81.6</text:p>
          </table:table-cell>
        </table:table-row>
        <table:table-row>
          <table:table-cell table:style-name="TableRowCell" office:value-type="string">
            <text:p text:style-name="Table_20_Contents">[4] Two or three times a month</text:p>
          </table:table-cell>
          <table:table-cell table:style-name="TableRowCell" office:value-type="string">
            <text:p text:style-name="P158">11.5</text:p>
          </table:table-cell>
          <table:table-cell table:style-name="TableRowCell" office:value-type="string">
            <text:p text:style-name="P159">88.5</text:p>
          </table:table-cell>
        </table:table-row>
        <table:table-row>
          <table:table-cell table:style-name="TableRowCell" office:value-type="string">
            <text:p text:style-name="Table_20_Contents">[5] Once a month or less</text:p>
          </table:table-cell>
          <table:table-cell table:style-name="TableRowCell" office:value-type="string">
            <text:p text:style-name="P158">10.3</text:p>
          </table:table-cell>
          <table:table-cell table:style-name="TableRowCell" office:value-type="string">
            <text:p text:style-name="P159">89.7</text:p>
          </table:table-cell>
        </table:table-row>
      </table:table>
      <text:p text:style-name="First_20_paragraph">[1] “Pearson’s X^2: Rao &amp; Scott adjustment”</text:p>
      <text:p text:style-name="P160"><text:s text:c="4"/>F <text:s text:c="6"/>ndf X-squared </text:p>
      <text:p text:style-name="P161">7.292 <text:s text:c="4"/>3.892 <text:s text:c="4"/>0.000 </text:p>
      <text:h text:style-name="Heading_20_1" text:outline-level="1">hobb</text:h>
      <text:p text:style-name="First_20_paragraph"><text:span text:style-name="T1">Frequency table of unrecoded </text:span><text:span text:style-name="T2">hobb</text:span><text:span text:style-name="T1"> </text:span></text:p>
      <text:p text:style-name="Text_20_body">Whether has an internet connection at present</text:p>
      <text:p text:style-name="Text_20_body">Freq</text:p>
      <text:p text:style-name="Text_20_body">Pct</text:p>
      <text:p text:style-name="Text_20_body">[-9] Refused</text:p>
      <text:p text:style-name="Text_20_body">0.5</text:p>
      <text:p text:style-name="Text_20_body">0.0</text:p>
      <text:p text:style-name="Text_20_body">[-8] Don’t know</text:p>
      <text:p text:style-name="Text_20_body">0.6</text:p>
      <text:p text:style-name="Text_20_body">0.0</text:p>
      <text:p text:style-name="Text_20_body">[-1] Not applicable</text:p>
      <text:p text:style-name="Text_20_body">8.2</text:p>
      <text:p text:style-name="Text_20_body">0.1</text:p>
      <text:p text:style-name="Text_20_body">[1] Yes</text:p>
      <text:p text:style-name="Text_20_body">5764.7</text:p>
      <text:p text:style-name="Text_20_body">93.3</text:p>
      <text:p text:style-name="Text_20_body">[2] No</text:p>
      <text:p text:style-name="Text_20_body">407.1</text:p>
      <text:p text:style-name="Text_20_body">6.6</text:p>
      <text:p text:style-name="Text_20_body"><text:span text:style-name="T1">Frequency table of recoded </text:span><text:span text:style-name="T2">hobb</text:span><text:span text:style-name="T1"> </text:span></text:p>
      <text:p text:style-name="Text_20_body">Whether has an internet connection at present</text:p>
      <text:p text:style-name="Text_20_body">Freq</text:p>
      <text:p text:style-name="Text_20_body">Pct</text:p>
      <text:p text:style-name="Text_20_body">[1] Yes</text:p>
      <text:p text:style-name="Text_20_body">5764.7</text:p>
      <text:p text:style-name="Text_20_body">93.4</text:p>
      <text:p text:style-name="Text_20_body">[2] No</text:p>
      <text:p text:style-name="Text_20_body">407.1</text:p>
      <text:p text:style-name="Text_20_body">6.6</text:p>
      <text:p text:style-name="Text_20_body"><text:span text:style-name="T1">Contingency table of voting behaviour by </text:span><text:span text:style-name="T2">hobb</text:span><text:span text:style-name="T1"> 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162">Didn’t vote</text:p>
            </table:table-cell>
            <table:table-cell table:style-name="TableHeaderRowCell" office:value-type="string">
              <text:p text:style-name="P163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1] Yes</text:p>
          </table:table-cell>
          <table:table-cell table:style-name="TableRowCell" office:value-type="string">
            <text:p text:style-name="P164">15.2</text:p>
          </table:table-cell>
          <table:table-cell table:style-name="TableRowCell" office:value-type="string">
            <text:p text:style-name="P165">84.8</text:p>
          </table:table-cell>
        </table:table-row>
        <table:table-row>
          <table:table-cell table:style-name="TableRowCell" office:value-type="string">
            <text:p text:style-name="Table_20_Contents">[2] No</text:p>
          </table:table-cell>
          <table:table-cell table:style-name="TableRowCell" office:value-type="string">
            <text:p text:style-name="P164">30.7</text:p>
          </table:table-cell>
          <table:table-cell table:style-name="TableRowCell" office:value-type="string">
            <text:p text:style-name="P165">69.3</text:p>
          </table:table-cell>
        </table:table-row>
      </table:table>
      <text:p text:style-name="First_20_paragraph">[1] “Pearson’s X^2: Rao &amp; Scott adjustment”</text:p>
      <text:p text:style-name="P166"><text:s text:c="4"/>F <text:s text:c="6"/>ndf X-squared </text:p>
      <text:p text:style-name="First_20_paragraph">26.042 1.000 0.000</text:p>
      <text:h text:style-name="Heading_20_1" text:outline-level="1">erfvol</text:h>
      <text:p text:style-name="First_20_paragraph"><text:span text:style-name="T1">Frequency table of unrecoded </text:span><text:span text:style-name="T2">erfvol</text:span><text:span text:style-name="T1"> </text:span></text:p>
      <text:p text:style-name="Text_20_body">Whether volunteered: any other help</text:p>
      <text:p text:style-name="Text_20_body">Freq</text:p>
      <text:p text:style-name="Text_20_body">Pct</text:p>
      <text:p text:style-name="Text_20_body">[-9] Refused</text:p>
      <text:p text:style-name="Text_20_body">16.0</text:p>
      <text:p text:style-name="Text_20_body">0.3</text:p>
      <text:p text:style-name="Text_20_body">[-8] Don’t know</text:p>
      <text:p text:style-name="Text_20_body">27.9</text:p>
      <text:p text:style-name="Text_20_body">0.4</text:p>
      <text:p text:style-name="Text_20_body">[-1] Not applicable</text:p>
      <text:p text:style-name="Text_20_body">266.9</text:p>
      <text:p text:style-name="Text_20_body">4.3</text:p>
      <text:p text:style-name="Text_20_body">[0] Not mentioned</text:p>
      <text:p text:style-name="Text_20_body">5713.9</text:p>
      <text:p text:style-name="Text_20_body">91.8</text:p>
      <text:p text:style-name="Text_20_body">[1] Mentioned</text:p>
      <text:p text:style-name="Text_20_body">201.2</text:p>
      <text:p text:style-name="Text_20_body">3.2</text:p>
      <text:p text:style-name="Text_20_body"><text:span text:style-name="T1">Frequency table of recoded </text:span><text:span text:style-name="T2">erfvol</text:span><text:span text:style-name="T1"> </text:span></text:p>
      <text:p text:style-name="Text_20_body">Whether volunteered: any other help</text:p>
      <text:p text:style-name="Text_20_body">Freq</text:p>
      <text:p text:style-name="Text_20_body">Pct</text:p>
      <text:p text:style-name="Text_20_body">[0] Not mentioned</text:p>
      <text:p text:style-name="Text_20_body">5713.9</text:p>
      <text:p text:style-name="Text_20_body">96.6</text:p>
      <text:p text:style-name="Text_20_body">[1] Mentioned</text:p>
      <text:p text:style-name="Text_20_body">201.2</text:p>
      <text:p text:style-name="Text_20_body">3.4</text:p>
      <text:p text:style-name="Text_20_body"><text:span text:style-name="T1">Contingency table of voting behaviour by </text:span><text:span text:style-name="T2">erfvol</text:span><text:span text:style-name="T1"> 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167">Didn’t vote</text:p>
            </table:table-cell>
            <table:table-cell table:style-name="TableHeaderRowCell" office:value-type="string">
              <text:p text:style-name="P168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[0] Not mentioned</text:p>
          </table:table-cell>
          <table:table-cell table:style-name="TableRowCell" office:value-type="string">
            <text:p text:style-name="P169">16.3</text:p>
          </table:table-cell>
          <table:table-cell table:style-name="TableRowCell" office:value-type="string">
            <text:p text:style-name="P170">83.7</text:p>
          </table:table-cell>
        </table:table-row>
        <table:table-row>
          <table:table-cell table:style-name="TableRowCell" office:value-type="string">
            <text:p text:style-name="Table_20_Contents">[1] Mentioned</text:p>
          </table:table-cell>
          <table:table-cell table:style-name="TableRowCell" office:value-type="string">
            <text:p text:style-name="P169">9.0</text:p>
          </table:table-cell>
          <table:table-cell table:style-name="TableRowCell" office:value-type="string">
            <text:p text:style-name="P170">91.0</text:p>
          </table:table-cell>
        </table:table-row>
      </table:table>
      <text:p text:style-name="First_20_paragraph">[1] “Pearson’s X^2: Rao &amp; Scott adjustment”</text:p>
      <text:p text:style-name="P171"><text:s text:c="4"/>F <text:s text:c="6"/>ndf X-squared </text:p>
      <text:p text:style-name="P172">3.384 <text:s text:c="4"/>1.000 <text:s text:c="4"/>0.066 </text:p>
      <text:h text:style-name="Heading_20_1" text:outline-level="1">scorgpo</text:h>
      <text:p text:style-name="First_20_paragraph"><text:span text:style-name="T1">Frequency table of unrecoded </text:span><text:span text:style-name="T2">scorgpo</text:span><text:span text:style-name="T1"> </text:span></text:p>
      <text:p text:style-name="Text_20_body">Whether is a member of a political party, trade union or environmental groups</text:p>
      <text:p text:style-name="Text_20_body">Freq</text:p>
      <text:p text:style-name="Text_20_body">Pct</text:p>
      <text:p text:style-name="Text_20_body">[-9] Refused</text:p>
      <text:p text:style-name="Text_20_body">228.1</text:p>
      <text:p text:style-name="Text_20_body">3.7</text:p>
      <text:p text:style-name="Text_20_body">[-2] Self-completion instrument not completed</text:p>
      <text:p text:style-name="Text_20_body">217.5</text:p>
      <text:p text:style-name="Text_20_body">3.5</text:p>
      <text:p text:style-name="Text_20_body">[-1] Not applicable</text:p>
      <text:p text:style-name="Text_20_body">716.5</text:p>
      <text:p text:style-name="Text_20_body">11.5</text:p>
      <text:p text:style-name="Text_20_body">0</text:p>
      <text:p text:style-name="Text_20_body">4424.0</text:p>
      <text:p text:style-name="Text_20_body">71.1</text:p>
      <text:p text:style-name="Text_20_body">1</text:p>
      <text:p text:style-name="Text_20_body">639.9</text:p>
      <text:p text:style-name="Text_20_body">10.3</text:p>
      <text:p text:style-name="Text_20_body"><text:span text:style-name="T1">Frequency table of recoded </text:span><text:span text:style-name="T2">scorgpo</text:span><text:span text:style-name="T1"> </text:span></text:p>
      <text:p text:style-name="Text_20_body">Whether is a member of a political party, trade union or environmental groups</text:p>
      <text:p text:style-name="Text_20_body">Freq</text:p>
      <text:p text:style-name="Text_20_body">Pct</text:p>
      <text:p text:style-name="Text_20_body">0</text:p>
      <text:p text:style-name="Text_20_body">4424.0</text:p>
      <text:p text:style-name="Text_20_body">87.4</text:p>
      <text:p text:style-name="Text_20_body">1</text:p>
      <text:p text:style-name="Text_20_body">639.9</text:p>
      <text:p text:style-name="Text_20_body">12.6</text:p>
      <text:p text:style-name="Text_20_body"><text:span text:style-name="T1">Contingency table of voting behaviour by </text:span><text:span text:style-name="T2">scorgpo</text:span><text:span text:style-name="T1"> 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173">Didn’t vote</text:p>
            </table:table-cell>
            <table:table-cell table:style-name="TableHeaderRowCell" office:value-type="string">
              <text:p text:style-name="P174">Voted</text:p>
            </table:table-cell>
          </table:table-row>
        </table:table-header-rows>
        <table:table-row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P175">16.7</text:p>
          </table:table-cell>
          <table:table-cell table:style-name="TableRowCell" office:value-type="string">
            <text:p text:style-name="P176">83.3</text:p>
      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P175">8.7</text:p>
          </table:table-cell>
          <table:table-cell table:style-name="TableRowCell" office:value-type="string">
            <text:p text:style-name="P176">91.3</text:p>
          </table:table-cell>
        </table:table-row>
      </table:table>
      <text:p text:style-name="First_20_paragraph">[1] “Pearson’s X^2: Rao &amp; Scott adjustment”</text:p>
      <text:p text:style-name="P177"><text:s text:c="4"/>F <text:s text:c="6"/>ndf X-squared </text:p>
      <text:p text:style-name="First_20_paragraph">13.533 1.000 0.000</text:p>
      <text:p text:style-name="Text_20_body">:::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3b4f" fo:font-weight="bold"/>
    </style:style>
    <style:style style:name="DataTypeTok" style:family="text">
      <style:text-properties fo:color="#ad0000"/>
    </style:style>
    <style:style style:name="DecValTok" style:family="text">
      <style:text-properties fo:color="#ad0000"/>
    </style:style>
    <style:style style:name="BaseNTok" style:family="text">
      <style:text-properties fo:color="#ad0000"/>
    </style:style>
    <style:style style:name="FloatTok" style:family="text">
      <style:text-properties fo:color="#ad0000"/>
    </style:style>
    <style:style style:name="ConstantTok" style:family="text">
      <style:text-properties fo:color="#8f5902"/>
    </style:style>
    <style:style style:name="CharTok" style:family="text">
      <style:text-properties fo:color="#20794d"/>
    </style:style>
    <style:style style:name="SpecialCharTok" style:family="text">
      <style:text-properties fo:color="#5e5e5e"/>
    </style:style>
    <style:style style:name="StringTok" style:family="text">
      <style:text-properties fo:color="#20794d"/>
    </style:style>
    <style:style style:name="VerbatimStringTok" style:family="text">
      <style:text-properties fo:color="#20794d"/>
    </style:style>
    <style:style style:name="SpecialStringTok" style:family="text">
      <style:text-properties fo:color="#20794d"/>
    </style:style>
    <style:style style:name="ImportTok" style:family="text">
      <style:text-properties fo:color="#00769e"/>
    </style:style>
    <style:style style:name="CommentTok" style:family="text">
      <style:text-properties fo:color="#5e5e5e"/>
    </style:style>
    <style:style style:name="DocumentationTok" style:family="text">
      <style:text-properties fo:color="#5e5e5e" fo:font-style="italic"/>
    </style:style>
    <style:style style:name="AnnotationTok" style:family="text">
      <style:text-properties fo:color="#5e5e5e"/>
    </style:style>
    <style:style style:name="CommentVarTok" style:family="text">
      <style:text-properties fo:color="#5e5e5e" fo:font-style="italic"/>
    </style:style>
    <style:style style:name="OtherTok" style:family="text">
      <style:text-properties fo:color="#003b4f"/>
    </style:style>
    <style:style style:name="FunctionTok" style:family="text">
      <style:text-properties fo:color="#4758ab"/>
    </style:style>
    <style:style style:name="VariableTok" style:family="text">
      <style:text-properties fo:color="#111111"/>
    </style:style>
    <style:style style:name="ControlFlowTok" style:family="text">
      <style:text-properties fo:color="#003b4f" fo:font-weight="bold"/>
    </style:style>
    <style:style style:name="OperatorTok" style:family="text">
      <style:text-properties fo:color="#5e5e5e"/>
    </style:style>
    <style:style style:name="BuiltInTok" style:family="text">
      <style:text-properties fo:color="#003b4f"/>
    </style:style>
    <style:style style:name="ExtensionTok" style:family="text">
      <style:text-properties fo:color="#003b4f"/>
    </style:style>
    <style:style style:name="PreprocessorTok" style:family="text">
      <style:text-properties fo:color="#ad0000"/>
    </style:style>
    <style:style style:name="AttributeTok" style:family="text">
      <style:text-properties fo:color="#657422"/>
    </style:style>
    <style:style style:name="RegionMarkerTok" style:family="text">
      <style:text-properties fo:color="#003b4f"/>
    </style:style>
    <style:style style:name="InformationTok" style:family="text">
      <style:text-properties fo:color="#5e5e5e"/>
    </style:style>
    <style:style style:name="WarningTok" style:family="text">
      <style:text-properties fo:color="#5e5e5e" fo:font-style="italic"/>
    </style:style>
    <style:style style:name="AlertTok" style:family="text">
      <style:text-properties fo:color="#ad0000"/>
    </style:style>
    <style:style style:name="ErrorTok" style:family="text">
      <style:text-properties fo:color="#ad0000"/>
    </style:style>
    <style:style style:name="NormalTok" style:family="text">
      <style:text-properties fo:color="#003b4f"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4</meta:generator>
    <dc:title>ELSA voting patterns study</dc:title>
    <dc:description/>
    <dc:subject/>
    <meta:keyword/>
    <meta:initial-creator>Pierre Walthéry</meta:initial-creator>
    <dc:creator>Pierre Walthéry</dc:creator>
    <meta:creation-date>2025-03-20T15:52:53Z</meta:creation-date>
    <dc:date>2025-03-20T15:52:53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date" meta:value-type="string">20 March 2025</meta:user-defined>
    <meta:user-defined meta:name="date-format" meta:value-type="string">DD MMMM YYYY</meta:user-defined>
    <meta:user-defined meta:name="editor" meta:value-type="string">source</meta:user-defined>
    <meta:user-defined meta:name="execute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Exploratory analysis - draft version 1</meta:user-defined>
    <meta:user-defined meta:name="toc-title" meta:value-type="string">Table of contents</meta:user-defined>
  </office:meta>
</office:document-meta>
</file>